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C8000001D95AB2C4BB09FF4B43.png" manifest:media-type="image/png"/>
  <manifest:file-entry manifest:full-path="Pictures/1000000000000020000000204B249CA79A42C6D7.png" manifest:media-type="image/png"/>
  <manifest:file-entry manifest:full-path="Pictures/100002000000023A000001FECE7B17C9DCE26E05.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fill-color="#e6e6e6" draw:textarea-horizontal-align="justify" draw:textarea-vertical-align="middle" draw:auto-grow-height="false"/>
    </style:style>
    <style:style style:name="gr2" style:family="graphic" style:parent-style-name="standard">
      <style:graphic-properties svg:stroke-color="#000000" draw:textarea-horizontal-align="center" draw:textarea-vertical-align="middle"/>
    </style:style>
    <style:style style:name="gr3" style:family="graphic" style:parent-style-name="standard">
      <style:graphic-properties svg:stroke-color="#ff0000" draw:fill="solid" draw:fill-color="#ff0000" draw:textarea-horizontal-align="center" draw:textarea-vertical-align="middle"/>
    </style:style>
    <style:style style:name="gr4" style:family="graphic" style:parent-style-name="standard">
      <style:graphic-properties svg:stroke-color="#ffff00"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804c19" draw:fill="solid" draw:fill-color="#804c19" draw:textarea-horizontal-align="center" draw:textarea-vertical-align="middle"/>
    </style:style>
    <style:style style:name="gr7" style:family="graphic" style:parent-style-name="standard">
      <style:graphic-properties svg:stroke-color="#ff6309" draw:textarea-horizontal-align="center" draw:textarea-vertical-align="middle"/>
    </style:style>
    <style:style style:name="gr8" style:family="graphic" style:parent-style-name="standard">
      <style:graphic-properties svg:stroke-color="#3deb3d" draw:textarea-horizontal-align="center" draw:textarea-vertical-align="middle"/>
    </style:style>
    <style:style style:name="gr9" style:family="graphic" style:parent-style-name="standard">
      <style:graphic-properties svg:stroke-color="#ff00ff" draw:textarea-horizontal-align="center" draw:textarea-vertical-align="middle"/>
    </style:style>
    <style:style style:name="gr10" style:family="graphic" style:parent-style-name="standard">
      <style:graphic-properties svg:stroke-color="#996633" draw:textarea-horizontal-align="center" draw:textarea-vertical-align="middle"/>
    </style:style>
    <style:style style:name="gr11" style:family="graphic" style:parent-style-name="standard">
      <style:graphic-properties svg:stroke-color="#ff0000" draw:textarea-horizontal-align="center" draw:textarea-vertical-align="middle"/>
    </style:style>
    <style:style style:name="gr12" style:family="graphic" style:parent-style-name="standard">
      <style:graphic-properties svg:stroke-color="#00ff00"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gr15" style:family="graphic" style:parent-style-name="standard">
      <style:graphic-properties svg:stroke-width="0.04cm" svg:stroke-color="#ff00ff" draw:marker-start-width="0.26cm" draw:marker-end-width="0.26cm" draw:textarea-horizontal-align="center" draw:textarea-vertical-align="middle" fo:padding-top="0.145cm" fo:padding-bottom="0.145cm" fo:padding-left="0.27cm" fo:padding-right="0.27cm"/>
    </style:style>
    <style:style style:name="gr16" style:family="graphic" style:parent-style-name="standard">
      <style:graphic-properties draw:fill="solid" draw:fill-color="#e6e6e6" draw:textarea-horizontal-align="justify" draw:textarea-vertical-align="middle" draw:auto-grow-height="false"/>
    </style:style>
    <style:style style:name="gr17" style:family="graphic" style:parent-style-name="standard">
      <style:graphic-properties draw:stroke="none" svg:stroke-color="#000000" draw:fill="none" draw:fill-color="#ffffff" fo:min-height="5.75cm"/>
    </style:style>
    <style:style style:name="gr18" style:family="graphic" style:parent-style-name="standard">
      <style:graphic-properties draw:stroke="none" svg:stroke-color="#000000" draw:fill="none" draw:fill-color="#ffffff" fo:min-height="2.126cm"/>
    </style:style>
    <style:style style:name="gr19" style:family="graphic" style:parent-style-name="standard">
      <style:graphic-properties draw:stroke="none" svg:stroke-color="#000000" draw:fill="none" draw:fill-color="#ffffff" fo:min-height="2.1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22" style:family="graphic" style:parent-style-name="standard">
      <style:graphic-properties svg:stroke-width="0.035cm" svg:stroke-color="#ff0000" draw:marker-start-width="0.352cm" draw:marker-end-width="0.352cm" draw:fill="solid" draw:fill-color="#ff0000" draw:textarea-horizontal-align="center" draw:textarea-vertical-align="middle" fo:padding-top="0.142cm" fo:padding-bottom="0.142cm" fo:padding-left="0.267cm" fo:padding-right="0.267cm"/>
    </style:style>
    <style:style style:name="gr23" style:family="graphic" style:parent-style-name="standard">
      <style:graphic-properties svg:stroke-width="0.035cm" svg:stroke-color="#000000" draw:marker-start-width="0.352cm" draw:marker-end-width="0.352cm" draw:textarea-horizontal-align="center" draw:textarea-vertical-align="middle" fo:padding-top="0.142cm" fo:padding-bottom="0.142cm" fo:padding-left="0.267cm" fo:padding-right="0.267cm"/>
    </style:style>
    <style:style style:name="gr24" style:family="graphic" style:parent-style-name="standard">
      <style:graphic-properties svg:stroke-width="0.035cm" svg:stroke-color="#ffff00" draw:marker-start-width="0.352cm" draw:marker-end-width="0.352cm" draw:textarea-horizontal-align="center" draw:textarea-vertical-align="middle" fo:padding-top="0.142cm" fo:padding-bottom="0.142cm" fo:padding-left="0.267cm" fo:padding-right="0.267cm"/>
    </style:style>
    <style:style style:name="gr25" style:family="graphic" style:parent-style-name="standard">
      <style:graphic-properties svg:stroke-width="0.035cm" svg:stroke-color="#0000ff" draw:marker-start-width="0.352cm" draw:marker-end-width="0.352cm" draw:textarea-horizontal-align="center" draw:textarea-vertical-align="middle" fo:padding-top="0.142cm" fo:padding-bottom="0.142cm" fo:padding-left="0.267cm" fo:padding-right="0.267cm"/>
    </style:style>
    <style:style style:name="gr26" style:family="graphic" style:parent-style-name="standard">
      <style:graphic-properties svg:stroke-width="0.035cm" svg:stroke-color="#804c19" draw:marker-start-width="0.352cm" draw:marker-end-width="0.352cm" draw:fill="solid" draw:fill-color="#804c19" draw:textarea-horizontal-align="center" draw:textarea-vertical-align="middle" fo:padding-top="0.142cm" fo:padding-bottom="0.142cm" fo:padding-left="0.267cm" fo:padding-right="0.267cm"/>
    </style:style>
    <style:style style:name="gr27" style:family="graphic" style:parent-style-name="standard">
      <style:graphic-properties svg:stroke-width="0.035cm" svg:stroke-color="#ff6309" draw:marker-start-width="0.352cm" draw:marker-end-width="0.352cm" draw:textarea-horizontal-align="center" draw:textarea-vertical-align="middle" fo:padding-top="0.142cm" fo:padding-bottom="0.142cm" fo:padding-left="0.267cm" fo:padding-right="0.267cm"/>
    </style:style>
    <style:style style:name="gr28" style:family="graphic" style:parent-style-name="standard">
      <style:graphic-properties svg:stroke-width="0.035cm" svg:stroke-color="#3deb3d" draw:marker-start-width="0.352cm" draw:marker-end-width="0.352cm" draw:textarea-horizontal-align="center" draw:textarea-vertical-align="middle" fo:padding-top="0.142cm" fo:padding-bottom="0.142cm" fo:padding-left="0.267cm" fo:padding-right="0.267cm"/>
    </style:style>
    <style:style style:name="gr29" style:family="graphic" style:parent-style-name="standard">
      <style:graphic-properties svg:stroke-width="0.035cm" svg:stroke-color="#ff00ff" draw:marker-start-width="0.352cm" draw:marker-end-width="0.352cm" draw:textarea-horizontal-align="center" draw:textarea-vertical-align="middle" fo:padding-top="0.142cm" fo:padding-bottom="0.142cm" fo:padding-left="0.267cm" fo:padding-right="0.267cm"/>
    </style:style>
    <style:style style:name="gr30" style:family="graphic" style:parent-style-name="standard">
      <style:graphic-properties svg:stroke-width="0.035cm" svg:stroke-color="#e6e6e6" draw:marker-start-width="0.352cm" draw:marker-end-width="0.352cm" draw:fill="solid" draw:fill-color="#ff0000" draw:textarea-horizontal-align="center" draw:textarea-vertical-align="middle" fo:padding-top="0.142cm" fo:padding-bottom="0.142cm" fo:padding-left="0.267cm" fo:padding-right="0.267cm"/>
    </style:style>
    <style:style style:name="gr31" style:family="graphic" style:parent-style-name="standard">
      <style:graphic-properties svg:stroke-width="0.035cm" svg:stroke-color="#999999" draw:marker-start-width="0.352cm" draw:marker-end-width="0.352cm" draw:fill="solid" draw:fill-color="#804c19" draw:textarea-horizontal-align="center" draw:textarea-vertical-align="middle" fo:padding-top="0.142cm" fo:padding-bottom="0.142cm" fo:padding-left="0.267cm" fo:padding-right="0.267cm"/>
    </style:style>
    <style:style style:name="gr32" style:family="graphic" style:parent-style-name="standard">
      <style:graphic-properties svg:stroke-width="0.035cm" svg:stroke-color="#996633" draw:marker-start-width="0.352cm" draw:marker-end-width="0.352cm" draw:textarea-horizontal-align="center" draw:textarea-vertical-align="middle" fo:padding-top="0.142cm" fo:padding-bottom="0.142cm" fo:padding-left="0.267cm" fo:padding-right="0.267cm"/>
    </style:style>
    <style:style style:name="gr33" style:family="graphic" style:parent-style-name="standard">
      <style:graphic-properties svg:stroke-width="0.035cm" svg:stroke-color="#ff0000" draw:marker-start-width="0.352cm" draw:marker-end-width="0.352cm" draw:textarea-horizontal-align="center" draw:textarea-vertical-align="middle" fo:padding-top="0.142cm" fo:padding-bottom="0.142cm" fo:padding-left="0.267cm" fo:padding-right="0.267cm"/>
    </style:style>
    <style:style style:name="gr34" style:family="graphic" style:parent-style-name="standard">
      <style:graphic-properties svg:stroke-width="0.035cm" svg:stroke-color="#00ff00" draw:marker-start-width="0.352cm" draw:marker-end-width="0.352cm" draw:textarea-horizontal-align="center" draw:textarea-vertical-align="middle" fo:padding-top="0.142cm" fo:padding-bottom="0.142cm" fo:padding-left="0.267cm" fo:padding-right="0.267cm"/>
    </style:style>
    <style:style style:name="gr35" style:family="graphic" style:parent-style-name="standard">
      <style:graphic-properties svg:stroke-width="0.035cm" draw:marker-start-width="0.352cm" draw:marker-end-width="0.352cm" draw:textarea-horizontal-align="center" draw:textarea-vertical-align="middle" fo:padding-top="0.142cm" fo:padding-bottom="0.142cm" fo:padding-left="0.267cm" fo:padding-right="0.267cm"/>
    </style:style>
    <style:style style:name="gr36" style:family="graphic" style:parent-style-name="standard">
      <style:graphic-properties svg:stroke-width="0.081cm" svg:stroke-color="#804c19" draw:marker-start-width="0.421cm" draw:marker-end-width="0.421cm" draw:fill="solid" draw:fill-color="#804c19" draw:textarea-horizontal-align="center" draw:textarea-vertical-align="middle" fo:padding-top="0.165cm" fo:padding-bottom="0.165cm" fo:padding-left="0.29cm" fo:padding-right="0.29cm"/>
    </style:style>
    <style:style style:name="gr37" style:family="graphic" style:parent-style-name="standard">
      <style:graphic-properties svg:stroke-width="0.081cm" svg:stroke-color="#996633" draw:marker-start-width="0.421cm" draw:marker-end-width="0.421cm" draw:textarea-horizontal-align="center" draw:textarea-vertical-align="middle" fo:padding-top="0.165cm" fo:padding-bottom="0.165cm" fo:padding-left="0.29cm" fo:padding-right="0.29cm"/>
    </style:style>
    <style:style style:name="gr38" style:family="graphic" style:parent-style-name="objectwithoutfill">
      <style:graphic-properties svg:stroke-width="0.3cm" svg:stroke-color="#99ccff" draw:marker-start-width="0.65cm" draw:marker-end-width="0.65cm" draw:fill="none" draw:textarea-horizontal-align="center" draw:textarea-vertical-align="middle" fo:padding-top="0.275cm" fo:padding-bottom="0.275cm" fo:padding-left="0.4cm" fo:padding-right="0.4cm"/>
    </style:style>
    <style:style style:name="gr39" style:family="graphic" style:parent-style-name="standard">
      <style:graphic-properties draw:fill="solid" draw:fill-color="#cccccc" draw:opacity="30%" draw:fill-image-width="0cm" draw:fill-image-height="0cm" draw:textarea-horizontal-align="justify" draw:textarea-vertical-align="middle" draw:auto-grow-height="false" draw:shadow-opacity="30%"/>
    </style:style>
    <style:style style:name="gr40" style:family="graphic" style:parent-style-name="standard">
      <style:graphic-properties svg:stroke-color="#ff0000" draw:fill="solid" draw:fill-color="#cccccc" draw:textarea-horizontal-align="center" draw:textarea-vertical-align="middle"/>
    </style:style>
    <style:style style:name="gr41" style:family="graphic" style:parent-style-name="standard">
      <style:graphic-properties svg:stroke-color="#000000" draw:fill="solid" draw:fill-color="#cccccc" draw:textarea-horizontal-align="center" draw:textarea-vertical-align="middle"/>
    </style:style>
    <style:style style:name="gr42" style:family="graphic" style:parent-style-name="standard">
      <style:graphic-properties svg:stroke-color="#ffff00" draw:fill="solid" draw:fill-color="#cccccc" draw:textarea-horizontal-align="center" draw:textarea-vertical-align="middle"/>
    </style:style>
    <style:style style:name="gr43" style:family="graphic" style:parent-style-name="standard">
      <style:graphic-properties svg:stroke-color="#0000ff" draw:fill="solid" draw:fill-color="#cccccc" draw:textarea-horizontal-align="center" draw:textarea-vertical-align="middle"/>
    </style:style>
    <style:style style:name="gr44" style:family="graphic" style:parent-style-name="standard">
      <style:graphic-properties svg:stroke-color="#804c19" draw:fill="solid" draw:fill-color="#cccccc" draw:textarea-horizontal-align="center" draw:textarea-vertical-align="middle"/>
    </style:style>
    <style:style style:name="gr45" style:family="graphic" style:parent-style-name="standard">
      <style:graphic-properties svg:stroke-color="#ff6309" draw:fill="solid" draw:fill-color="#cccccc" draw:textarea-horizontal-align="center" draw:textarea-vertical-align="middle"/>
    </style:style>
    <style:style style:name="gr46" style:family="graphic" style:parent-style-name="standard">
      <style:graphic-properties svg:stroke-color="#3deb3d" draw:fill="solid" draw:fill-color="#cccccc" draw:textarea-horizontal-align="center" draw:textarea-vertical-align="middle"/>
    </style:style>
    <style:style style:name="gr47" style:family="graphic" style:parent-style-name="standard">
      <style:graphic-properties svg:stroke-color="#ff00ff" draw:fill="solid" draw:fill-color="#cccccc" draw:textarea-horizontal-align="center" draw:textarea-vertical-align="middle"/>
    </style:style>
    <style:style style:name="gr48" style:family="graphic" style:parent-style-name="standard">
      <style:graphic-properties svg:stroke-color="#996633" draw:fill="solid" draw:fill-color="#cccccc" draw:textarea-horizontal-align="center" draw:textarea-vertical-align="middle"/>
    </style:style>
    <style:style style:name="gr49" style:family="graphic" style:parent-style-name="standard">
      <style:graphic-properties svg:stroke-color="#00ff00" draw:fill="solid" draw:fill-color="#cccccc" draw:textarea-horizontal-align="center" draw:textarea-vertical-align="middle"/>
    </style:style>
    <style:style style:name="gr50" style:family="graphic" style:parent-style-name="standard">
      <style:graphic-properties draw:fill="solid" draw:fill-color="#cccccc" draw:textarea-horizontal-align="center" draw:textarea-vertical-align="middle"/>
    </style:style>
    <style:style style:name="gr51" style:family="graphic" style:parent-style-name="standard">
      <style:graphic-properties draw:fill="none" draw:textarea-vertical-align="middle" draw:auto-grow-height="false" fo:min-height="0.749cm" fo:min-width="0.499cm"/>
    </style:style>
    <style:style style:name="gr52" style:family="graphic" style:parent-style-name="standard">
      <style:graphic-properties draw:fill="none" draw:textarea-horizontal-align="justify" draw:textarea-vertical-align="middle" draw:auto-grow-height="false"/>
    </style:style>
    <style:style style:name="gr53" style:family="graphic" style:parent-style-name="standard">
      <style:graphic-properties svg:stroke-color="#808080" draw:fill="solid" draw:fill-color="#808080" draw:textarea-horizontal-align="center" draw:textarea-vertical-align="middle"/>
    </style:style>
    <style:style style:name="gr54" style:family="graphic" style:parent-style-name="standard">
      <style:graphic-properties svg:stroke-color="#000000" draw:fill="solid" draw:fill-color="#808080" draw:textarea-horizontal-align="center" draw:textarea-vertical-align="middle"/>
    </style:style>
    <style:style style:name="gr5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56" style:family="graphic" style:parent-style-name="standard">
      <style:graphic-properties draw:stroke="none" svg:stroke-color="#808080" draw:fill="none" draw:fill-color="#ffffff" fo:min-height="8.15cm"/>
    </style:style>
    <style:style style:name="gr57" style:family="graphic" style:parent-style-name="objectwithoutfill">
      <style:graphic-properties svg:stroke-width="0.3cm" svg:stroke-color="#0000ff" draw:marker-start-width="0.65cm" draw:marker-end-width="0.65cm" draw:fill="none" draw:textarea-horizontal-align="center" draw:textarea-vertical-align="middle" fo:padding-top="0.275cm" fo:padding-bottom="0.275cm" fo:padding-left="0.4cm" fo:padding-right="0.4cm"/>
    </style:style>
    <style:style style:name="P1" style:family="paragraph">
      <loext:graphic-properties draw:fill="none" draw:fill-color="#e6e6e6"/>
      <style:paragraph-properties fo:text-align="center"/>
    </style:style>
    <style:style style:name="P2" style:family="paragraph">
      <style:paragraph-properties fo:text-align="center"/>
    </style:style>
    <style:style style:name="P3" style:family="paragraph">
      <loext:graphic-properties draw:fill="solid" draw:fill-color="#ff0000"/>
      <style:paragraph-properties fo:text-align="center"/>
    </style:style>
    <style:style style:name="P4" style:family="paragraph">
      <loext:graphic-properties draw:fill="solid" draw:fill-color="#804c19"/>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e6e6e6"/>
      <style:paragraph-properties fo:text-align="center"/>
    </style:style>
    <style:style style:name="P7" style:family="paragraph">
      <loext:graphic-properties draw:fill="none" draw:fill-color="#ffffff"/>
      <style:paragraph-properties fo:text-align="center"/>
      <style:text-properties fo:font-size="140pt" style:font-size-asian="140pt" style:font-size-complex="140pt"/>
    </style:style>
    <style:style style:name="P8" style:family="paragraph">
      <loext:graphic-properties draw:fill="none" draw:fill-color="#ffffff"/>
      <style:paragraph-properties fo:text-align="center"/>
      <style:text-properties fo:font-size="54pt" style:font-size-asian="54pt" style:font-size-complex="54pt"/>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54pt" style:font-size-asian="54pt" style:font-size-complex="54pt"/>
    </style:style>
    <style:style style:name="P11" style:family="paragraph">
      <loext:graphic-properties draw:fill="solid" draw:fill-color="#cccccc" draw:opacity="30%" draw:fill-image-width="0cm" draw:fill-image-height="0cm"/>
      <style:paragraph-properties fo:text-align="center"/>
    </style:style>
    <style:style style:name="P12" style:family="paragraph">
      <loext:graphic-properties draw:fill="solid" draw:fill-color="#cccccc"/>
      <style:paragraph-properties fo:text-align="center"/>
    </style:style>
    <style:style style:name="P13" style:family="paragraph">
      <loext:graphic-properties draw:fill="solid" draw:fill-color="#808080"/>
      <style:paragraph-properties fo:text-align="center"/>
    </style:style>
    <style:style style:name="P14" style:family="paragraph">
      <loext:graphic-properties draw:fill="none" draw:fill-color="#ffffff"/>
      <style:paragraph-properties fo:text-align="center"/>
      <style:text-properties fo:color="#999999" fo:font-size="140pt" style:font-size-asian="140pt" style:font-size-complex="140pt"/>
    </style:style>
    <style:style style:name="T1" style:family="text">
      <style:text-properties fo:font-size="140pt" style:font-size-asian="140pt" style:font-size-complex="140pt"/>
    </style:style>
    <style:style style:name="T2" style:family="text">
      <style:text-properties fo:font-size="54pt" style:font-size-asian="54pt" style:font-size-complex="54pt"/>
    </style:style>
    <style:style style:name="T3" style:family="text">
      <style:text-properties fo:color="#999999" fo:font-size="140pt" style:font-size-asian="140pt" style:font-size-complex="1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541cm" svg:height="16.165cm" svg:x="1.067cm" svg:y="1cm">
          <text:p/>
          <draw:enhanced-geometry svg:viewBox="0 0 21600 21600" draw:type="rectangle" draw:enhanced-path="M 0 0 L 21600 0 21600 21600 0 21600 0 0 Z N"/>
        </draw:custom-shape>
        <draw:line draw:style-name="gr2" draw:text-style-name="P2" draw:layer="layout" svg:x1="28.608cm" svg:y1="1cm" svg:x2="28.608cm" svg:y2="17.285cm">
          <text:p/>
        </draw:line>
        <draw:g>
          <draw:line draw:style-name="gr3" draw:text-style-name="P3" draw:layer="layout" svg:x1="1.521cm" svg:y1="1cm" svg:x2="1.521cm" svg:y2="17.285cm">
            <text:p/>
          </draw:line>
          <draw:line draw:style-name="gr2" draw:text-style-name="P2" draw:layer="layout" svg:x1="2.81cm" svg:y1="1cm" svg:x2="2.81cm" svg:y2="17.285cm">
            <text:p/>
          </draw:line>
          <draw:line draw:style-name="gr4" draw:text-style-name="P2" draw:layer="layout" svg:x1="1.951cm" svg:y1="1cm" svg:x2="1.951cm" svg:y2="17.285cm">
            <text:p/>
          </draw:line>
          <draw:line draw:style-name="gr5" draw:text-style-name="P2" draw:layer="layout" svg:x1="2.381cm" svg:y1="1cm" svg:x2="2.381cm" svg:y2="17.285cm">
            <text:p/>
          </draw:line>
          <draw:line draw:style-name="gr6" draw:text-style-name="P4" draw:layer="layout" svg:x1="1.306cm" svg:y1="1cm" svg:x2="1.306cm" svg:y2="17.285cm">
            <text:p/>
          </draw:line>
          <draw:line draw:style-name="gr7" draw:text-style-name="P2" draw:layer="layout" svg:x1="1.736cm" svg:y1="1cm" svg:x2="1.736cm" svg:y2="17.285cm">
            <text:p/>
          </draw:line>
          <draw:line draw:style-name="gr8" draw:text-style-name="P2" draw:layer="layout" svg:x1="2.165cm" svg:y1="1cm" svg:x2="2.165cm" svg:y2="17.285cm">
            <text:p/>
          </draw:line>
          <draw:line draw:style-name="gr9" draw:text-style-name="P2" draw:layer="layout" svg:x1="2.595cm" svg:y1="1cm" svg:x2="2.595cm" svg:y2="17.285cm">
            <text:p/>
          </draw:line>
          <draw:line draw:style-name="gr3" draw:text-style-name="P3" draw:layer="layout" svg:x1="3.239cm" svg:y1="1cm" svg:x2="3.239cm" svg:y2="17.285cm">
            <text:p/>
          </draw:line>
          <draw:line draw:style-name="gr2" draw:text-style-name="P2" draw:layer="layout" svg:x1="4.528cm" svg:y1="1cm" svg:x2="4.528cm" svg:y2="17.285cm">
            <text:p/>
          </draw:line>
          <draw:line draw:style-name="gr4" draw:text-style-name="P2" draw:layer="layout" svg:x1="3.669cm" svg:y1="1cm" svg:x2="3.669cm" svg:y2="17.285cm">
            <text:p/>
          </draw:line>
          <draw:line draw:style-name="gr5" draw:text-style-name="P2" draw:layer="layout" svg:x1="4.099cm" svg:y1="1cm" svg:x2="4.099cm" svg:y2="17.285cm">
            <text:p/>
          </draw:line>
          <draw:line draw:style-name="gr6" draw:text-style-name="P4" draw:layer="layout" svg:x1="3.025cm" svg:y1="1cm" svg:x2="3.025cm" svg:y2="17.285cm">
            <text:p/>
          </draw:line>
          <draw:line draw:style-name="gr7" draw:text-style-name="P2" draw:layer="layout" svg:x1="3.455cm" svg:y1="1cm" svg:x2="3.455cm" svg:y2="17.285cm">
            <text:p/>
          </draw:line>
          <draw:line draw:style-name="gr8" draw:text-style-name="P2" draw:layer="layout" svg:x1="3.883cm" svg:y1="1cm" svg:x2="3.883cm" svg:y2="17.285cm">
            <text:p/>
          </draw:line>
          <draw:line draw:style-name="gr9" draw:text-style-name="P2" draw:layer="layout" svg:x1="4.313cm" svg:y1="1cm" svg:x2="4.313cm" svg:y2="17.285cm">
            <text:p/>
          </draw:line>
          <draw:line draw:style-name="gr3" draw:text-style-name="P3" draw:layer="layout" svg:x1="4.957cm" svg:y1="1cm" svg:x2="4.957cm" svg:y2="17.285cm">
            <text:p/>
          </draw:line>
          <draw:line draw:style-name="gr2" draw:text-style-name="P2" draw:layer="layout" svg:x1="6.246cm" svg:y1="1cm" svg:x2="6.246cm" svg:y2="17.285cm">
            <text:p/>
          </draw:line>
          <draw:line draw:style-name="gr4" draw:text-style-name="P2" draw:layer="layout" svg:x1="5.387cm" svg:y1="1cm" svg:x2="5.387cm" svg:y2="17.285cm">
            <text:p/>
          </draw:line>
          <draw:line draw:style-name="gr5" draw:text-style-name="P2" draw:layer="layout" svg:x1="5.817cm" svg:y1="1cm" svg:x2="5.817cm" svg:y2="17.285cm">
            <text:p/>
          </draw:line>
          <draw:line draw:style-name="gr6" draw:text-style-name="P4" draw:layer="layout" svg:x1="4.743cm" svg:y1="1cm" svg:x2="4.743cm" svg:y2="17.285cm">
            <text:p/>
          </draw:line>
          <draw:line draw:style-name="gr7" draw:text-style-name="P2" draw:layer="layout" svg:x1="5.173cm" svg:y1="1cm" svg:x2="5.173cm" svg:y2="17.285cm">
            <text:p/>
          </draw:line>
          <draw:line draw:style-name="gr8" draw:text-style-name="P2" draw:layer="layout" svg:x1="5.602cm" svg:y1="1cm" svg:x2="5.602cm" svg:y2="17.285cm">
            <text:p/>
          </draw:line>
          <draw:line draw:style-name="gr9" draw:text-style-name="P2" draw:layer="layout" svg:x1="6.032cm" svg:y1="1cm" svg:x2="6.032cm" svg:y2="17.285cm">
            <text:p/>
          </draw:line>
          <draw:line draw:style-name="gr3" draw:text-style-name="P3" draw:layer="layout" svg:x1="6.676cm" svg:y1="1cm" svg:x2="6.676cm" svg:y2="17.285cm">
            <text:p/>
          </draw:line>
          <draw:line draw:style-name="gr2" draw:text-style-name="P2" draw:layer="layout" svg:x1="7.964cm" svg:y1="1cm" svg:x2="7.964cm" svg:y2="17.285cm">
            <text:p/>
          </draw:line>
          <draw:line draw:style-name="gr4" draw:text-style-name="P2" draw:layer="layout" svg:x1="7.106cm" svg:y1="1cm" svg:x2="7.106cm" svg:y2="17.285cm">
            <text:p/>
          </draw:line>
          <draw:line draw:style-name="gr5" draw:text-style-name="P2" draw:layer="layout" svg:x1="7.536cm" svg:y1="1cm" svg:x2="7.536cm" svg:y2="17.285cm">
            <text:p/>
          </draw:line>
          <draw:line draw:style-name="gr6" draw:text-style-name="P4" draw:layer="layout" svg:x1="6.461cm" svg:y1="1cm" svg:x2="6.461cm" svg:y2="17.285cm">
            <text:p/>
          </draw:line>
          <draw:line draw:style-name="gr7" draw:text-style-name="P2" draw:layer="layout" svg:x1="6.89cm" svg:y1="1cm" svg:x2="6.89cm" svg:y2="17.285cm">
            <text:p/>
          </draw:line>
          <draw:line draw:style-name="gr8" draw:text-style-name="P2" draw:layer="layout" svg:x1="7.32cm" svg:y1="1cm" svg:x2="7.32cm" svg:y2="17.285cm">
            <text:p/>
          </draw:line>
          <draw:line draw:style-name="gr9" draw:text-style-name="P2" draw:layer="layout" svg:x1="7.75cm" svg:y1="1cm" svg:x2="7.75cm" svg:y2="17.285cm">
            <text:p/>
          </draw:line>
          <draw:line draw:style-name="gr3" draw:text-style-name="P3" draw:layer="layout" svg:x1="8.394cm" svg:y1="1cm" svg:x2="8.394cm" svg:y2="17.285cm">
            <text:p/>
          </draw:line>
          <draw:line draw:style-name="gr2" draw:text-style-name="P2" draw:layer="layout" svg:x1="9.683cm" svg:y1="1cm" svg:x2="9.683cm" svg:y2="17.285cm">
            <text:p/>
          </draw:line>
          <draw:line draw:style-name="gr4" draw:text-style-name="P2" draw:layer="layout" svg:x1="8.824cm" svg:y1="1cm" svg:x2="8.824cm" svg:y2="17.285cm">
            <text:p/>
          </draw:line>
          <draw:line draw:style-name="gr5" draw:text-style-name="P2" draw:layer="layout" svg:x1="9.254cm" svg:y1="1cm" svg:x2="9.254cm" svg:y2="17.285cm">
            <text:p/>
          </draw:line>
          <draw:line draw:style-name="gr6" draw:text-style-name="P4" draw:layer="layout" svg:x1="8.18cm" svg:y1="1cm" svg:x2="8.18cm" svg:y2="17.285cm">
            <text:p/>
          </draw:line>
          <draw:line draw:style-name="gr7" draw:text-style-name="P2" draw:layer="layout" svg:x1="8.608cm" svg:y1="1cm" svg:x2="8.608cm" svg:y2="17.285cm">
            <text:p/>
          </draw:line>
          <draw:line draw:style-name="gr8" draw:text-style-name="P2" draw:layer="layout" svg:x1="9.038cm" svg:y1="1cm" svg:x2="9.038cm" svg:y2="17.285cm">
            <text:p/>
          </draw:line>
          <draw:line draw:style-name="gr9" draw:text-style-name="P2" draw:layer="layout" svg:x1="9.468cm" svg:y1="1cm" svg:x2="9.468cm" svg:y2="17.285cm">
            <text:p/>
          </draw:line>
          <draw:line draw:style-name="gr3" draw:text-style-name="P3" draw:layer="layout" svg:x1="10.112cm" svg:y1="1cm" svg:x2="10.112cm" svg:y2="17.285cm">
            <text:p/>
          </draw:line>
          <draw:line draw:style-name="gr2" draw:text-style-name="P2" draw:layer="layout" svg:x1="11.401cm" svg:y1="1cm" svg:x2="11.401cm" svg:y2="17.285cm">
            <text:p/>
          </draw:line>
          <draw:line draw:style-name="gr4" draw:text-style-name="P2" draw:layer="layout" svg:x1="10.542cm" svg:y1="1cm" svg:x2="10.542cm" svg:y2="17.285cm">
            <text:p/>
          </draw:line>
          <draw:line draw:style-name="gr5" draw:text-style-name="P2" draw:layer="layout" svg:x1="10.971cm" svg:y1="1cm" svg:x2="10.971cm" svg:y2="17.285cm">
            <text:p/>
          </draw:line>
          <draw:line draw:style-name="gr6" draw:text-style-name="P4" draw:layer="layout" svg:x1="9.898cm" svg:y1="1cm" svg:x2="9.898cm" svg:y2="17.285cm">
            <text:p/>
          </draw:line>
          <draw:line draw:style-name="gr7" draw:text-style-name="P2" draw:layer="layout" svg:x1="10.327cm" svg:y1="1cm" svg:x2="10.327cm" svg:y2="17.285cm">
            <text:p/>
          </draw:line>
          <draw:line draw:style-name="gr8" draw:text-style-name="P2" draw:layer="layout" svg:x1="10.757cm" svg:y1="1cm" svg:x2="10.757cm" svg:y2="17.285cm">
            <text:p/>
          </draw:line>
          <draw:line draw:style-name="gr9" draw:text-style-name="P2" draw:layer="layout" svg:x1="11.186cm" svg:y1="1cm" svg:x2="11.186cm" svg:y2="17.285cm">
            <text:p/>
          </draw:line>
          <draw:line draw:style-name="gr3" draw:text-style-name="P3" draw:layer="layout" svg:x1="11.831cm" svg:y1="1cm" svg:x2="11.831cm" svg:y2="17.285cm">
            <text:p/>
          </draw:line>
          <draw:line draw:style-name="gr2" draw:text-style-name="P2" draw:layer="layout" svg:x1="13.119cm" svg:y1="1cm" svg:x2="13.119cm" svg:y2="17.285cm">
            <text:p/>
          </draw:line>
          <draw:line draw:style-name="gr4" draw:text-style-name="P2" draw:layer="layout" svg:x1="12.261cm" svg:y1="1cm" svg:x2="12.261cm" svg:y2="17.285cm">
            <text:p/>
          </draw:line>
          <draw:line draw:style-name="gr5" draw:text-style-name="P2" draw:layer="layout" svg:x1="12.689cm" svg:y1="1cm" svg:x2="12.689cm" svg:y2="17.285cm">
            <text:p/>
          </draw:line>
          <draw:line draw:style-name="gr6" draw:text-style-name="P4" draw:layer="layout" svg:x1="11.616cm" svg:y1="1cm" svg:x2="11.616cm" svg:y2="17.285cm">
            <text:p/>
          </draw:line>
          <draw:line draw:style-name="gr7" draw:text-style-name="P2" draw:layer="layout" svg:x1="12.045cm" svg:y1="1cm" svg:x2="12.045cm" svg:y2="17.285cm">
            <text:p/>
          </draw:line>
          <draw:line draw:style-name="gr8" draw:text-style-name="P2" draw:layer="layout" svg:x1="12.475cm" svg:y1="1cm" svg:x2="12.475cm" svg:y2="17.285cm">
            <text:p/>
          </draw:line>
          <draw:line draw:style-name="gr9" draw:text-style-name="P2" draw:layer="layout" svg:x1="12.905cm" svg:y1="1cm" svg:x2="12.905cm" svg:y2="17.285cm">
            <text:p/>
          </draw:line>
          <draw:line draw:style-name="gr3" draw:text-style-name="P3" draw:layer="layout" svg:x1="13.549cm" svg:y1="1cm" svg:x2="13.549cm" svg:y2="17.285cm">
            <text:p/>
          </draw:line>
          <draw:line draw:style-name="gr2" draw:text-style-name="P2" draw:layer="layout" svg:x1="14.837cm" svg:y1="1cm" svg:x2="14.837cm" svg:y2="17.285cm">
            <text:p/>
          </draw:line>
          <draw:line draw:style-name="gr4" draw:text-style-name="P2" draw:layer="layout" svg:x1="13.979cm" svg:y1="1cm" svg:x2="13.979cm" svg:y2="17.285cm">
            <text:p/>
          </draw:line>
          <draw:line draw:style-name="gr5" draw:text-style-name="P2" draw:layer="layout" svg:x1="14.408cm" svg:y1="1cm" svg:x2="14.408cm" svg:y2="17.285cm">
            <text:p/>
          </draw:line>
          <draw:line draw:style-name="gr6" draw:text-style-name="P4" draw:layer="layout" svg:x1="13.333cm" svg:y1="1cm" svg:x2="13.333cm" svg:y2="17.285cm">
            <text:p/>
          </draw:line>
          <draw:line draw:style-name="gr7" draw:text-style-name="P2" draw:layer="layout" svg:x1="13.763cm" svg:y1="1cm" svg:x2="13.763cm" svg:y2="17.285cm">
            <text:p/>
          </draw:line>
          <draw:line draw:style-name="gr8" draw:text-style-name="P2" draw:layer="layout" svg:x1="14.193cm" svg:y1="1cm" svg:x2="14.193cm" svg:y2="17.285cm">
            <text:p/>
          </draw:line>
          <draw:line draw:style-name="gr9" draw:text-style-name="P2" draw:layer="layout" svg:x1="14.623cm" svg:y1="1cm" svg:x2="14.623cm" svg:y2="17.285cm">
            <text:p/>
          </draw:line>
          <draw:line draw:style-name="gr3" draw:text-style-name="P3" draw:layer="layout" svg:x1="15.267cm" svg:y1="1cm" svg:x2="15.267cm" svg:y2="17.285cm">
            <text:p/>
          </draw:line>
          <draw:line draw:style-name="gr2" draw:text-style-name="P2" draw:layer="layout" svg:x1="16.556cm" svg:y1="1cm" svg:x2="16.556cm" svg:y2="17.285cm">
            <text:p/>
          </draw:line>
          <draw:line draw:style-name="gr4" draw:text-style-name="P2" draw:layer="layout" svg:x1="15.696cm" svg:y1="1cm" svg:x2="15.696cm" svg:y2="17.285cm">
            <text:p/>
          </draw:line>
          <draw:line draw:style-name="gr5" draw:text-style-name="P2" draw:layer="layout" svg:x1="16.126cm" svg:y1="1cm" svg:x2="16.126cm" svg:y2="17.285cm">
            <text:p/>
          </draw:line>
          <draw:line draw:style-name="gr6" draw:text-style-name="P4" draw:layer="layout" svg:x1="15.052cm" svg:y1="1cm" svg:x2="15.052cm" svg:y2="17.285cm">
            <text:p/>
          </draw:line>
          <draw:line draw:style-name="gr7" draw:text-style-name="P2" draw:layer="layout" svg:x1="15.482cm" svg:y1="1cm" svg:x2="15.482cm" svg:y2="17.285cm">
            <text:p/>
          </draw:line>
          <draw:line draw:style-name="gr8" draw:text-style-name="P2" draw:layer="layout" svg:x1="15.912cm" svg:y1="1cm" svg:x2="15.912cm" svg:y2="17.285cm">
            <text:p/>
          </draw:line>
          <draw:line draw:style-name="gr9" draw:text-style-name="P2" draw:layer="layout" svg:x1="16.341cm" svg:y1="1cm" svg:x2="16.341cm" svg:y2="17.285cm">
            <text:p/>
          </draw:line>
          <draw:line draw:style-name="gr3" draw:text-style-name="P3" draw:layer="layout" svg:x1="16.986cm" svg:y1="1cm" svg:x2="16.986cm" svg:y2="17.285cm">
            <text:p/>
          </draw:line>
          <draw:line draw:style-name="gr2" draw:text-style-name="P2" draw:layer="layout" svg:x1="18.274cm" svg:y1="1cm" svg:x2="18.274cm" svg:y2="17.285cm">
            <text:p/>
          </draw:line>
          <draw:line draw:style-name="gr4" draw:text-style-name="P2" draw:layer="layout" svg:x1="17.414cm" svg:y1="1cm" svg:x2="17.414cm" svg:y2="17.285cm">
            <text:p/>
          </draw:line>
          <draw:line draw:style-name="gr5" draw:text-style-name="P2" draw:layer="layout" svg:x1="17.844cm" svg:y1="1cm" svg:x2="17.844cm" svg:y2="17.285cm">
            <text:p/>
          </draw:line>
          <draw:line draw:style-name="gr6" draw:text-style-name="P4" draw:layer="layout" svg:x1="16.77cm" svg:y1="1cm" svg:x2="16.77cm" svg:y2="17.285cm">
            <text:p/>
          </draw:line>
          <draw:line draw:style-name="gr7" draw:text-style-name="P2" draw:layer="layout" svg:x1="17.2cm" svg:y1="1cm" svg:x2="17.2cm" svg:y2="17.285cm">
            <text:p/>
          </draw:line>
          <draw:line draw:style-name="gr8" draw:text-style-name="P2" draw:layer="layout" svg:x1="17.63cm" svg:y1="1cm" svg:x2="17.63cm" svg:y2="17.285cm">
            <text:p/>
          </draw:line>
          <draw:line draw:style-name="gr9" draw:text-style-name="P2" draw:layer="layout" svg:x1="18.059cm" svg:y1="1cm" svg:x2="18.059cm" svg:y2="17.285cm">
            <text:p/>
          </draw:line>
          <draw:line draw:style-name="gr3" draw:text-style-name="P3" draw:layer="layout" svg:x1="18.704cm" svg:y1="1cm" svg:x2="18.704cm" svg:y2="17.285cm">
            <text:p/>
          </draw:line>
          <draw:line draw:style-name="gr2" draw:text-style-name="P2" draw:layer="layout" svg:x1="19.992cm" svg:y1="1cm" svg:x2="19.992cm" svg:y2="17.285cm">
            <text:p/>
          </draw:line>
          <draw:line draw:style-name="gr4" draw:text-style-name="P2" draw:layer="layout" svg:x1="19.133cm" svg:y1="1cm" svg:x2="19.133cm" svg:y2="17.285cm">
            <text:p/>
          </draw:line>
          <draw:line draw:style-name="gr5" draw:text-style-name="P2" draw:layer="layout" svg:x1="19.563cm" svg:y1="1cm" svg:x2="19.563cm" svg:y2="17.285cm">
            <text:p/>
          </draw:line>
          <draw:line draw:style-name="gr6" draw:text-style-name="P4" draw:layer="layout" svg:x1="18.488cm" svg:y1="1cm" svg:x2="18.488cm" svg:y2="17.285cm">
            <text:p/>
          </draw:line>
          <draw:line draw:style-name="gr7" draw:text-style-name="P2" draw:layer="layout" svg:x1="18.918cm" svg:y1="1cm" svg:x2="18.918cm" svg:y2="17.285cm">
            <text:p/>
          </draw:line>
          <draw:line draw:style-name="gr8" draw:text-style-name="P2" draw:layer="layout" svg:x1="19.348cm" svg:y1="1cm" svg:x2="19.348cm" svg:y2="17.285cm">
            <text:p/>
          </draw:line>
          <draw:line draw:style-name="gr9" draw:text-style-name="P2" draw:layer="layout" svg:x1="19.777cm" svg:y1="1cm" svg:x2="19.777cm" svg:y2="17.285cm">
            <text:p/>
          </draw:line>
          <draw:line draw:style-name="gr3" draw:text-style-name="P3" draw:layer="layout" svg:x1="20.421cm" svg:y1="1cm" svg:x2="20.421cm" svg:y2="17.285cm">
            <text:p/>
          </draw:line>
          <draw:line draw:style-name="gr2" draw:text-style-name="P2" draw:layer="layout" svg:x1="21.711cm" svg:y1="1cm" svg:x2="21.711cm" svg:y2="17.285cm">
            <text:p/>
          </draw:line>
          <draw:line draw:style-name="gr4" draw:text-style-name="P2" draw:layer="layout" svg:x1="20.851cm" svg:y1="1cm" svg:x2="20.851cm" svg:y2="17.285cm">
            <text:p/>
          </draw:line>
          <draw:line draw:style-name="gr5" draw:text-style-name="P2" draw:layer="layout" svg:x1="21.281cm" svg:y1="1cm" svg:x2="21.281cm" svg:y2="17.285cm">
            <text:p/>
          </draw:line>
          <draw:line draw:style-name="gr6" draw:text-style-name="P4" draw:layer="layout" svg:x1="20.207cm" svg:y1="1cm" svg:x2="20.207cm" svg:y2="17.285cm">
            <text:p/>
          </draw:line>
          <draw:line draw:style-name="gr7" draw:text-style-name="P2" draw:layer="layout" svg:x1="20.637cm" svg:y1="1cm" svg:x2="20.637cm" svg:y2="17.285cm">
            <text:p/>
          </draw:line>
          <draw:line draw:style-name="gr8" draw:text-style-name="P2" draw:layer="layout" svg:x1="21.066cm" svg:y1="1cm" svg:x2="21.066cm" svg:y2="17.285cm">
            <text:p/>
          </draw:line>
          <draw:line draw:style-name="gr9" draw:text-style-name="P2" draw:layer="layout" svg:x1="21.495cm" svg:y1="1cm" svg:x2="21.495cm" svg:y2="17.285cm">
            <text:p/>
          </draw:line>
          <draw:line draw:style-name="gr3" draw:text-style-name="P3" draw:layer="layout" svg:x1="22.139cm" svg:y1="1cm" svg:x2="22.139cm" svg:y2="17.285cm">
            <text:p/>
          </draw:line>
          <draw:line draw:style-name="gr2" draw:text-style-name="P2" draw:layer="layout" svg:x1="23.429cm" svg:y1="1cm" svg:x2="23.429cm" svg:y2="17.285cm">
            <text:p/>
          </draw:line>
          <draw:line draw:style-name="gr4" draw:text-style-name="P2" draw:layer="layout" svg:x1="22.569cm" svg:y1="1cm" svg:x2="22.569cm" svg:y2="17.285cm">
            <text:p/>
          </draw:line>
          <draw:line draw:style-name="gr5" draw:text-style-name="P2" draw:layer="layout" svg:x1="22.999cm" svg:y1="1cm" svg:x2="22.999cm" svg:y2="17.285cm">
            <text:p/>
          </draw:line>
          <draw:line draw:style-name="gr6" draw:text-style-name="P4" draw:layer="layout" svg:x1="21.925cm" svg:y1="1cm" svg:x2="21.925cm" svg:y2="17.285cm">
            <text:p/>
          </draw:line>
          <draw:line draw:style-name="gr7" draw:text-style-name="P2" draw:layer="layout" svg:x1="22.355cm" svg:y1="1cm" svg:x2="22.355cm" svg:y2="17.285cm">
            <text:p/>
          </draw:line>
          <draw:line draw:style-name="gr8" draw:text-style-name="P2" draw:layer="layout" svg:x1="22.785cm" svg:y1="1cm" svg:x2="22.785cm" svg:y2="17.285cm">
            <text:p/>
          </draw:line>
          <draw:line draw:style-name="gr9" draw:text-style-name="P2" draw:layer="layout" svg:x1="23.213cm" svg:y1="1cm" svg:x2="23.213cm" svg:y2="17.285cm">
            <text:p/>
          </draw:line>
          <draw:line draw:style-name="gr3" draw:text-style-name="P3" draw:layer="layout" svg:x1="23.858cm" svg:y1="1cm" svg:x2="23.858cm" svg:y2="17.285cm">
            <text:p/>
          </draw:line>
          <draw:line draw:style-name="gr2" draw:text-style-name="P2" draw:layer="layout" svg:x1="25.147cm" svg:y1="1cm" svg:x2="25.147cm" svg:y2="17.285cm">
            <text:p/>
          </draw:line>
          <draw:line draw:style-name="gr4" draw:text-style-name="P2" draw:layer="layout" svg:x1="24.288cm" svg:y1="1cm" svg:x2="24.288cm" svg:y2="17.285cm">
            <text:p/>
          </draw:line>
          <draw:line draw:style-name="gr5" draw:text-style-name="P2" draw:layer="layout" svg:x1="24.717cm" svg:y1="1cm" svg:x2="24.717cm" svg:y2="17.285cm">
            <text:p/>
          </draw:line>
          <draw:line draw:style-name="gr6" draw:text-style-name="P4" draw:layer="layout" svg:x1="23.643cm" svg:y1="1cm" svg:x2="23.643cm" svg:y2="17.285cm">
            <text:p/>
          </draw:line>
          <draw:line draw:style-name="gr7" draw:text-style-name="P2" draw:layer="layout" svg:x1="24.073cm" svg:y1="1cm" svg:x2="24.073cm" svg:y2="17.285cm">
            <text:p/>
          </draw:line>
          <draw:line draw:style-name="gr8" draw:text-style-name="P2" draw:layer="layout" svg:x1="24.502cm" svg:y1="1cm" svg:x2="24.502cm" svg:y2="17.285cm">
            <text:p/>
          </draw:line>
          <draw:line draw:style-name="gr9" draw:text-style-name="P2" draw:layer="layout" svg:x1="24.932cm" svg:y1="1cm" svg:x2="24.932cm" svg:y2="17.285cm">
            <text:p/>
          </draw:line>
          <draw:line draw:style-name="gr3" draw:text-style-name="P3" draw:layer="layout" svg:x1="25.576cm" svg:y1="1cm" svg:x2="25.576cm" svg:y2="17.285cm">
            <text:p/>
          </draw:line>
          <draw:line draw:style-name="gr2" draw:text-style-name="P2" draw:layer="layout" svg:x1="26.864cm" svg:y1="1cm" svg:x2="26.864cm" svg:y2="17.285cm">
            <text:p/>
          </draw:line>
          <draw:line draw:style-name="gr4" draw:text-style-name="P2" draw:layer="layout" svg:x1="26.006cm" svg:y1="1cm" svg:x2="26.006cm" svg:y2="17.285cm">
            <text:p/>
          </draw:line>
          <draw:line draw:style-name="gr5" draw:text-style-name="P2" draw:layer="layout" svg:x1="26.436cm" svg:y1="1cm" svg:x2="26.436cm" svg:y2="17.285cm">
            <text:p/>
          </draw:line>
          <draw:line draw:style-name="gr6" draw:text-style-name="P4" draw:layer="layout" svg:x1="25.362cm" svg:y1="1cm" svg:x2="25.362cm" svg:y2="17.285cm">
            <text:p/>
          </draw:line>
          <draw:line draw:style-name="gr7" draw:text-style-name="P2" draw:layer="layout" svg:x1="25.792cm" svg:y1="1cm" svg:x2="25.792cm" svg:y2="17.285cm">
            <text:p/>
          </draw:line>
          <draw:line draw:style-name="gr8" draw:text-style-name="P2" draw:layer="layout" svg:x1="26.22cm" svg:y1="1cm" svg:x2="26.22cm" svg:y2="17.285cm">
            <text:p/>
          </draw:line>
          <draw:line draw:style-name="gr9" draw:text-style-name="P2" draw:layer="layout" svg:x1="26.65cm" svg:y1="1cm" svg:x2="26.65cm" svg:y2="17.285cm">
            <text:p/>
          </draw:line>
          <draw:line draw:style-name="gr3" draw:text-style-name="P3" draw:layer="layout" svg:x1="27.294cm" svg:y1="1cm" svg:x2="27.294cm" svg:y2="17.285cm">
            <text:p/>
          </draw:line>
          <draw:line draw:style-name="gr4" draw:text-style-name="P2" draw:layer="layout" svg:x1="27.724cm" svg:y1="1cm" svg:x2="27.724cm" svg:y2="17.285cm">
            <text:p/>
          </draw:line>
          <draw:line draw:style-name="gr5" draw:text-style-name="P2" draw:layer="layout" svg:x1="28.154cm" svg:y1="1cm" svg:x2="28.154cm" svg:y2="17.285cm">
            <text:p/>
          </draw:line>
          <draw:line draw:style-name="gr6" draw:text-style-name="P4" draw:layer="layout" svg:x1="27.08cm" svg:y1="1cm" svg:x2="27.08cm" svg:y2="17.285cm">
            <text:p/>
          </draw:line>
          <draw:line draw:style-name="gr7" draw:text-style-name="P2" draw:layer="layout" svg:x1="27.51cm" svg:y1="1cm" svg:x2="27.51cm" svg:y2="17.285cm">
            <text:p/>
          </draw:line>
          <draw:line draw:style-name="gr8" draw:text-style-name="P2" draw:layer="layout" svg:x1="27.939cm" svg:y1="1cm" svg:x2="27.939cm" svg:y2="17.285cm">
            <text:p/>
          </draw:line>
          <draw:line draw:style-name="gr9" draw:text-style-name="P2" draw:layer="layout" svg:x1="28.368cm" svg:y1="1cm" svg:x2="28.368cm" svg:y2="17.285cm">
            <text:p/>
          </draw:line>
        </draw:g>
        <draw:g>
          <draw:line draw:style-name="gr10" draw:text-style-name="P2" draw:layer="layout" svg:x1="1.067cm" svg:y1="1cm" svg:x2="28.608cm" svg:y2="1cm">
            <text:p/>
          </draw:line>
          <draw:line draw:style-name="gr11" draw:text-style-name="P2" draw:layer="layout" svg:x1="1.067cm" svg:y1="1.265cm" svg:x2="28.608cm" svg:y2="1.265cm">
            <text:p/>
          </draw:line>
          <draw:line draw:style-name="gr7" draw:text-style-name="P2" draw:layer="layout" svg:x1="1.067cm" svg:y1="1.53cm" svg:x2="28.608cm" svg:y2="1.53cm">
            <text:p/>
          </draw:line>
          <draw:line draw:style-name="gr4" draw:text-style-name="P2" draw:layer="layout" svg:x1="1.067cm" svg:y1="1.795cm" svg:x2="28.608cm" svg:y2="1.795cm">
            <text:p/>
          </draw:line>
          <draw:line draw:style-name="gr12" draw:text-style-name="P2" draw:layer="layout" svg:x1="1.067cm" svg:y1="2.06cm" svg:x2="28.608cm" svg:y2="2.06cm">
            <text:p/>
          </draw:line>
          <draw:line draw:style-name="gr5" draw:text-style-name="P2" draw:layer="layout" svg:x1="1.067cm" svg:y1="2.326cm" svg:x2="28.608cm" svg:y2="2.326cm">
            <text:p/>
          </draw:line>
          <draw:line draw:style-name="gr9" draw:text-style-name="P2" draw:layer="layout" svg:x1="1.067cm" svg:y1="2.59cm" svg:x2="28.608cm" svg:y2="2.59cm">
            <text:p/>
          </draw:line>
          <draw:line draw:style-name="gr13" draw:text-style-name="P2" draw:layer="layout" svg:x1="1.067cm" svg:y1="2.855cm" svg:x2="28.608cm" svg:y2="2.855cm">
            <text:p/>
          </draw:line>
          <draw:line draw:style-name="gr10" draw:text-style-name="P2" draw:layer="layout" svg:x1="1.067cm" svg:y1="3.119cm" svg:x2="28.608cm" svg:y2="3.119cm">
            <text:p/>
          </draw:line>
          <draw:line draw:style-name="gr11" draw:text-style-name="P2" draw:layer="layout" svg:x1="1.067cm" svg:y1="3.385cm" svg:x2="28.608cm" svg:y2="3.385cm">
            <text:p/>
          </draw:line>
          <draw:line draw:style-name="gr7" draw:text-style-name="P2" draw:layer="layout" svg:x1="1.067cm" svg:y1="3.65cm" svg:x2="28.608cm" svg:y2="3.65cm">
            <text:p/>
          </draw:line>
          <draw:line draw:style-name="gr4" draw:text-style-name="P2" draw:layer="layout" svg:x1="1.067cm" svg:y1="3.915cm" svg:x2="28.608cm" svg:y2="3.915cm">
            <text:p/>
          </draw:line>
          <draw:line draw:style-name="gr12" draw:text-style-name="P2" draw:layer="layout" svg:x1="1.067cm" svg:y1="4.18cm" svg:x2="28.608cm" svg:y2="4.18cm">
            <text:p/>
          </draw:line>
          <draw:line draw:style-name="gr5" draw:text-style-name="P2" draw:layer="layout" svg:x1="1.067cm" svg:y1="4.445cm" svg:x2="28.608cm" svg:y2="4.445cm">
            <text:p/>
          </draw:line>
          <draw:line draw:style-name="gr9" draw:text-style-name="P2" draw:layer="layout" svg:x1="1.067cm" svg:y1="4.71cm" svg:x2="28.608cm" svg:y2="4.71cm">
            <text:p/>
          </draw:line>
          <draw:line draw:style-name="gr13" draw:text-style-name="P2" draw:layer="layout" svg:x1="1.067cm" svg:y1="4.975cm" svg:x2="28.608cm" svg:y2="4.975cm">
            <text:p/>
          </draw:line>
          <draw:line draw:style-name="gr10" draw:text-style-name="P2" draw:layer="layout" svg:x1="1.067cm" svg:y1="5.24cm" svg:x2="28.608cm" svg:y2="5.24cm">
            <text:p/>
          </draw:line>
          <draw:line draw:style-name="gr11" draw:text-style-name="P2" draw:layer="layout" svg:x1="1.067cm" svg:y1="5.505cm" svg:x2="28.608cm" svg:y2="5.505cm">
            <text:p/>
          </draw:line>
          <draw:line draw:style-name="gr7" draw:text-style-name="P2" draw:layer="layout" svg:x1="1.067cm" svg:y1="5.771cm" svg:x2="28.608cm" svg:y2="5.771cm">
            <text:p/>
          </draw:line>
          <draw:line draw:style-name="gr4" draw:text-style-name="P2" draw:layer="layout" svg:x1="1.067cm" svg:y1="6.035cm" svg:x2="28.608cm" svg:y2="6.035cm">
            <text:p/>
          </draw:line>
          <draw:line draw:style-name="gr12" draw:text-style-name="P2" draw:layer="layout" svg:x1="1.067cm" svg:y1="6.3cm" svg:x2="28.608cm" svg:y2="6.3cm">
            <text:p/>
          </draw:line>
          <draw:line draw:style-name="gr5" draw:text-style-name="P2" draw:layer="layout" svg:x1="1.067cm" svg:y1="6.566cm" svg:x2="28.608cm" svg:y2="6.566cm">
            <text:p/>
          </draw:line>
          <draw:line draw:style-name="gr9" draw:text-style-name="P2" draw:layer="layout" svg:x1="1.067cm" svg:y1="6.83cm" svg:x2="28.608cm" svg:y2="6.83cm">
            <text:p/>
          </draw:line>
          <draw:line draw:style-name="gr13" draw:text-style-name="P2" draw:layer="layout" svg:x1="1.067cm" svg:y1="7.095cm" svg:x2="28.608cm" svg:y2="7.095cm">
            <text:p/>
          </draw:line>
          <draw:line draw:style-name="gr10" draw:text-style-name="P2" draw:layer="layout" svg:x1="1.067cm" svg:y1="7.095cm" svg:x2="28.608cm" svg:y2="7.095cm">
            <text:p/>
          </draw:line>
          <draw:line draw:style-name="gr11" draw:text-style-name="P2" draw:layer="layout" svg:x1="1.067cm" svg:y1="7.36cm" svg:x2="28.608cm" svg:y2="7.36cm">
            <text:p/>
          </draw:line>
          <draw:line draw:style-name="gr7" draw:text-style-name="P2" draw:layer="layout" svg:x1="1.067cm" svg:y1="7.625cm" svg:x2="28.608cm" svg:y2="7.625cm">
            <text:p/>
          </draw:line>
          <draw:line draw:style-name="gr4" draw:text-style-name="P2" draw:layer="layout" svg:x1="1.067cm" svg:y1="7.89cm" svg:x2="28.608cm" svg:y2="7.89cm">
            <text:p/>
          </draw:line>
          <draw:line draw:style-name="gr12" draw:text-style-name="P2" draw:layer="layout" svg:x1="1.067cm" svg:y1="8.155cm" svg:x2="28.608cm" svg:y2="8.155cm">
            <text:p/>
          </draw:line>
          <draw:line draw:style-name="gr5" draw:text-style-name="P2" draw:layer="layout" svg:x1="1.067cm" svg:y1="8.42cm" svg:x2="28.608cm" svg:y2="8.42cm">
            <text:p/>
          </draw:line>
          <draw:line draw:style-name="gr9" draw:text-style-name="P2" draw:layer="layout" svg:x1="1.067cm" svg:y1="8.685cm" svg:x2="28.608cm" svg:y2="8.685cm">
            <text:p/>
          </draw:line>
          <draw:line draw:style-name="gr13" draw:text-style-name="P2" draw:layer="layout" svg:x1="1.067cm" svg:y1="8.95cm" svg:x2="28.608cm" svg:y2="8.95cm">
            <text:p/>
          </draw:line>
          <draw:line draw:style-name="gr10" draw:text-style-name="P2" draw:layer="layout" svg:x1="1.067cm" svg:y1="9.216cm" svg:x2="28.608cm" svg:y2="9.216cm">
            <text:p/>
          </draw:line>
          <draw:line draw:style-name="gr11" draw:text-style-name="P2" draw:layer="layout" svg:x1="1.067cm" svg:y1="9.48cm" svg:x2="28.608cm" svg:y2="9.48cm">
            <text:p/>
          </draw:line>
          <draw:line draw:style-name="gr7" draw:text-style-name="P2" draw:layer="layout" svg:x1="1.067cm" svg:y1="9.745cm" svg:x2="28.608cm" svg:y2="9.745cm">
            <text:p/>
          </draw:line>
          <draw:line draw:style-name="gr4" draw:text-style-name="P2" draw:layer="layout" svg:x1="1.067cm" svg:y1="10.011cm" svg:x2="28.608cm" svg:y2="10.011cm">
            <text:p/>
          </draw:line>
          <draw:line draw:style-name="gr12" draw:text-style-name="P2" draw:layer="layout" svg:x1="1.067cm" svg:y1="10.275cm" svg:x2="28.608cm" svg:y2="10.275cm">
            <text:p/>
          </draw:line>
          <draw:line draw:style-name="gr5" draw:text-style-name="P2" draw:layer="layout" svg:x1="1.067cm" svg:y1="10.54cm" svg:x2="28.608cm" svg:y2="10.54cm">
            <text:p/>
          </draw:line>
          <draw:line draw:style-name="gr9" draw:text-style-name="P2" draw:layer="layout" svg:x1="1.067cm" svg:y1="10.806cm" svg:x2="28.608cm" svg:y2="10.806cm">
            <text:p/>
          </draw:line>
          <draw:line draw:style-name="gr13" draw:text-style-name="P2" draw:layer="layout" svg:x1="1.067cm" svg:y1="11.07cm" svg:x2="28.608cm" svg:y2="11.07cm">
            <text:p/>
          </draw:line>
          <draw:line draw:style-name="gr10" draw:text-style-name="P2" draw:layer="layout" svg:x1="1.067cm" svg:y1="11.335cm" svg:x2="28.608cm" svg:y2="11.335cm">
            <text:p/>
          </draw:line>
          <draw:line draw:style-name="gr11" draw:text-style-name="P2" draw:layer="layout" svg:x1="1.067cm" svg:y1="11.6cm" svg:x2="28.608cm" svg:y2="11.6cm">
            <text:p/>
          </draw:line>
          <draw:line draw:style-name="gr7" draw:text-style-name="P2" draw:layer="layout" svg:x1="1.067cm" svg:y1="11.865cm" svg:x2="28.608cm" svg:y2="11.865cm">
            <text:p/>
          </draw:line>
          <draw:line draw:style-name="gr4" draw:text-style-name="P2" draw:layer="layout" svg:x1="1.067cm" svg:y1="12.13cm" svg:x2="28.608cm" svg:y2="12.13cm">
            <text:p/>
          </draw:line>
          <draw:line draw:style-name="gr12" draw:text-style-name="P2" draw:layer="layout" svg:x1="1.067cm" svg:y1="12.395cm" svg:x2="28.608cm" svg:y2="12.395cm">
            <text:p/>
          </draw:line>
          <draw:line draw:style-name="gr5" draw:text-style-name="P2" draw:layer="layout" svg:x1="1.067cm" svg:y1="12.661cm" svg:x2="28.608cm" svg:y2="12.661cm">
            <text:p/>
          </draw:line>
          <draw:line draw:style-name="gr9" draw:text-style-name="P2" draw:layer="layout" svg:x1="1.067cm" svg:y1="12.925cm" svg:x2="28.608cm" svg:y2="12.925cm">
            <text:p/>
          </draw:line>
          <draw:line draw:style-name="gr13" draw:text-style-name="P2" draw:layer="layout" svg:x1="1.067cm" svg:y1="13.19cm" svg:x2="28.608cm" svg:y2="13.19cm">
            <text:p/>
          </draw:line>
          <draw:line draw:style-name="gr10" draw:text-style-name="P2" draw:layer="layout" svg:x1="1.067cm" svg:y1="13.456cm" svg:x2="28.608cm" svg:y2="13.456cm">
            <text:p/>
          </draw:line>
          <draw:line draw:style-name="gr11" draw:text-style-name="P2" draw:layer="layout" svg:x1="1.067cm" svg:y1="13.72cm" svg:x2="28.608cm" svg:y2="13.72cm">
            <text:p/>
          </draw:line>
          <draw:line draw:style-name="gr7" draw:text-style-name="P2" draw:layer="layout" svg:x1="1.067cm" svg:y1="13.985cm" svg:x2="28.608cm" svg:y2="13.985cm">
            <text:p/>
          </draw:line>
          <draw:line draw:style-name="gr4" draw:text-style-name="P2" draw:layer="layout" svg:x1="1.067cm" svg:y1="14.251cm" svg:x2="28.608cm" svg:y2="14.251cm">
            <text:p/>
          </draw:line>
          <draw:line draw:style-name="gr12" draw:text-style-name="P2" draw:layer="layout" svg:x1="1.067cm" svg:y1="14.515cm" svg:x2="28.608cm" svg:y2="14.515cm">
            <text:p/>
          </draw:line>
          <draw:line draw:style-name="gr5" draw:text-style-name="P2" draw:layer="layout" svg:x1="1.067cm" svg:y1="14.78cm" svg:x2="28.608cm" svg:y2="14.78cm">
            <text:p/>
          </draw:line>
          <draw:line draw:style-name="gr9" draw:text-style-name="P2" draw:layer="layout" svg:x1="1.067cm" svg:y1="15.046cm" svg:x2="28.608cm" svg:y2="15.046cm">
            <text:p/>
          </draw:line>
          <draw:line draw:style-name="gr13" draw:text-style-name="P2" draw:layer="layout" svg:x1="1.067cm" svg:y1="15.31cm" svg:x2="28.608cm" svg:y2="15.31cm">
            <text:p/>
          </draw:line>
          <draw:line draw:style-name="gr10" draw:text-style-name="P2" draw:layer="layout" svg:x1="1.067cm" svg:y1="15.31cm" svg:x2="28.608cm" svg:y2="15.31cm">
            <text:p/>
          </draw:line>
          <draw:line draw:style-name="gr11" draw:text-style-name="P2" draw:layer="layout" svg:x1="1.067cm" svg:y1="15.575cm" svg:x2="28.608cm" svg:y2="15.575cm">
            <text:p/>
          </draw:line>
          <draw:line draw:style-name="gr7" draw:text-style-name="P2" draw:layer="layout" svg:x1="1.067cm" svg:y1="15.84cm" svg:x2="28.608cm" svg:y2="15.84cm">
            <text:p/>
          </draw:line>
          <draw:line draw:style-name="gr4" draw:text-style-name="P2" draw:layer="layout" svg:x1="1.067cm" svg:y1="16.106cm" svg:x2="28.608cm" svg:y2="16.106cm">
            <text:p/>
          </draw:line>
          <draw:line draw:style-name="gr12" draw:text-style-name="P2" draw:layer="layout" svg:x1="1.067cm" svg:y1="16.37cm" svg:x2="28.608cm" svg:y2="16.37cm">
            <text:p/>
          </draw:line>
          <draw:line draw:style-name="gr5" draw:text-style-name="P2" draw:layer="layout" svg:x1="1.067cm" svg:y1="16.635cm" svg:x2="28.608cm" svg:y2="16.635cm">
            <text:p/>
          </draw:line>
          <draw:line draw:style-name="gr9" draw:text-style-name="P2" draw:layer="layout" svg:x1="1.067cm" svg:y1="16.901cm" svg:x2="28.608cm" svg:y2="16.901cm">
            <text:p/>
          </draw:line>
          <draw:line draw:style-name="gr13" draw:text-style-name="P2" draw:layer="layout" svg:x1="1.067cm" svg:y1="17.165cm" svg:x2="28.608cm" svg:y2="17.165cm">
            <text:p/>
          </draw:line>
        </draw:g>
        <draw:frame draw:style-name="gr14" draw:text-style-name="P5" draw:layer="layout" svg:width="15.426cm" svg:height="16.002cm" svg:x="3.907cm" svg:y="1.368cm">
          <draw:image xlink:href="Pictures/10000201000001C8000001D95AB2C4BB09FF4B43.png" xlink:type="simple" xlink:show="embed" xlink:actuate="onLoad">
            <text:p/>
          </draw:image>
        </draw:frame>
        <draw:line draw:style-name="gr13" draw:text-style-name="P2" draw:layer="layout" svg:x1="3.941cm" svg:y1="9.382cm" svg:x2="19.987cm" svg:y2="9.382cm">
          <text:p/>
        </draw:line>
        <draw:line draw:style-name="gr15" draw:text-style-name="P2" draw:layer="layout" svg:x1="3.941cm" svg:y1="9.382cm" svg:x2="19.987cm" svg:y2="9.382cm">
          <text:p/>
        </draw:line>
        <draw:line draw:style-name="gr15" draw:text-style-name="P2" draw:layer="layout" svg:x1="4.579cm" svg:y1="12.517cm" svg:x2="19.349cm" svg:y2="6.247cm">
          <text:p/>
        </draw:line>
        <draw:line draw:style-name="gr15" draw:text-style-name="P2" draw:layer="layout" svg:x1="6.391cm" svg:y1="15.152cm" svg:x2="17.537cm" svg:y2="3.61cm">
          <text:p/>
        </draw:line>
        <draw:line draw:style-name="gr15" draw:text-style-name="P2" draw:layer="layout" svg:x1="9.089cm" svg:y1="16.872cm" svg:x2="14.839cm" svg:y2="1.892cm">
          <text:p/>
        </draw:line>
        <draw:line draw:style-name="gr15" draw:text-style-name="P2" draw:layer="layout" svg:x1="12.243cm" svg:y1="17.4cm" svg:x2="11.683cm" svg:y2="1.364cm">
          <text:p/>
        </draw:line>
        <draw:line draw:style-name="gr15" draw:text-style-name="P2" draw:layer="layout" svg:x1="15.353cm" svg:y1="16.654cm" svg:x2="8.572cm" svg:y2="2.111cm">
          <text:p/>
        </draw:line>
        <draw:line draw:style-name="gr15" draw:text-style-name="P2" draw:layer="layout" svg:x1="17.926cm" svg:y1="14.75cm" svg:x2="6.002cm" svg:y2="4.014cm">
          <text:p/>
        </draw:line>
        <draw:line draw:style-name="gr15" draw:text-style-name="P2" draw:layer="layout" svg:x1="19.549cm" svg:y1="11.994cm" svg:x2="4.378cm" svg:y2="6.77cm">
          <text:p/>
        </draw:line>
      </draw:page>
      <draw:page draw:name="page2" draw:style-name="dp1" draw:master-page-name="Standard">
        <draw:g>
          <draw:custom-shape draw:style-name="gr16" draw:text-style-name="P6" draw:layer="layout" svg:width="23cm" svg:height="13.5cm" svg:x="2cm" svg:y="2cm">
            <text:p/>
            <draw:enhanced-geometry svg:viewBox="0 0 21600 21600" draw:type="rectangle" draw:enhanced-path="M 0 0 L 21600 0 21600 21600 0 21600 0 0 Z N"/>
          </draw:custom-shape>
          <draw:line draw:style-name="gr2" draw:text-style-name="P2" draw:layer="layout" svg:x1="25cm" svg:y1="2cm" svg:x2="25cm" svg:y2="15.6cm">
            <text:p/>
          </draw:line>
          <draw:g>
            <draw:line draw:style-name="gr3" draw:text-style-name="P3" draw:layer="layout" svg:x1="2.379cm" svg:y1="2cm" svg:x2="2.379cm" svg:y2="15.6cm">
              <text:p/>
            </draw:line>
            <draw:line draw:style-name="gr2" draw:text-style-name="P2" draw:layer="layout" svg:x1="3.456cm" svg:y1="2cm" svg:x2="3.456cm" svg:y2="15.6cm">
              <text:p/>
            </draw:line>
            <draw:line draw:style-name="gr4" draw:text-style-name="P2" draw:layer="layout" svg:x1="2.738cm" svg:y1="2cm" svg:x2="2.738cm" svg:y2="15.6cm">
              <text:p/>
            </draw:line>
            <draw:line draw:style-name="gr5" draw:text-style-name="P2" draw:layer="layout" svg:x1="3.097cm" svg:y1="2cm" svg:x2="3.097cm" svg:y2="15.6cm">
              <text:p/>
            </draw:line>
            <draw:line draw:style-name="gr6" draw:text-style-name="P4" draw:layer="layout" svg:x1="2.2cm" svg:y1="2cm" svg:x2="2.2cm" svg:y2="15.6cm">
              <text:p/>
            </draw:line>
            <draw:line draw:style-name="gr7" draw:text-style-name="P2" draw:layer="layout" svg:x1="2.559cm" svg:y1="2cm" svg:x2="2.559cm" svg:y2="15.6cm">
              <text:p/>
            </draw:line>
            <draw:line draw:style-name="gr8" draw:text-style-name="P2" draw:layer="layout" svg:x1="2.917cm" svg:y1="2cm" svg:x2="2.917cm" svg:y2="15.6cm">
              <text:p/>
            </draw:line>
            <draw:line draw:style-name="gr9" draw:text-style-name="P2" draw:layer="layout" svg:x1="3.276cm" svg:y1="2cm" svg:x2="3.276cm" svg:y2="15.6cm">
              <text:p/>
            </draw:line>
            <draw:line draw:style-name="gr3" draw:text-style-name="P3" draw:layer="layout" svg:x1="3.814cm" svg:y1="2cm" svg:x2="3.814cm" svg:y2="15.6cm">
              <text:p/>
            </draw:line>
            <draw:line draw:style-name="gr2" draw:text-style-name="P2" draw:layer="layout" svg:x1="4.89cm" svg:y1="2cm" svg:x2="4.89cm" svg:y2="15.6cm">
              <text:p/>
            </draw:line>
            <draw:line draw:style-name="gr4" draw:text-style-name="P2" draw:layer="layout" svg:x1="4.173cm" svg:y1="2cm" svg:x2="4.173cm" svg:y2="15.6cm">
              <text:p/>
            </draw:line>
            <draw:line draw:style-name="gr5" draw:text-style-name="P2" draw:layer="layout" svg:x1="4.532cm" svg:y1="2cm" svg:x2="4.532cm" svg:y2="15.6cm">
              <text:p/>
            </draw:line>
            <draw:line draw:style-name="gr6" draw:text-style-name="P4" draw:layer="layout" svg:x1="3.635cm" svg:y1="2cm" svg:x2="3.635cm" svg:y2="15.6cm">
              <text:p/>
            </draw:line>
            <draw:line draw:style-name="gr7" draw:text-style-name="P2" draw:layer="layout" svg:x1="3.994cm" svg:y1="2cm" svg:x2="3.994cm" svg:y2="15.6cm">
              <text:p/>
            </draw:line>
            <draw:line draw:style-name="gr8" draw:text-style-name="P2" draw:layer="layout" svg:x1="4.352cm" svg:y1="2cm" svg:x2="4.352cm" svg:y2="15.6cm">
              <text:p/>
            </draw:line>
            <draw:line draw:style-name="gr9" draw:text-style-name="P2" draw:layer="layout" svg:x1="4.711cm" svg:y1="2cm" svg:x2="4.711cm" svg:y2="15.6cm">
              <text:p/>
            </draw:line>
            <draw:line draw:style-name="gr3" draw:text-style-name="P3" draw:layer="layout" svg:x1="5.249cm" svg:y1="2cm" svg:x2="5.249cm" svg:y2="15.6cm">
              <text:p/>
            </draw:line>
            <draw:line draw:style-name="gr2" draw:text-style-name="P2" draw:layer="layout" svg:x1="6.325cm" svg:y1="2cm" svg:x2="6.325cm" svg:y2="15.6cm">
              <text:p/>
            </draw:line>
            <draw:line draw:style-name="gr4" draw:text-style-name="P2" draw:layer="layout" svg:x1="5.608cm" svg:y1="2cm" svg:x2="5.608cm" svg:y2="15.6cm">
              <text:p/>
            </draw:line>
            <draw:line draw:style-name="gr5" draw:text-style-name="P2" draw:layer="layout" svg:x1="5.967cm" svg:y1="2cm" svg:x2="5.967cm" svg:y2="15.6cm">
              <text:p/>
            </draw:line>
            <draw:line draw:style-name="gr6" draw:text-style-name="P4" draw:layer="layout" svg:x1="5.07cm" svg:y1="2cm" svg:x2="5.07cm" svg:y2="15.6cm">
              <text:p/>
            </draw:line>
            <draw:line draw:style-name="gr7" draw:text-style-name="P2" draw:layer="layout" svg:x1="5.429cm" svg:y1="2cm" svg:x2="5.429cm" svg:y2="15.6cm">
              <text:p/>
            </draw:line>
            <draw:line draw:style-name="gr8" draw:text-style-name="P2" draw:layer="layout" svg:x1="5.787cm" svg:y1="2cm" svg:x2="5.787cm" svg:y2="15.6cm">
              <text:p/>
            </draw:line>
            <draw:line draw:style-name="gr9" draw:text-style-name="P2" draw:layer="layout" svg:x1="6.146cm" svg:y1="2cm" svg:x2="6.146cm" svg:y2="15.6cm">
              <text:p/>
            </draw:line>
            <draw:line draw:style-name="gr3" draw:text-style-name="P3" draw:layer="layout" svg:x1="6.684cm" svg:y1="2cm" svg:x2="6.684cm" svg:y2="15.6cm">
              <text:p/>
            </draw:line>
            <draw:line draw:style-name="gr2" draw:text-style-name="P2" draw:layer="layout" svg:x1="7.76cm" svg:y1="2cm" svg:x2="7.76cm" svg:y2="15.6cm">
              <text:p/>
            </draw:line>
            <draw:line draw:style-name="gr4" draw:text-style-name="P2" draw:layer="layout" svg:x1="7.043cm" svg:y1="2cm" svg:x2="7.043cm" svg:y2="15.6cm">
              <text:p/>
            </draw:line>
            <draw:line draw:style-name="gr5" draw:text-style-name="P2" draw:layer="layout" svg:x1="7.402cm" svg:y1="2cm" svg:x2="7.402cm" svg:y2="15.6cm">
              <text:p/>
            </draw:line>
            <draw:line draw:style-name="gr6" draw:text-style-name="P4" draw:layer="layout" svg:x1="6.505cm" svg:y1="2cm" svg:x2="6.505cm" svg:y2="15.6cm">
              <text:p/>
            </draw:line>
            <draw:line draw:style-name="gr7" draw:text-style-name="P2" draw:layer="layout" svg:x1="6.863cm" svg:y1="2cm" svg:x2="6.863cm" svg:y2="15.6cm">
              <text:p/>
            </draw:line>
            <draw:line draw:style-name="gr8" draw:text-style-name="P2" draw:layer="layout" svg:x1="7.222cm" svg:y1="2cm" svg:x2="7.222cm" svg:y2="15.6cm">
              <text:p/>
            </draw:line>
            <draw:line draw:style-name="gr9" draw:text-style-name="P2" draw:layer="layout" svg:x1="7.581cm" svg:y1="2cm" svg:x2="7.581cm" svg:y2="15.6cm">
              <text:p/>
            </draw:line>
            <draw:line draw:style-name="gr3" draw:text-style-name="P3" draw:layer="layout" svg:x1="8.119cm" svg:y1="2cm" svg:x2="8.119cm" svg:y2="15.6cm">
              <text:p/>
            </draw:line>
            <draw:line draw:style-name="gr2" draw:text-style-name="P2" draw:layer="layout" svg:x1="9.195cm" svg:y1="2cm" svg:x2="9.195cm" svg:y2="15.6cm">
              <text:p/>
            </draw:line>
            <draw:line draw:style-name="gr4" draw:text-style-name="P2" draw:layer="layout" svg:x1="8.478cm" svg:y1="2cm" svg:x2="8.478cm" svg:y2="15.6cm">
              <text:p/>
            </draw:line>
            <draw:line draw:style-name="gr5" draw:text-style-name="P2" draw:layer="layout" svg:x1="8.837cm" svg:y1="2cm" svg:x2="8.837cm" svg:y2="15.6cm">
              <text:p/>
            </draw:line>
            <draw:line draw:style-name="gr6" draw:text-style-name="P4" draw:layer="layout" svg:x1="7.94cm" svg:y1="2cm" svg:x2="7.94cm" svg:y2="15.6cm">
              <text:p/>
            </draw:line>
            <draw:line draw:style-name="gr7" draw:text-style-name="P2" draw:layer="layout" svg:x1="8.298cm" svg:y1="2cm" svg:x2="8.298cm" svg:y2="15.6cm">
              <text:p/>
            </draw:line>
            <draw:line draw:style-name="gr8" draw:text-style-name="P2" draw:layer="layout" svg:x1="8.657cm" svg:y1="2cm" svg:x2="8.657cm" svg:y2="15.6cm">
              <text:p/>
            </draw:line>
            <draw:line draw:style-name="gr9" draw:text-style-name="P2" draw:layer="layout" svg:x1="9.016cm" svg:y1="2cm" svg:x2="9.016cm" svg:y2="15.6cm">
              <text:p/>
            </draw:line>
            <draw:line draw:style-name="gr3" draw:text-style-name="P3" draw:layer="layout" svg:x1="9.554cm" svg:y1="2cm" svg:x2="9.554cm" svg:y2="15.6cm">
              <text:p/>
            </draw:line>
            <draw:line draw:style-name="gr2" draw:text-style-name="P2" draw:layer="layout" svg:x1="10.63cm" svg:y1="2cm" svg:x2="10.63cm" svg:y2="15.6cm">
              <text:p/>
            </draw:line>
            <draw:line draw:style-name="gr4" draw:text-style-name="P2" draw:layer="layout" svg:x1="9.913cm" svg:y1="2cm" svg:x2="9.913cm" svg:y2="15.6cm">
              <text:p/>
            </draw:line>
            <draw:line draw:style-name="gr5" draw:text-style-name="P2" draw:layer="layout" svg:x1="10.271cm" svg:y1="2cm" svg:x2="10.271cm" svg:y2="15.6cm">
              <text:p/>
            </draw:line>
            <draw:line draw:style-name="gr6" draw:text-style-name="P4" draw:layer="layout" svg:x1="9.375cm" svg:y1="2cm" svg:x2="9.375cm" svg:y2="15.6cm">
              <text:p/>
            </draw:line>
            <draw:line draw:style-name="gr7" draw:text-style-name="P2" draw:layer="layout" svg:x1="9.733cm" svg:y1="2cm" svg:x2="9.733cm" svg:y2="15.6cm">
              <text:p/>
            </draw:line>
            <draw:line draw:style-name="gr8" draw:text-style-name="P2" draw:layer="layout" svg:x1="10.092cm" svg:y1="2cm" svg:x2="10.092cm" svg:y2="15.6cm">
              <text:p/>
            </draw:line>
            <draw:line draw:style-name="gr9" draw:text-style-name="P2" draw:layer="layout" svg:x1="10.451cm" svg:y1="2cm" svg:x2="10.451cm" svg:y2="15.6cm">
              <text:p/>
            </draw:line>
            <draw:line draw:style-name="gr3" draw:text-style-name="P3" draw:layer="layout" svg:x1="10.989cm" svg:y1="2cm" svg:x2="10.989cm" svg:y2="15.6cm">
              <text:p/>
            </draw:line>
            <draw:line draw:style-name="gr2" draw:text-style-name="P2" draw:layer="layout" svg:x1="12.065cm" svg:y1="2cm" svg:x2="12.065cm" svg:y2="15.6cm">
              <text:p/>
            </draw:line>
            <draw:line draw:style-name="gr4" draw:text-style-name="P2" draw:layer="layout" svg:x1="11.348cm" svg:y1="2cm" svg:x2="11.348cm" svg:y2="15.6cm">
              <text:p/>
            </draw:line>
            <draw:line draw:style-name="gr5" draw:text-style-name="P2" draw:layer="layout" svg:x1="11.706cm" svg:y1="2cm" svg:x2="11.706cm" svg:y2="15.6cm">
              <text:p/>
            </draw:line>
            <draw:line draw:style-name="gr6" draw:text-style-name="P4" draw:layer="layout" svg:x1="10.81cm" svg:y1="2cm" svg:x2="10.81cm" svg:y2="15.6cm">
              <text:p/>
            </draw:line>
            <draw:line draw:style-name="gr7" draw:text-style-name="P2" draw:layer="layout" svg:x1="11.168cm" svg:y1="2cm" svg:x2="11.168cm" svg:y2="15.6cm">
              <text:p/>
            </draw:line>
            <draw:line draw:style-name="gr8" draw:text-style-name="P2" draw:layer="layout" svg:x1="11.527cm" svg:y1="2cm" svg:x2="11.527cm" svg:y2="15.6cm">
              <text:p/>
            </draw:line>
            <draw:line draw:style-name="gr9" draw:text-style-name="P2" draw:layer="layout" svg:x1="11.886cm" svg:y1="2cm" svg:x2="11.886cm" svg:y2="15.6cm">
              <text:p/>
            </draw:line>
            <draw:line draw:style-name="gr3" draw:text-style-name="P3" draw:layer="layout" svg:x1="12.424cm" svg:y1="2cm" svg:x2="12.424cm" svg:y2="15.6cm">
              <text:p/>
            </draw:line>
            <draw:line draw:style-name="gr2" draw:text-style-name="P2" draw:layer="layout" svg:x1="13.5cm" svg:y1="2cm" svg:x2="13.5cm" svg:y2="15.6cm">
              <text:p/>
            </draw:line>
            <draw:line draw:style-name="gr4" draw:text-style-name="P2" draw:layer="layout" svg:x1="12.783cm" svg:y1="2cm" svg:x2="12.783cm" svg:y2="15.6cm">
              <text:p/>
            </draw:line>
            <draw:line draw:style-name="gr5" draw:text-style-name="P2" draw:layer="layout" svg:x1="13.141cm" svg:y1="2cm" svg:x2="13.141cm" svg:y2="15.6cm">
              <text:p/>
            </draw:line>
            <draw:line draw:style-name="gr6" draw:text-style-name="P4" draw:layer="layout" svg:x1="12.244cm" svg:y1="2cm" svg:x2="12.244cm" svg:y2="15.6cm">
              <text:p/>
            </draw:line>
            <draw:line draw:style-name="gr7" draw:text-style-name="P2" draw:layer="layout" svg:x1="12.603cm" svg:y1="2cm" svg:x2="12.603cm" svg:y2="15.6cm">
              <text:p/>
            </draw:line>
            <draw:line draw:style-name="gr8" draw:text-style-name="P2" draw:layer="layout" svg:x1="12.962cm" svg:y1="2cm" svg:x2="12.962cm" svg:y2="15.6cm">
              <text:p/>
            </draw:line>
            <draw:line draw:style-name="gr9" draw:text-style-name="P2" draw:layer="layout" svg:x1="13.321cm" svg:y1="2cm" svg:x2="13.321cm" svg:y2="15.6cm">
              <text:p/>
            </draw:line>
            <draw:line draw:style-name="gr3" draw:text-style-name="P3" draw:layer="layout" svg:x1="13.859cm" svg:y1="2cm" svg:x2="13.859cm" svg:y2="15.6cm">
              <text:p/>
            </draw:line>
            <draw:line draw:style-name="gr2" draw:text-style-name="P2" draw:layer="layout" svg:x1="14.935cm" svg:y1="2cm" svg:x2="14.935cm" svg:y2="15.6cm">
              <text:p/>
            </draw:line>
            <draw:line draw:style-name="gr4" draw:text-style-name="P2" draw:layer="layout" svg:x1="14.217cm" svg:y1="2cm" svg:x2="14.217cm" svg:y2="15.6cm">
              <text:p/>
            </draw:line>
            <draw:line draw:style-name="gr5" draw:text-style-name="P2" draw:layer="layout" svg:x1="14.576cm" svg:y1="2cm" svg:x2="14.576cm" svg:y2="15.6cm">
              <text:p/>
            </draw:line>
            <draw:line draw:style-name="gr6" draw:text-style-name="P4" draw:layer="layout" svg:x1="13.679cm" svg:y1="2cm" svg:x2="13.679cm" svg:y2="15.6cm">
              <text:p/>
            </draw:line>
            <draw:line draw:style-name="gr7" draw:text-style-name="P2" draw:layer="layout" svg:x1="14.038cm" svg:y1="2cm" svg:x2="14.038cm" svg:y2="15.6cm">
              <text:p/>
            </draw:line>
            <draw:line draw:style-name="gr8" draw:text-style-name="P2" draw:layer="layout" svg:x1="14.397cm" svg:y1="2cm" svg:x2="14.397cm" svg:y2="15.6cm">
              <text:p/>
            </draw:line>
            <draw:line draw:style-name="gr9" draw:text-style-name="P2" draw:layer="layout" svg:x1="14.756cm" svg:y1="2cm" svg:x2="14.756cm" svg:y2="15.6cm">
              <text:p/>
            </draw:line>
            <draw:line draw:style-name="gr3" draw:text-style-name="P3" draw:layer="layout" svg:x1="15.294cm" svg:y1="2cm" svg:x2="15.294cm" svg:y2="15.6cm">
              <text:p/>
            </draw:line>
            <draw:line draw:style-name="gr2" draw:text-style-name="P2" draw:layer="layout" svg:x1="16.37cm" svg:y1="2cm" svg:x2="16.37cm" svg:y2="15.6cm">
              <text:p/>
            </draw:line>
            <draw:line draw:style-name="gr4" draw:text-style-name="P2" draw:layer="layout" svg:x1="15.652cm" svg:y1="2cm" svg:x2="15.652cm" svg:y2="15.6cm">
              <text:p/>
            </draw:line>
            <draw:line draw:style-name="gr5" draw:text-style-name="P2" draw:layer="layout" svg:x1="16.011cm" svg:y1="2cm" svg:x2="16.011cm" svg:y2="15.6cm">
              <text:p/>
            </draw:line>
            <draw:line draw:style-name="gr6" draw:text-style-name="P4" draw:layer="layout" svg:x1="15.114cm" svg:y1="2cm" svg:x2="15.114cm" svg:y2="15.6cm">
              <text:p/>
            </draw:line>
            <draw:line draw:style-name="gr7" draw:text-style-name="P2" draw:layer="layout" svg:x1="15.473cm" svg:y1="2cm" svg:x2="15.473cm" svg:y2="15.6cm">
              <text:p/>
            </draw:line>
            <draw:line draw:style-name="gr8" draw:text-style-name="P2" draw:layer="layout" svg:x1="15.832cm" svg:y1="2cm" svg:x2="15.832cm" svg:y2="15.6cm">
              <text:p/>
            </draw:line>
            <draw:line draw:style-name="gr9" draw:text-style-name="P2" draw:layer="layout" svg:x1="16.19cm" svg:y1="2cm" svg:x2="16.19cm" svg:y2="15.6cm">
              <text:p/>
            </draw:line>
            <draw:line draw:style-name="gr3" draw:text-style-name="P3" draw:layer="layout" svg:x1="16.729cm" svg:y1="2cm" svg:x2="16.729cm" svg:y2="15.6cm">
              <text:p/>
            </draw:line>
            <draw:line draw:style-name="gr2" draw:text-style-name="P2" draw:layer="layout" svg:x1="17.805cm" svg:y1="2cm" svg:x2="17.805cm" svg:y2="15.6cm">
              <text:p/>
            </draw:line>
            <draw:line draw:style-name="gr4" draw:text-style-name="P2" draw:layer="layout" svg:x1="17.087cm" svg:y1="2cm" svg:x2="17.087cm" svg:y2="15.6cm">
              <text:p/>
            </draw:line>
            <draw:line draw:style-name="gr5" draw:text-style-name="P2" draw:layer="layout" svg:x1="17.446cm" svg:y1="2cm" svg:x2="17.446cm" svg:y2="15.6cm">
              <text:p/>
            </draw:line>
            <draw:line draw:style-name="gr6" draw:text-style-name="P4" draw:layer="layout" svg:x1="16.549cm" svg:y1="2cm" svg:x2="16.549cm" svg:y2="15.6cm">
              <text:p/>
            </draw:line>
            <draw:line draw:style-name="gr7" draw:text-style-name="P2" draw:layer="layout" svg:x1="16.908cm" svg:y1="2cm" svg:x2="16.908cm" svg:y2="15.6cm">
              <text:p/>
            </draw:line>
            <draw:line draw:style-name="gr8" draw:text-style-name="P2" draw:layer="layout" svg:x1="17.267cm" svg:y1="2cm" svg:x2="17.267cm" svg:y2="15.6cm">
              <text:p/>
            </draw:line>
            <draw:line draw:style-name="gr9" draw:text-style-name="P2" draw:layer="layout" svg:x1="17.625cm" svg:y1="2cm" svg:x2="17.625cm" svg:y2="15.6cm">
              <text:p/>
            </draw:line>
            <draw:line draw:style-name="gr3" draw:text-style-name="P3" draw:layer="layout" svg:x1="18.163cm" svg:y1="2cm" svg:x2="18.163cm" svg:y2="15.6cm">
              <text:p/>
            </draw:line>
            <draw:line draw:style-name="gr2" draw:text-style-name="P2" draw:layer="layout" svg:x1="19.24cm" svg:y1="2cm" svg:x2="19.24cm" svg:y2="15.6cm">
              <text:p/>
            </draw:line>
            <draw:line draw:style-name="gr4" draw:text-style-name="P2" draw:layer="layout" svg:x1="18.522cm" svg:y1="2cm" svg:x2="18.522cm" svg:y2="15.6cm">
              <text:p/>
            </draw:line>
            <draw:line draw:style-name="gr5" draw:text-style-name="P2" draw:layer="layout" svg:x1="18.881cm" svg:y1="2cm" svg:x2="18.881cm" svg:y2="15.6cm">
              <text:p/>
            </draw:line>
            <draw:line draw:style-name="gr6" draw:text-style-name="P4" draw:layer="layout" svg:x1="17.984cm" svg:y1="2cm" svg:x2="17.984cm" svg:y2="15.6cm">
              <text:p/>
            </draw:line>
            <draw:line draw:style-name="gr7" draw:text-style-name="P2" draw:layer="layout" svg:x1="18.343cm" svg:y1="2cm" svg:x2="18.343cm" svg:y2="15.6cm">
              <text:p/>
            </draw:line>
            <draw:line draw:style-name="gr8" draw:text-style-name="P2" draw:layer="layout" svg:x1="18.702cm" svg:y1="2cm" svg:x2="18.702cm" svg:y2="15.6cm">
              <text:p/>
            </draw:line>
            <draw:line draw:style-name="gr9" draw:text-style-name="P2" draw:layer="layout" svg:x1="19.06cm" svg:y1="2cm" svg:x2="19.06cm" svg:y2="15.6cm">
              <text:p/>
            </draw:line>
            <draw:line draw:style-name="gr3" draw:text-style-name="P3" draw:layer="layout" svg:x1="19.598cm" svg:y1="2cm" svg:x2="19.598cm" svg:y2="15.6cm">
              <text:p/>
            </draw:line>
            <draw:line draw:style-name="gr2" draw:text-style-name="P2" draw:layer="layout" svg:x1="20.675cm" svg:y1="2cm" svg:x2="20.675cm" svg:y2="15.6cm">
              <text:p/>
            </draw:line>
            <draw:line draw:style-name="gr4" draw:text-style-name="P2" draw:layer="layout" svg:x1="19.957cm" svg:y1="2cm" svg:x2="19.957cm" svg:y2="15.6cm">
              <text:p/>
            </draw:line>
            <draw:line draw:style-name="gr5" draw:text-style-name="P2" draw:layer="layout" svg:x1="20.316cm" svg:y1="2cm" svg:x2="20.316cm" svg:y2="15.6cm">
              <text:p/>
            </draw:line>
            <draw:line draw:style-name="gr6" draw:text-style-name="P4" draw:layer="layout" svg:x1="19.419cm" svg:y1="2cm" svg:x2="19.419cm" svg:y2="15.6cm">
              <text:p/>
            </draw:line>
            <draw:line draw:style-name="gr7" draw:text-style-name="P2" draw:layer="layout" svg:x1="19.778cm" svg:y1="2cm" svg:x2="19.778cm" svg:y2="15.6cm">
              <text:p/>
            </draw:line>
            <draw:line draw:style-name="gr8" draw:text-style-name="P2" draw:layer="layout" svg:x1="20.137cm" svg:y1="2cm" svg:x2="20.137cm" svg:y2="15.6cm">
              <text:p/>
            </draw:line>
            <draw:line draw:style-name="gr9" draw:text-style-name="P2" draw:layer="layout" svg:x1="20.495cm" svg:y1="2cm" svg:x2="20.495cm" svg:y2="15.6cm">
              <text:p/>
            </draw:line>
            <draw:line draw:style-name="gr3" draw:text-style-name="P3" draw:layer="layout" svg:x1="21.033cm" svg:y1="2cm" svg:x2="21.033cm" svg:y2="15.6cm">
              <text:p/>
            </draw:line>
            <draw:line draw:style-name="gr2" draw:text-style-name="P2" draw:layer="layout" svg:x1="22.11cm" svg:y1="2cm" svg:x2="22.11cm" svg:y2="15.6cm">
              <text:p/>
            </draw:line>
            <draw:line draw:style-name="gr4" draw:text-style-name="P2" draw:layer="layout" svg:x1="21.392cm" svg:y1="2cm" svg:x2="21.392cm" svg:y2="15.6cm">
              <text:p/>
            </draw:line>
            <draw:line draw:style-name="gr5" draw:text-style-name="P2" draw:layer="layout" svg:x1="21.751cm" svg:y1="2cm" svg:x2="21.751cm" svg:y2="15.6cm">
              <text:p/>
            </draw:line>
            <draw:line draw:style-name="gr6" draw:text-style-name="P4" draw:layer="layout" svg:x1="20.854cm" svg:y1="2cm" svg:x2="20.854cm" svg:y2="15.6cm">
              <text:p/>
            </draw:line>
            <draw:line draw:style-name="gr7" draw:text-style-name="P2" draw:layer="layout" svg:x1="21.213cm" svg:y1="2cm" svg:x2="21.213cm" svg:y2="15.6cm">
              <text:p/>
            </draw:line>
            <draw:line draw:style-name="gr8" draw:text-style-name="P2" draw:layer="layout" svg:x1="21.571cm" svg:y1="2cm" svg:x2="21.571cm" svg:y2="15.6cm">
              <text:p/>
            </draw:line>
            <draw:line draw:style-name="gr9" draw:text-style-name="P2" draw:layer="layout" svg:x1="21.93cm" svg:y1="2cm" svg:x2="21.93cm" svg:y2="15.6cm">
              <text:p/>
            </draw:line>
            <draw:line draw:style-name="gr3" draw:text-style-name="P3" draw:layer="layout" svg:x1="22.468cm" svg:y1="2cm" svg:x2="22.468cm" svg:y2="15.6cm">
              <text:p/>
            </draw:line>
            <draw:line draw:style-name="gr2" draw:text-style-name="P2" draw:layer="layout" svg:x1="23.544cm" svg:y1="2cm" svg:x2="23.544cm" svg:y2="15.6cm">
              <text:p/>
            </draw:line>
            <draw:line draw:style-name="gr4" draw:text-style-name="P2" draw:layer="layout" svg:x1="22.827cm" svg:y1="2cm" svg:x2="22.827cm" svg:y2="15.6cm">
              <text:p/>
            </draw:line>
            <draw:line draw:style-name="gr5" draw:text-style-name="P2" draw:layer="layout" svg:x1="23.186cm" svg:y1="2cm" svg:x2="23.186cm" svg:y2="15.6cm">
              <text:p/>
            </draw:line>
            <draw:line draw:style-name="gr6" draw:text-style-name="P4" draw:layer="layout" svg:x1="22.289cm" svg:y1="2cm" svg:x2="22.289cm" svg:y2="15.6cm">
              <text:p/>
            </draw:line>
            <draw:line draw:style-name="gr7" draw:text-style-name="P2" draw:layer="layout" svg:x1="22.648cm" svg:y1="2cm" svg:x2="22.648cm" svg:y2="15.6cm">
              <text:p/>
            </draw:line>
            <draw:line draw:style-name="gr8" draw:text-style-name="P2" draw:layer="layout" svg:x1="23.006cm" svg:y1="2cm" svg:x2="23.006cm" svg:y2="15.6cm">
              <text:p/>
            </draw:line>
            <draw:line draw:style-name="gr9" draw:text-style-name="P2" draw:layer="layout" svg:x1="23.365cm" svg:y1="2cm" svg:x2="23.365cm" svg:y2="15.6cm">
              <text:p/>
            </draw:line>
            <draw:line draw:style-name="gr3" draw:text-style-name="P3" draw:layer="layout" svg:x1="23.903cm" svg:y1="2cm" svg:x2="23.903cm" svg:y2="15.6cm">
              <text:p/>
            </draw:line>
            <draw:line draw:style-name="gr4" draw:text-style-name="P2" draw:layer="layout" svg:x1="24.262cm" svg:y1="2cm" svg:x2="24.262cm" svg:y2="15.6cm">
              <text:p/>
            </draw:line>
            <draw:line draw:style-name="gr5" draw:text-style-name="P2" draw:layer="layout" svg:x1="24.621cm" svg:y1="2cm" svg:x2="24.621cm" svg:y2="15.6cm">
              <text:p/>
            </draw:line>
            <draw:line draw:style-name="gr6" draw:text-style-name="P4" draw:layer="layout" svg:x1="23.724cm" svg:y1="2cm" svg:x2="23.724cm" svg:y2="15.6cm">
              <text:p/>
            </draw:line>
            <draw:line draw:style-name="gr7" draw:text-style-name="P2" draw:layer="layout" svg:x1="24.083cm" svg:y1="2cm" svg:x2="24.083cm" svg:y2="15.6cm">
              <text:p/>
            </draw:line>
            <draw:line draw:style-name="gr8" draw:text-style-name="P2" draw:layer="layout" svg:x1="24.441cm" svg:y1="2cm" svg:x2="24.441cm" svg:y2="15.6cm">
              <text:p/>
            </draw:line>
            <draw:line draw:style-name="gr9" draw:text-style-name="P2" draw:layer="layout" svg:x1="24.8cm" svg:y1="2cm" svg:x2="24.8cm" svg:y2="15.6cm">
              <text:p/>
            </draw:line>
          </draw:g>
          <draw:g>
            <draw:line draw:style-name="gr10" draw:text-style-name="P2" draw:layer="layout" svg:x1="2cm" svg:y1="2cm" svg:x2="25cm" svg:y2="2cm">
              <text:p/>
            </draw:line>
            <draw:line draw:style-name="gr11" draw:text-style-name="P2" draw:layer="layout" svg:x1="2cm" svg:y1="2.221cm" svg:x2="25cm" svg:y2="2.221cm">
              <text:p/>
            </draw:line>
            <draw:line draw:style-name="gr7" draw:text-style-name="P2" draw:layer="layout" svg:x1="2cm" svg:y1="2.443cm" svg:x2="25cm" svg:y2="2.443cm">
              <text:p/>
            </draw:line>
            <draw:line draw:style-name="gr4" draw:text-style-name="P2" draw:layer="layout" svg:x1="2cm" svg:y1="2.664cm" svg:x2="25cm" svg:y2="2.664cm">
              <text:p/>
            </draw:line>
            <draw:line draw:style-name="gr12" draw:text-style-name="P2" draw:layer="layout" svg:x1="2cm" svg:y1="2.885cm" svg:x2="25cm" svg:y2="2.885cm">
              <text:p/>
            </draw:line>
            <draw:line draw:style-name="gr5" draw:text-style-name="P2" draw:layer="layout" svg:x1="2cm" svg:y1="3.107cm" svg:x2="25cm" svg:y2="3.107cm">
              <text:p/>
            </draw:line>
            <draw:line draw:style-name="gr9" draw:text-style-name="P2" draw:layer="layout" svg:x1="2cm" svg:y1="3.328cm" svg:x2="25cm" svg:y2="3.328cm">
              <text:p/>
            </draw:line>
            <draw:line draw:style-name="gr13" draw:text-style-name="P2" draw:layer="layout" svg:x1="2cm" svg:y1="3.549cm" svg:x2="25cm" svg:y2="3.549cm">
              <text:p/>
            </draw:line>
            <draw:line draw:style-name="gr10" draw:text-style-name="P2" draw:layer="layout" svg:x1="2cm" svg:y1="3.77cm" svg:x2="25cm" svg:y2="3.77cm">
              <text:p/>
            </draw:line>
            <draw:line draw:style-name="gr11" draw:text-style-name="P2" draw:layer="layout" svg:x1="2cm" svg:y1="3.992cm" svg:x2="25cm" svg:y2="3.992cm">
              <text:p/>
            </draw:line>
            <draw:line draw:style-name="gr7" draw:text-style-name="P2" draw:layer="layout" svg:x1="2cm" svg:y1="4.213cm" svg:x2="25cm" svg:y2="4.213cm">
              <text:p/>
            </draw:line>
            <draw:line draw:style-name="gr4" draw:text-style-name="P2" draw:layer="layout" svg:x1="2cm" svg:y1="4.434cm" svg:x2="25cm" svg:y2="4.434cm">
              <text:p/>
            </draw:line>
            <draw:line draw:style-name="gr12" draw:text-style-name="P2" draw:layer="layout" svg:x1="2cm" svg:y1="4.656cm" svg:x2="25cm" svg:y2="4.656cm">
              <text:p/>
            </draw:line>
            <draw:line draw:style-name="gr5" draw:text-style-name="P2" draw:layer="layout" svg:x1="2cm" svg:y1="4.877cm" svg:x2="25cm" svg:y2="4.877cm">
              <text:p/>
            </draw:line>
            <draw:line draw:style-name="gr9" draw:text-style-name="P2" draw:layer="layout" svg:x1="2cm" svg:y1="5.098cm" svg:x2="25cm" svg:y2="5.098cm">
              <text:p/>
            </draw:line>
            <draw:line draw:style-name="gr13" draw:text-style-name="P2" draw:layer="layout" svg:x1="2cm" svg:y1="5.32cm" svg:x2="25cm" svg:y2="5.32cm">
              <text:p/>
            </draw:line>
            <draw:line draw:style-name="gr10" draw:text-style-name="P2" draw:layer="layout" svg:x1="2cm" svg:y1="5.541cm" svg:x2="25cm" svg:y2="5.541cm">
              <text:p/>
            </draw:line>
            <draw:line draw:style-name="gr11" draw:text-style-name="P2" draw:layer="layout" svg:x1="2cm" svg:y1="5.762cm" svg:x2="25cm" svg:y2="5.762cm">
              <text:p/>
            </draw:line>
            <draw:line draw:style-name="gr7" draw:text-style-name="P2" draw:layer="layout" svg:x1="2cm" svg:y1="5.984cm" svg:x2="25cm" svg:y2="5.984cm">
              <text:p/>
            </draw:line>
            <draw:line draw:style-name="gr4" draw:text-style-name="P2" draw:layer="layout" svg:x1="2cm" svg:y1="6.205cm" svg:x2="25cm" svg:y2="6.205cm">
              <text:p/>
            </draw:line>
            <draw:line draw:style-name="gr12" draw:text-style-name="P2" draw:layer="layout" svg:x1="2cm" svg:y1="6.426cm" svg:x2="25cm" svg:y2="6.426cm">
              <text:p/>
            </draw:line>
            <draw:line draw:style-name="gr5" draw:text-style-name="P2" draw:layer="layout" svg:x1="2cm" svg:y1="6.648cm" svg:x2="25cm" svg:y2="6.648cm">
              <text:p/>
            </draw:line>
            <draw:line draw:style-name="gr9" draw:text-style-name="P2" draw:layer="layout" svg:x1="2cm" svg:y1="6.869cm" svg:x2="25cm" svg:y2="6.869cm">
              <text:p/>
            </draw:line>
            <draw:line draw:style-name="gr13" draw:text-style-name="P2" draw:layer="layout" svg:x1="2cm" svg:y1="7.09cm" svg:x2="25cm" svg:y2="7.09cm">
              <text:p/>
            </draw:line>
            <draw:line draw:style-name="gr10" draw:text-style-name="P2" draw:layer="layout" svg:x1="2cm" svg:y1="7.09cm" svg:x2="25cm" svg:y2="7.09cm">
              <text:p/>
            </draw:line>
            <draw:line draw:style-name="gr11" draw:text-style-name="P2" draw:layer="layout" svg:x1="2cm" svg:y1="7.311cm" svg:x2="25cm" svg:y2="7.311cm">
              <text:p/>
            </draw:line>
            <draw:line draw:style-name="gr7" draw:text-style-name="P2" draw:layer="layout" svg:x1="2cm" svg:y1="7.533cm" svg:x2="25cm" svg:y2="7.533cm">
              <text:p/>
            </draw:line>
            <draw:line draw:style-name="gr4" draw:text-style-name="P2" draw:layer="layout" svg:x1="2cm" svg:y1="7.754cm" svg:x2="25cm" svg:y2="7.754cm">
              <text:p/>
            </draw:line>
            <draw:line draw:style-name="gr12" draw:text-style-name="P2" draw:layer="layout" svg:x1="2cm" svg:y1="7.975cm" svg:x2="25cm" svg:y2="7.975cm">
              <text:p/>
            </draw:line>
            <draw:line draw:style-name="gr5" draw:text-style-name="P2" draw:layer="layout" svg:x1="2cm" svg:y1="8.197cm" svg:x2="25cm" svg:y2="8.197cm">
              <text:p/>
            </draw:line>
            <draw:line draw:style-name="gr9" draw:text-style-name="P2" draw:layer="layout" svg:x1="2cm" svg:y1="8.418cm" svg:x2="25cm" svg:y2="8.418cm">
              <text:p/>
            </draw:line>
            <draw:line draw:style-name="gr13" draw:text-style-name="P2" draw:layer="layout" svg:x1="2cm" svg:y1="8.639cm" svg:x2="25cm" svg:y2="8.639cm">
              <text:p/>
            </draw:line>
            <draw:line draw:style-name="gr10" draw:text-style-name="P2" draw:layer="layout" svg:x1="2cm" svg:y1="8.861cm" svg:x2="25cm" svg:y2="8.861cm">
              <text:p/>
            </draw:line>
            <draw:line draw:style-name="gr11" draw:text-style-name="P2" draw:layer="layout" svg:x1="2cm" svg:y1="9.082cm" svg:x2="25cm" svg:y2="9.082cm">
              <text:p/>
            </draw:line>
            <draw:line draw:style-name="gr7" draw:text-style-name="P2" draw:layer="layout" svg:x1="2cm" svg:y1="9.303cm" svg:x2="25cm" svg:y2="9.303cm">
              <text:p/>
            </draw:line>
            <draw:line draw:style-name="gr4" draw:text-style-name="P2" draw:layer="layout" svg:x1="2cm" svg:y1="9.525cm" svg:x2="25cm" svg:y2="9.525cm">
              <text:p/>
            </draw:line>
            <draw:line draw:style-name="gr12" draw:text-style-name="P2" draw:layer="layout" svg:x1="2cm" svg:y1="9.746cm" svg:x2="25cm" svg:y2="9.746cm">
              <text:p/>
            </draw:line>
            <draw:line draw:style-name="gr5" draw:text-style-name="P2" draw:layer="layout" svg:x1="2cm" svg:y1="9.967cm" svg:x2="25cm" svg:y2="9.967cm">
              <text:p/>
            </draw:line>
            <draw:line draw:style-name="gr9" draw:text-style-name="P2" draw:layer="layout" svg:x1="2cm" svg:y1="10.189cm" svg:x2="25cm" svg:y2="10.189cm">
              <text:p/>
            </draw:line>
            <draw:line draw:style-name="gr13" draw:text-style-name="P2" draw:layer="layout" svg:x1="2cm" svg:y1="10.41cm" svg:x2="25cm" svg:y2="10.41cm">
              <text:p/>
            </draw:line>
            <draw:line draw:style-name="gr10" draw:text-style-name="P2" draw:layer="layout" svg:x1="2cm" svg:y1="10.631cm" svg:x2="25cm" svg:y2="10.631cm">
              <text:p/>
            </draw:line>
            <draw:line draw:style-name="gr11" draw:text-style-name="P2" draw:layer="layout" svg:x1="2cm" svg:y1="10.852cm" svg:x2="25cm" svg:y2="10.852cm">
              <text:p/>
            </draw:line>
            <draw:line draw:style-name="gr7" draw:text-style-name="P2" draw:layer="layout" svg:x1="2cm" svg:y1="11.074cm" svg:x2="25cm" svg:y2="11.074cm">
              <text:p/>
            </draw:line>
            <draw:line draw:style-name="gr4" draw:text-style-name="P2" draw:layer="layout" svg:x1="2cm" svg:y1="11.295cm" svg:x2="25cm" svg:y2="11.295cm">
              <text:p/>
            </draw:line>
            <draw:line draw:style-name="gr12" draw:text-style-name="P2" draw:layer="layout" svg:x1="2cm" svg:y1="11.516cm" svg:x2="25cm" svg:y2="11.516cm">
              <text:p/>
            </draw:line>
            <draw:line draw:style-name="gr5" draw:text-style-name="P2" draw:layer="layout" svg:x1="2cm" svg:y1="11.738cm" svg:x2="25cm" svg:y2="11.738cm">
              <text:p/>
            </draw:line>
            <draw:line draw:style-name="gr9" draw:text-style-name="P2" draw:layer="layout" svg:x1="2cm" svg:y1="11.959cm" svg:x2="25cm" svg:y2="11.959cm">
              <text:p/>
            </draw:line>
            <draw:line draw:style-name="gr13" draw:text-style-name="P2" draw:layer="layout" svg:x1="2cm" svg:y1="12.18cm" svg:x2="25cm" svg:y2="12.18cm">
              <text:p/>
            </draw:line>
            <draw:line draw:style-name="gr10" draw:text-style-name="P2" draw:layer="layout" svg:x1="2cm" svg:y1="12.402cm" svg:x2="25cm" svg:y2="12.402cm">
              <text:p/>
            </draw:line>
            <draw:line draw:style-name="gr11" draw:text-style-name="P2" draw:layer="layout" svg:x1="2cm" svg:y1="12.623cm" svg:x2="25cm" svg:y2="12.623cm">
              <text:p/>
            </draw:line>
            <draw:line draw:style-name="gr7" draw:text-style-name="P2" draw:layer="layout" svg:x1="2cm" svg:y1="12.844cm" svg:x2="25cm" svg:y2="12.844cm">
              <text:p/>
            </draw:line>
            <draw:line draw:style-name="gr4" draw:text-style-name="P2" draw:layer="layout" svg:x1="2cm" svg:y1="13.066cm" svg:x2="25cm" svg:y2="13.066cm">
              <text:p/>
            </draw:line>
            <draw:line draw:style-name="gr12" draw:text-style-name="P2" draw:layer="layout" svg:x1="2cm" svg:y1="13.287cm" svg:x2="25cm" svg:y2="13.287cm">
              <text:p/>
            </draw:line>
            <draw:line draw:style-name="gr5" draw:text-style-name="P2" draw:layer="layout" svg:x1="2cm" svg:y1="13.508cm" svg:x2="25cm" svg:y2="13.508cm">
              <text:p/>
            </draw:line>
            <draw:line draw:style-name="gr9" draw:text-style-name="P2" draw:layer="layout" svg:x1="2cm" svg:y1="13.73cm" svg:x2="25cm" svg:y2="13.73cm">
              <text:p/>
            </draw:line>
            <draw:line draw:style-name="gr13" draw:text-style-name="P2" draw:layer="layout" svg:x1="2cm" svg:y1="13.951cm" svg:x2="25cm" svg:y2="13.951cm">
              <text:p/>
            </draw:line>
            <draw:line draw:style-name="gr10" draw:text-style-name="P2" draw:layer="layout" svg:x1="2cm" svg:y1="13.951cm" svg:x2="25cm" svg:y2="13.951cm">
              <text:p/>
            </draw:line>
            <draw:line draw:style-name="gr11" draw:text-style-name="P2" draw:layer="layout" svg:x1="2cm" svg:y1="14.172cm" svg:x2="25cm" svg:y2="14.172cm">
              <text:p/>
            </draw:line>
            <draw:line draw:style-name="gr7" draw:text-style-name="P2" draw:layer="layout" svg:x1="2cm" svg:y1="14.393cm" svg:x2="25cm" svg:y2="14.393cm">
              <text:p/>
            </draw:line>
            <draw:line draw:style-name="gr4" draw:text-style-name="P2" draw:layer="layout" svg:x1="2cm" svg:y1="14.615cm" svg:x2="25cm" svg:y2="14.615cm">
              <text:p/>
            </draw:line>
            <draw:line draw:style-name="gr12" draw:text-style-name="P2" draw:layer="layout" svg:x1="2cm" svg:y1="14.836cm" svg:x2="25cm" svg:y2="14.836cm">
              <text:p/>
            </draw:line>
            <draw:line draw:style-name="gr5" draw:text-style-name="P2" draw:layer="layout" svg:x1="2cm" svg:y1="15.057cm" svg:x2="25cm" svg:y2="15.057cm">
              <text:p/>
            </draw:line>
            <draw:line draw:style-name="gr9" draw:text-style-name="P2" draw:layer="layout" svg:x1="2cm" svg:y1="15.279cm" svg:x2="25cm" svg:y2="15.279cm">
              <text:p/>
            </draw:line>
            <draw:line draw:style-name="gr13" draw:text-style-name="P2" draw:layer="layout" svg:x1="2cm" svg:y1="15.5cm" svg:x2="25cm" svg:y2="15.5cm">
              <text:p/>
            </draw:line>
          </draw:g>
        </draw:g>
        <draw:frame draw:style-name="gr17" draw:text-style-name="P7" draw:layer="layout" svg:width="6.8cm" svg:height="6cm" svg:x="4.6cm" svg:y="2cm">
          <draw:text-box>
            <text:p text:style-name="P2"><text:span text:style-name="T1">50</text:span></text:p>
          </draw:text-box>
        </draw:frame>
        <draw:frame draw:style-name="gr18" draw:text-style-name="P8" draw:layer="layout" svg:width="5.4cm" svg:height="2.376cm" svg:x="5.2cm" svg:y="6.6cm">
          <draw:text-box>
            <text:p text:style-name="P2"><text:span text:style-name="T2">Jahre</text:span></text:p>
          </draw:text-box>
        </draw:frame>
        <draw:frame draw:style-name="gr18" draw:text-style-name="P8" draw:layer="layout" svg:width="21.6cm" svg:height="2.376cm" svg:x="3cm" svg:y="13.4cm">
          <draw:text-box>
            <text:p text:style-name="P9"><text:span text:style-name="T2">SISU <text:s text:c="4"/>FHU <text:s text:c="4"/>HS-ULM</text:span></text:p>
          </draw:text-box>
        </draw:frame>
        <draw:frame draw:style-name="gr19" draw:text-style-name="P10" draw:layer="layout" svg:width="23.8cm" svg:height="2.4cm" svg:x="1.8cm" svg:y="10.2cm">
          <draw:text-box>
            <text:p text:style-name="P9"><text:span text:style-name="T2">1960 - 1972 - 2006 <text:s/>- 2010</text:span></text:p>
          </draw:text-box>
        </draw:frame>
        <draw:frame draw:style-name="gr20" draw:text-style-name="P5" draw:layer="layout" svg:width="8.261cm" svg:height="7.4cm" svg:x="13.4cm" svg:y="2cm">
          <draw:image xlink:href="Pictures/100002000000023A000001FECE7B17C9DCE26E05.gif" xlink:type="simple" xlink:show="embed" xlink:actuate="onLoad">
            <text:p/>
          </draw:image>
        </draw:frame>
      </draw:page>
      <draw:page draw:name="page3" draw:style-name="dp1" draw:master-page-name="Standard">
        <draw:g>
          <draw:custom-shape draw:style-name="gr16" draw:text-style-name="P6" draw:layer="layout" svg:width="23cm" svg:height="13.5cm" svg:x="2cm" svg:y="2cm">
            <text:p/>
            <draw:enhanced-geometry svg:viewBox="0 0 21600 21600" draw:type="rectangle" draw:enhanced-path="M 0 0 L 21600 0 21600 21600 0 21600 0 0 Z N"/>
          </draw:custom-shape>
          <draw:line draw:style-name="gr2" draw:text-style-name="P2" draw:layer="layout" svg:x1="25cm" svg:y1="2cm" svg:x2="25cm" svg:y2="15.6cm">
            <text:p/>
          </draw:line>
          <draw:g>
            <draw:line draw:style-name="gr3" draw:text-style-name="P3" draw:layer="layout" svg:x1="2.379cm" svg:y1="2cm" svg:x2="2.379cm" svg:y2="15.6cm">
              <text:p/>
            </draw:line>
            <draw:line draw:style-name="gr2" draw:text-style-name="P2" draw:layer="layout" svg:x1="3.456cm" svg:y1="2cm" svg:x2="3.456cm" svg:y2="15.6cm">
              <text:p/>
            </draw:line>
            <draw:line draw:style-name="gr4" draw:text-style-name="P2" draw:layer="layout" svg:x1="2.738cm" svg:y1="2cm" svg:x2="2.738cm" svg:y2="15.6cm">
              <text:p/>
            </draw:line>
            <draw:line draw:style-name="gr5" draw:text-style-name="P2" draw:layer="layout" svg:x1="3.097cm" svg:y1="2cm" svg:x2="3.097cm" svg:y2="15.6cm">
              <text:p/>
            </draw:line>
            <draw:line draw:style-name="gr6" draw:text-style-name="P4" draw:layer="layout" svg:x1="2.2cm" svg:y1="2cm" svg:x2="2.2cm" svg:y2="15.6cm">
              <text:p/>
            </draw:line>
            <draw:line draw:style-name="gr7" draw:text-style-name="P2" draw:layer="layout" svg:x1="2.559cm" svg:y1="2cm" svg:x2="2.559cm" svg:y2="15.6cm">
              <text:p/>
            </draw:line>
            <draw:line draw:style-name="gr8" draw:text-style-name="P2" draw:layer="layout" svg:x1="2.917cm" svg:y1="2cm" svg:x2="2.917cm" svg:y2="15.6cm">
              <text:p/>
            </draw:line>
            <draw:line draw:style-name="gr9" draw:text-style-name="P2" draw:layer="layout" svg:x1="3.276cm" svg:y1="2cm" svg:x2="3.276cm" svg:y2="15.6cm">
              <text:p/>
            </draw:line>
            <draw:line draw:style-name="gr3" draw:text-style-name="P3" draw:layer="layout" svg:x1="3.814cm" svg:y1="2cm" svg:x2="3.814cm" svg:y2="15.6cm">
              <text:p/>
            </draw:line>
            <draw:line draw:style-name="gr2" draw:text-style-name="P2" draw:layer="layout" svg:x1="4.89cm" svg:y1="2cm" svg:x2="4.89cm" svg:y2="15.6cm">
              <text:p/>
            </draw:line>
            <draw:line draw:style-name="gr4" draw:text-style-name="P2" draw:layer="layout" svg:x1="4.173cm" svg:y1="2cm" svg:x2="4.173cm" svg:y2="15.6cm">
              <text:p/>
            </draw:line>
            <draw:line draw:style-name="gr5" draw:text-style-name="P2" draw:layer="layout" svg:x1="4.532cm" svg:y1="2cm" svg:x2="4.532cm" svg:y2="15.6cm">
              <text:p/>
            </draw:line>
            <draw:line draw:style-name="gr6" draw:text-style-name="P4" draw:layer="layout" svg:x1="3.635cm" svg:y1="2cm" svg:x2="3.635cm" svg:y2="15.6cm">
              <text:p/>
            </draw:line>
            <draw:line draw:style-name="gr7" draw:text-style-name="P2" draw:layer="layout" svg:x1="3.994cm" svg:y1="2cm" svg:x2="3.994cm" svg:y2="15.6cm">
              <text:p/>
            </draw:line>
            <draw:line draw:style-name="gr8" draw:text-style-name="P2" draw:layer="layout" svg:x1="4.352cm" svg:y1="2cm" svg:x2="4.352cm" svg:y2="15.6cm">
              <text:p/>
            </draw:line>
            <draw:line draw:style-name="gr9" draw:text-style-name="P2" draw:layer="layout" svg:x1="4.711cm" svg:y1="2cm" svg:x2="4.711cm" svg:y2="15.6cm">
              <text:p/>
            </draw:line>
            <draw:line draw:style-name="gr3" draw:text-style-name="P3" draw:layer="layout" svg:x1="5.249cm" svg:y1="2cm" svg:x2="5.249cm" svg:y2="15.6cm">
              <text:p/>
            </draw:line>
            <draw:line draw:style-name="gr2" draw:text-style-name="P2" draw:layer="layout" svg:x1="6.325cm" svg:y1="2cm" svg:x2="6.325cm" svg:y2="15.6cm">
              <text:p/>
            </draw:line>
            <draw:line draw:style-name="gr4" draw:text-style-name="P2" draw:layer="layout" svg:x1="5.608cm" svg:y1="2cm" svg:x2="5.608cm" svg:y2="15.6cm">
              <text:p/>
            </draw:line>
            <draw:line draw:style-name="gr5" draw:text-style-name="P2" draw:layer="layout" svg:x1="5.967cm" svg:y1="2cm" svg:x2="5.967cm" svg:y2="15.6cm">
              <text:p/>
            </draw:line>
            <draw:line draw:style-name="gr6" draw:text-style-name="P4" draw:layer="layout" svg:x1="5.07cm" svg:y1="2cm" svg:x2="5.07cm" svg:y2="15.6cm">
              <text:p/>
            </draw:line>
            <draw:line draw:style-name="gr7" draw:text-style-name="P2" draw:layer="layout" svg:x1="5.429cm" svg:y1="2cm" svg:x2="5.429cm" svg:y2="15.6cm">
              <text:p/>
            </draw:line>
            <draw:line draw:style-name="gr8" draw:text-style-name="P2" draw:layer="layout" svg:x1="5.787cm" svg:y1="2cm" svg:x2="5.787cm" svg:y2="15.6cm">
              <text:p/>
            </draw:line>
            <draw:line draw:style-name="gr9" draw:text-style-name="P2" draw:layer="layout" svg:x1="6.146cm" svg:y1="2cm" svg:x2="6.146cm" svg:y2="15.6cm">
              <text:p/>
            </draw:line>
            <draw:line draw:style-name="gr3" draw:text-style-name="P3" draw:layer="layout" svg:x1="6.684cm" svg:y1="2cm" svg:x2="6.684cm" svg:y2="15.6cm">
              <text:p/>
            </draw:line>
            <draw:line draw:style-name="gr2" draw:text-style-name="P2" draw:layer="layout" svg:x1="7.76cm" svg:y1="2cm" svg:x2="7.76cm" svg:y2="15.6cm">
              <text:p/>
            </draw:line>
            <draw:line draw:style-name="gr4" draw:text-style-name="P2" draw:layer="layout" svg:x1="7.043cm" svg:y1="2cm" svg:x2="7.043cm" svg:y2="15.6cm">
              <text:p/>
            </draw:line>
            <draw:line draw:style-name="gr5" draw:text-style-name="P2" draw:layer="layout" svg:x1="7.402cm" svg:y1="2cm" svg:x2="7.402cm" svg:y2="15.6cm">
              <text:p/>
            </draw:line>
            <draw:line draw:style-name="gr6" draw:text-style-name="P4" draw:layer="layout" svg:x1="6.505cm" svg:y1="2cm" svg:x2="6.505cm" svg:y2="15.6cm">
              <text:p/>
            </draw:line>
            <draw:line draw:style-name="gr7" draw:text-style-name="P2" draw:layer="layout" svg:x1="6.863cm" svg:y1="2cm" svg:x2="6.863cm" svg:y2="15.6cm">
              <text:p/>
            </draw:line>
            <draw:line draw:style-name="gr8" draw:text-style-name="P2" draw:layer="layout" svg:x1="7.222cm" svg:y1="2cm" svg:x2="7.222cm" svg:y2="15.6cm">
              <text:p/>
            </draw:line>
            <draw:line draw:style-name="gr9" draw:text-style-name="P2" draw:layer="layout" svg:x1="7.581cm" svg:y1="2cm" svg:x2="7.581cm" svg:y2="15.6cm">
              <text:p/>
            </draw:line>
            <draw:line draw:style-name="gr3" draw:text-style-name="P3" draw:layer="layout" svg:x1="8.119cm" svg:y1="2cm" svg:x2="8.119cm" svg:y2="15.6cm">
              <text:p/>
            </draw:line>
            <draw:line draw:style-name="gr2" draw:text-style-name="P2" draw:layer="layout" svg:x1="9.195cm" svg:y1="2cm" svg:x2="9.195cm" svg:y2="15.6cm">
              <text:p/>
            </draw:line>
            <draw:line draw:style-name="gr4" draw:text-style-name="P2" draw:layer="layout" svg:x1="8.478cm" svg:y1="2cm" svg:x2="8.478cm" svg:y2="15.6cm">
              <text:p/>
            </draw:line>
            <draw:line draw:style-name="gr5" draw:text-style-name="P2" draw:layer="layout" svg:x1="8.837cm" svg:y1="2cm" svg:x2="8.837cm" svg:y2="15.6cm">
              <text:p/>
            </draw:line>
            <draw:line draw:style-name="gr6" draw:text-style-name="P4" draw:layer="layout" svg:x1="7.94cm" svg:y1="2cm" svg:x2="7.94cm" svg:y2="15.6cm">
              <text:p/>
            </draw:line>
            <draw:line draw:style-name="gr7" draw:text-style-name="P2" draw:layer="layout" svg:x1="8.298cm" svg:y1="2cm" svg:x2="8.298cm" svg:y2="15.6cm">
              <text:p/>
            </draw:line>
            <draw:line draw:style-name="gr8" draw:text-style-name="P2" draw:layer="layout" svg:x1="8.657cm" svg:y1="2cm" svg:x2="8.657cm" svg:y2="15.6cm">
              <text:p/>
            </draw:line>
            <draw:line draw:style-name="gr9" draw:text-style-name="P2" draw:layer="layout" svg:x1="9.016cm" svg:y1="2cm" svg:x2="9.016cm" svg:y2="15.6cm">
              <text:p/>
            </draw:line>
            <draw:line draw:style-name="gr3" draw:text-style-name="P3" draw:layer="layout" svg:x1="9.554cm" svg:y1="2cm" svg:x2="9.554cm" svg:y2="15.6cm">
              <text:p/>
            </draw:line>
            <draw:line draw:style-name="gr2" draw:text-style-name="P2" draw:layer="layout" svg:x1="10.63cm" svg:y1="2cm" svg:x2="10.63cm" svg:y2="15.6cm">
              <text:p/>
            </draw:line>
            <draw:line draw:style-name="gr4" draw:text-style-name="P2" draw:layer="layout" svg:x1="9.913cm" svg:y1="2cm" svg:x2="9.913cm" svg:y2="15.6cm">
              <text:p/>
            </draw:line>
            <draw:line draw:style-name="gr5" draw:text-style-name="P2" draw:layer="layout" svg:x1="10.271cm" svg:y1="2cm" svg:x2="10.271cm" svg:y2="15.6cm">
              <text:p/>
            </draw:line>
            <draw:line draw:style-name="gr6" draw:text-style-name="P4" draw:layer="layout" svg:x1="9.375cm" svg:y1="2cm" svg:x2="9.375cm" svg:y2="15.6cm">
              <text:p/>
            </draw:line>
            <draw:line draw:style-name="gr7" draw:text-style-name="P2" draw:layer="layout" svg:x1="9.733cm" svg:y1="2cm" svg:x2="9.733cm" svg:y2="15.6cm">
              <text:p/>
            </draw:line>
            <draw:line draw:style-name="gr8" draw:text-style-name="P2" draw:layer="layout" svg:x1="10.092cm" svg:y1="2cm" svg:x2="10.092cm" svg:y2="15.6cm">
              <text:p/>
            </draw:line>
            <draw:line draw:style-name="gr9" draw:text-style-name="P2" draw:layer="layout" svg:x1="10.451cm" svg:y1="2cm" svg:x2="10.451cm" svg:y2="15.6cm">
              <text:p/>
            </draw:line>
            <draw:line draw:style-name="gr3" draw:text-style-name="P3" draw:layer="layout" svg:x1="10.989cm" svg:y1="2cm" svg:x2="10.989cm" svg:y2="15.6cm">
              <text:p/>
            </draw:line>
            <draw:line draw:style-name="gr2" draw:text-style-name="P2" draw:layer="layout" svg:x1="12.065cm" svg:y1="2cm" svg:x2="12.065cm" svg:y2="15.6cm">
              <text:p/>
            </draw:line>
            <draw:line draw:style-name="gr4" draw:text-style-name="P2" draw:layer="layout" svg:x1="11.348cm" svg:y1="2cm" svg:x2="11.348cm" svg:y2="15.6cm">
              <text:p/>
            </draw:line>
            <draw:line draw:style-name="gr5" draw:text-style-name="P2" draw:layer="layout" svg:x1="11.706cm" svg:y1="2cm" svg:x2="11.706cm" svg:y2="15.6cm">
              <text:p/>
            </draw:line>
            <draw:line draw:style-name="gr6" draw:text-style-name="P4" draw:layer="layout" svg:x1="10.81cm" svg:y1="2cm" svg:x2="10.81cm" svg:y2="15.6cm">
              <text:p/>
            </draw:line>
            <draw:line draw:style-name="gr7" draw:text-style-name="P2" draw:layer="layout" svg:x1="11.168cm" svg:y1="2cm" svg:x2="11.168cm" svg:y2="15.6cm">
              <text:p/>
            </draw:line>
            <draw:line draw:style-name="gr8" draw:text-style-name="P2" draw:layer="layout" svg:x1="11.527cm" svg:y1="2cm" svg:x2="11.527cm" svg:y2="15.6cm">
              <text:p/>
            </draw:line>
            <draw:line draw:style-name="gr9" draw:text-style-name="P2" draw:layer="layout" svg:x1="11.886cm" svg:y1="2cm" svg:x2="11.886cm" svg:y2="15.6cm">
              <text:p/>
            </draw:line>
            <draw:line draw:style-name="gr3" draw:text-style-name="P3" draw:layer="layout" svg:x1="12.424cm" svg:y1="2cm" svg:x2="12.424cm" svg:y2="15.6cm">
              <text:p/>
            </draw:line>
            <draw:line draw:style-name="gr2" draw:text-style-name="P2" draw:layer="layout" svg:x1="13.5cm" svg:y1="2cm" svg:x2="13.5cm" svg:y2="15.6cm">
              <text:p/>
            </draw:line>
            <draw:line draw:style-name="gr4" draw:text-style-name="P2" draw:layer="layout" svg:x1="12.783cm" svg:y1="2cm" svg:x2="12.783cm" svg:y2="15.6cm">
              <text:p/>
            </draw:line>
            <draw:line draw:style-name="gr5" draw:text-style-name="P2" draw:layer="layout" svg:x1="13.141cm" svg:y1="2cm" svg:x2="13.141cm" svg:y2="15.6cm">
              <text:p/>
            </draw:line>
            <draw:line draw:style-name="gr6" draw:text-style-name="P4" draw:layer="layout" svg:x1="12.244cm" svg:y1="2cm" svg:x2="12.244cm" svg:y2="15.6cm">
              <text:p/>
            </draw:line>
            <draw:line draw:style-name="gr7" draw:text-style-name="P2" draw:layer="layout" svg:x1="12.603cm" svg:y1="2cm" svg:x2="12.603cm" svg:y2="15.6cm">
              <text:p/>
            </draw:line>
            <draw:line draw:style-name="gr8" draw:text-style-name="P2" draw:layer="layout" svg:x1="12.962cm" svg:y1="2cm" svg:x2="12.962cm" svg:y2="15.6cm">
              <text:p/>
            </draw:line>
            <draw:line draw:style-name="gr9" draw:text-style-name="P2" draw:layer="layout" svg:x1="13.321cm" svg:y1="2cm" svg:x2="13.321cm" svg:y2="15.6cm">
              <text:p/>
            </draw:line>
            <draw:line draw:style-name="gr3" draw:text-style-name="P3" draw:layer="layout" svg:x1="13.859cm" svg:y1="2cm" svg:x2="13.859cm" svg:y2="15.6cm">
              <text:p/>
            </draw:line>
            <draw:line draw:style-name="gr2" draw:text-style-name="P2" draw:layer="layout" svg:x1="14.935cm" svg:y1="2cm" svg:x2="14.935cm" svg:y2="15.6cm">
              <text:p/>
            </draw:line>
            <draw:line draw:style-name="gr4" draw:text-style-name="P2" draw:layer="layout" svg:x1="14.217cm" svg:y1="2cm" svg:x2="14.217cm" svg:y2="15.6cm">
              <text:p/>
            </draw:line>
            <draw:line draw:style-name="gr5" draw:text-style-name="P2" draw:layer="layout" svg:x1="14.576cm" svg:y1="2cm" svg:x2="14.576cm" svg:y2="15.6cm">
              <text:p/>
            </draw:line>
            <draw:line draw:style-name="gr6" draw:text-style-name="P4" draw:layer="layout" svg:x1="13.679cm" svg:y1="2cm" svg:x2="13.679cm" svg:y2="15.6cm">
              <text:p/>
            </draw:line>
            <draw:line draw:style-name="gr7" draw:text-style-name="P2" draw:layer="layout" svg:x1="14.038cm" svg:y1="2cm" svg:x2="14.038cm" svg:y2="15.6cm">
              <text:p/>
            </draw:line>
            <draw:line draw:style-name="gr8" draw:text-style-name="P2" draw:layer="layout" svg:x1="14.397cm" svg:y1="2cm" svg:x2="14.397cm" svg:y2="15.6cm">
              <text:p/>
            </draw:line>
            <draw:line draw:style-name="gr9" draw:text-style-name="P2" draw:layer="layout" svg:x1="14.756cm" svg:y1="2cm" svg:x2="14.756cm" svg:y2="15.6cm">
              <text:p/>
            </draw:line>
            <draw:line draw:style-name="gr3" draw:text-style-name="P3" draw:layer="layout" svg:x1="15.294cm" svg:y1="2cm" svg:x2="15.294cm" svg:y2="15.6cm">
              <text:p/>
            </draw:line>
            <draw:line draw:style-name="gr2" draw:text-style-name="P2" draw:layer="layout" svg:x1="16.37cm" svg:y1="2cm" svg:x2="16.37cm" svg:y2="15.6cm">
              <text:p/>
            </draw:line>
            <draw:line draw:style-name="gr4" draw:text-style-name="P2" draw:layer="layout" svg:x1="15.652cm" svg:y1="2cm" svg:x2="15.652cm" svg:y2="15.6cm">
              <text:p/>
            </draw:line>
            <draw:line draw:style-name="gr5" draw:text-style-name="P2" draw:layer="layout" svg:x1="16.011cm" svg:y1="2cm" svg:x2="16.011cm" svg:y2="15.6cm">
              <text:p/>
            </draw:line>
            <draw:line draw:style-name="gr6" draw:text-style-name="P4" draw:layer="layout" svg:x1="15.114cm" svg:y1="2cm" svg:x2="15.114cm" svg:y2="15.6cm">
              <text:p/>
            </draw:line>
            <draw:line draw:style-name="gr7" draw:text-style-name="P2" draw:layer="layout" svg:x1="15.473cm" svg:y1="2cm" svg:x2="15.473cm" svg:y2="15.6cm">
              <text:p/>
            </draw:line>
            <draw:line draw:style-name="gr8" draw:text-style-name="P2" draw:layer="layout" svg:x1="15.832cm" svg:y1="2cm" svg:x2="15.832cm" svg:y2="15.6cm">
              <text:p/>
            </draw:line>
            <draw:line draw:style-name="gr9" draw:text-style-name="P2" draw:layer="layout" svg:x1="16.19cm" svg:y1="2cm" svg:x2="16.19cm" svg:y2="15.6cm">
              <text:p/>
            </draw:line>
            <draw:line draw:style-name="gr3" draw:text-style-name="P3" draw:layer="layout" svg:x1="16.729cm" svg:y1="2cm" svg:x2="16.729cm" svg:y2="15.6cm">
              <text:p/>
            </draw:line>
            <draw:line draw:style-name="gr2" draw:text-style-name="P2" draw:layer="layout" svg:x1="17.805cm" svg:y1="2cm" svg:x2="17.805cm" svg:y2="15.6cm">
              <text:p/>
            </draw:line>
            <draw:line draw:style-name="gr4" draw:text-style-name="P2" draw:layer="layout" svg:x1="17.087cm" svg:y1="2cm" svg:x2="17.087cm" svg:y2="15.6cm">
              <text:p/>
            </draw:line>
            <draw:line draw:style-name="gr5" draw:text-style-name="P2" draw:layer="layout" svg:x1="17.446cm" svg:y1="2cm" svg:x2="17.446cm" svg:y2="15.6cm">
              <text:p/>
            </draw:line>
            <draw:line draw:style-name="gr6" draw:text-style-name="P4" draw:layer="layout" svg:x1="16.549cm" svg:y1="2cm" svg:x2="16.549cm" svg:y2="15.6cm">
              <text:p/>
            </draw:line>
            <draw:line draw:style-name="gr7" draw:text-style-name="P2" draw:layer="layout" svg:x1="16.908cm" svg:y1="2cm" svg:x2="16.908cm" svg:y2="15.6cm">
              <text:p/>
            </draw:line>
            <draw:line draw:style-name="gr8" draw:text-style-name="P2" draw:layer="layout" svg:x1="17.267cm" svg:y1="2cm" svg:x2="17.267cm" svg:y2="15.6cm">
              <text:p/>
            </draw:line>
            <draw:line draw:style-name="gr9" draw:text-style-name="P2" draw:layer="layout" svg:x1="17.625cm" svg:y1="2cm" svg:x2="17.625cm" svg:y2="15.6cm">
              <text:p/>
            </draw:line>
            <draw:line draw:style-name="gr3" draw:text-style-name="P3" draw:layer="layout" svg:x1="18.163cm" svg:y1="2cm" svg:x2="18.163cm" svg:y2="15.6cm">
              <text:p/>
            </draw:line>
            <draw:line draw:style-name="gr2" draw:text-style-name="P2" draw:layer="layout" svg:x1="19.24cm" svg:y1="2cm" svg:x2="19.24cm" svg:y2="15.6cm">
              <text:p/>
            </draw:line>
            <draw:line draw:style-name="gr4" draw:text-style-name="P2" draw:layer="layout" svg:x1="18.522cm" svg:y1="2cm" svg:x2="18.522cm" svg:y2="15.6cm">
              <text:p/>
            </draw:line>
            <draw:line draw:style-name="gr5" draw:text-style-name="P2" draw:layer="layout" svg:x1="18.881cm" svg:y1="2cm" svg:x2="18.881cm" svg:y2="15.6cm">
              <text:p/>
            </draw:line>
            <draw:line draw:style-name="gr6" draw:text-style-name="P4" draw:layer="layout" svg:x1="17.984cm" svg:y1="2cm" svg:x2="17.984cm" svg:y2="15.6cm">
              <text:p/>
            </draw:line>
            <draw:line draw:style-name="gr7" draw:text-style-name="P2" draw:layer="layout" svg:x1="18.343cm" svg:y1="2cm" svg:x2="18.343cm" svg:y2="15.6cm">
              <text:p/>
            </draw:line>
            <draw:line draw:style-name="gr8" draw:text-style-name="P2" draw:layer="layout" svg:x1="18.702cm" svg:y1="2cm" svg:x2="18.702cm" svg:y2="15.6cm">
              <text:p/>
            </draw:line>
            <draw:line draw:style-name="gr9" draw:text-style-name="P2" draw:layer="layout" svg:x1="19.06cm" svg:y1="2cm" svg:x2="19.06cm" svg:y2="15.6cm">
              <text:p/>
            </draw:line>
            <draw:line draw:style-name="gr3" draw:text-style-name="P3" draw:layer="layout" svg:x1="19.598cm" svg:y1="2cm" svg:x2="19.598cm" svg:y2="15.6cm">
              <text:p/>
            </draw:line>
            <draw:line draw:style-name="gr2" draw:text-style-name="P2" draw:layer="layout" svg:x1="20.675cm" svg:y1="2cm" svg:x2="20.675cm" svg:y2="15.6cm">
              <text:p/>
            </draw:line>
            <draw:line draw:style-name="gr4" draw:text-style-name="P2" draw:layer="layout" svg:x1="19.957cm" svg:y1="2cm" svg:x2="19.957cm" svg:y2="15.6cm">
              <text:p/>
            </draw:line>
            <draw:line draw:style-name="gr5" draw:text-style-name="P2" draw:layer="layout" svg:x1="20.316cm" svg:y1="2cm" svg:x2="20.316cm" svg:y2="15.6cm">
              <text:p/>
            </draw:line>
            <draw:line draw:style-name="gr6" draw:text-style-name="P4" draw:layer="layout" svg:x1="19.419cm" svg:y1="2cm" svg:x2="19.419cm" svg:y2="15.6cm">
              <text:p/>
            </draw:line>
            <draw:line draw:style-name="gr7" draw:text-style-name="P2" draw:layer="layout" svg:x1="19.778cm" svg:y1="2cm" svg:x2="19.778cm" svg:y2="15.6cm">
              <text:p/>
            </draw:line>
            <draw:line draw:style-name="gr8" draw:text-style-name="P2" draw:layer="layout" svg:x1="20.137cm" svg:y1="2cm" svg:x2="20.137cm" svg:y2="15.6cm">
              <text:p/>
            </draw:line>
            <draw:line draw:style-name="gr9" draw:text-style-name="P2" draw:layer="layout" svg:x1="20.495cm" svg:y1="2cm" svg:x2="20.495cm" svg:y2="15.6cm">
              <text:p/>
            </draw:line>
            <draw:line draw:style-name="gr3" draw:text-style-name="P3" draw:layer="layout" svg:x1="21.033cm" svg:y1="2cm" svg:x2="21.033cm" svg:y2="15.6cm">
              <text:p/>
            </draw:line>
            <draw:line draw:style-name="gr2" draw:text-style-name="P2" draw:layer="layout" svg:x1="22.11cm" svg:y1="2cm" svg:x2="22.11cm" svg:y2="15.6cm">
              <text:p/>
            </draw:line>
            <draw:line draw:style-name="gr4" draw:text-style-name="P2" draw:layer="layout" svg:x1="21.392cm" svg:y1="2cm" svg:x2="21.392cm" svg:y2="15.6cm">
              <text:p/>
            </draw:line>
            <draw:line draw:style-name="gr5" draw:text-style-name="P2" draw:layer="layout" svg:x1="21.751cm" svg:y1="2cm" svg:x2="21.751cm" svg:y2="15.6cm">
              <text:p/>
            </draw:line>
            <draw:line draw:style-name="gr6" draw:text-style-name="P4" draw:layer="layout" svg:x1="20.854cm" svg:y1="2cm" svg:x2="20.854cm" svg:y2="15.6cm">
              <text:p/>
            </draw:line>
            <draw:line draw:style-name="gr7" draw:text-style-name="P2" draw:layer="layout" svg:x1="21.213cm" svg:y1="2cm" svg:x2="21.213cm" svg:y2="15.6cm">
              <text:p/>
            </draw:line>
            <draw:line draw:style-name="gr8" draw:text-style-name="P2" draw:layer="layout" svg:x1="21.571cm" svg:y1="2cm" svg:x2="21.571cm" svg:y2="15.6cm">
              <text:p/>
            </draw:line>
            <draw:line draw:style-name="gr9" draw:text-style-name="P2" draw:layer="layout" svg:x1="21.93cm" svg:y1="2cm" svg:x2="21.93cm" svg:y2="15.6cm">
              <text:p/>
            </draw:line>
            <draw:line draw:style-name="gr3" draw:text-style-name="P3" draw:layer="layout" svg:x1="22.468cm" svg:y1="2cm" svg:x2="22.468cm" svg:y2="15.6cm">
              <text:p/>
            </draw:line>
            <draw:line draw:style-name="gr2" draw:text-style-name="P2" draw:layer="layout" svg:x1="23.544cm" svg:y1="2cm" svg:x2="23.544cm" svg:y2="15.6cm">
              <text:p/>
            </draw:line>
            <draw:line draw:style-name="gr4" draw:text-style-name="P2" draw:layer="layout" svg:x1="22.827cm" svg:y1="2cm" svg:x2="22.827cm" svg:y2="15.6cm">
              <text:p/>
            </draw:line>
            <draw:line draw:style-name="gr5" draw:text-style-name="P2" draw:layer="layout" svg:x1="23.186cm" svg:y1="2cm" svg:x2="23.186cm" svg:y2="15.6cm">
              <text:p/>
            </draw:line>
            <draw:line draw:style-name="gr6" draw:text-style-name="P4" draw:layer="layout" svg:x1="22.289cm" svg:y1="2cm" svg:x2="22.289cm" svg:y2="15.6cm">
              <text:p/>
            </draw:line>
            <draw:line draw:style-name="gr7" draw:text-style-name="P2" draw:layer="layout" svg:x1="22.648cm" svg:y1="2cm" svg:x2="22.648cm" svg:y2="15.6cm">
              <text:p/>
            </draw:line>
            <draw:line draw:style-name="gr8" draw:text-style-name="P2" draw:layer="layout" svg:x1="23.006cm" svg:y1="2cm" svg:x2="23.006cm" svg:y2="15.6cm">
              <text:p/>
            </draw:line>
            <draw:line draw:style-name="gr9" draw:text-style-name="P2" draw:layer="layout" svg:x1="23.365cm" svg:y1="2cm" svg:x2="23.365cm" svg:y2="15.6cm">
              <text:p/>
            </draw:line>
            <draw:line draw:style-name="gr3" draw:text-style-name="P3" draw:layer="layout" svg:x1="23.903cm" svg:y1="2cm" svg:x2="23.903cm" svg:y2="15.6cm">
              <text:p/>
            </draw:line>
            <draw:line draw:style-name="gr4" draw:text-style-name="P2" draw:layer="layout" svg:x1="24.262cm" svg:y1="2cm" svg:x2="24.262cm" svg:y2="15.6cm">
              <text:p/>
            </draw:line>
            <draw:line draw:style-name="gr5" draw:text-style-name="P2" draw:layer="layout" svg:x1="24.621cm" svg:y1="2cm" svg:x2="24.621cm" svg:y2="15.6cm">
              <text:p/>
            </draw:line>
            <draw:line draw:style-name="gr6" draw:text-style-name="P4" draw:layer="layout" svg:x1="23.724cm" svg:y1="2cm" svg:x2="23.724cm" svg:y2="15.6cm">
              <text:p/>
            </draw:line>
            <draw:line draw:style-name="gr7" draw:text-style-name="P2" draw:layer="layout" svg:x1="24.083cm" svg:y1="2cm" svg:x2="24.083cm" svg:y2="15.6cm">
              <text:p/>
            </draw:line>
            <draw:line draw:style-name="gr8" draw:text-style-name="P2" draw:layer="layout" svg:x1="24.441cm" svg:y1="2cm" svg:x2="24.441cm" svg:y2="15.6cm">
              <text:p/>
            </draw:line>
            <draw:line draw:style-name="gr9" draw:text-style-name="P2" draw:layer="layout" svg:x1="24.8cm" svg:y1="2cm" svg:x2="24.8cm" svg:y2="15.6cm">
              <text:p/>
            </draw:line>
          </draw:g>
          <draw:g>
            <draw:line draw:style-name="gr10" draw:text-style-name="P2" draw:layer="layout" svg:x1="2cm" svg:y1="2cm" svg:x2="25cm" svg:y2="2cm">
              <text:p/>
            </draw:line>
            <draw:line draw:style-name="gr11" draw:text-style-name="P2" draw:layer="layout" svg:x1="2cm" svg:y1="2.221cm" svg:x2="25cm" svg:y2="2.221cm">
              <text:p/>
            </draw:line>
            <draw:line draw:style-name="gr7" draw:text-style-name="P2" draw:layer="layout" svg:x1="2cm" svg:y1="2.443cm" svg:x2="25cm" svg:y2="2.443cm">
              <text:p/>
            </draw:line>
            <draw:line draw:style-name="gr4" draw:text-style-name="P2" draw:layer="layout" svg:x1="2cm" svg:y1="2.664cm" svg:x2="25cm" svg:y2="2.664cm">
              <text:p/>
            </draw:line>
            <draw:line draw:style-name="gr12" draw:text-style-name="P2" draw:layer="layout" svg:x1="2cm" svg:y1="2.885cm" svg:x2="25cm" svg:y2="2.885cm">
              <text:p/>
            </draw:line>
            <draw:line draw:style-name="gr5" draw:text-style-name="P2" draw:layer="layout" svg:x1="2cm" svg:y1="3.107cm" svg:x2="25cm" svg:y2="3.107cm">
              <text:p/>
            </draw:line>
            <draw:line draw:style-name="gr9" draw:text-style-name="P2" draw:layer="layout" svg:x1="2cm" svg:y1="3.328cm" svg:x2="25cm" svg:y2="3.328cm">
              <text:p/>
            </draw:line>
            <draw:line draw:style-name="gr13" draw:text-style-name="P2" draw:layer="layout" svg:x1="2cm" svg:y1="3.549cm" svg:x2="25cm" svg:y2="3.549cm">
              <text:p/>
            </draw:line>
            <draw:line draw:style-name="gr10" draw:text-style-name="P2" draw:layer="layout" svg:x1="2cm" svg:y1="3.77cm" svg:x2="25cm" svg:y2="3.77cm">
              <text:p/>
            </draw:line>
            <draw:line draw:style-name="gr11" draw:text-style-name="P2" draw:layer="layout" svg:x1="2cm" svg:y1="3.992cm" svg:x2="25cm" svg:y2="3.992cm">
              <text:p/>
            </draw:line>
            <draw:line draw:style-name="gr7" draw:text-style-name="P2" draw:layer="layout" svg:x1="2cm" svg:y1="4.213cm" svg:x2="25cm" svg:y2="4.213cm">
              <text:p/>
            </draw:line>
            <draw:line draw:style-name="gr4" draw:text-style-name="P2" draw:layer="layout" svg:x1="2cm" svg:y1="4.434cm" svg:x2="25cm" svg:y2="4.434cm">
              <text:p/>
            </draw:line>
            <draw:line draw:style-name="gr12" draw:text-style-name="P2" draw:layer="layout" svg:x1="2cm" svg:y1="4.656cm" svg:x2="25cm" svg:y2="4.656cm">
              <text:p/>
            </draw:line>
            <draw:line draw:style-name="gr5" draw:text-style-name="P2" draw:layer="layout" svg:x1="2cm" svg:y1="4.877cm" svg:x2="25cm" svg:y2="4.877cm">
              <text:p/>
            </draw:line>
            <draw:line draw:style-name="gr9" draw:text-style-name="P2" draw:layer="layout" svg:x1="2cm" svg:y1="5.098cm" svg:x2="25cm" svg:y2="5.098cm">
              <text:p/>
            </draw:line>
            <draw:line draw:style-name="gr13" draw:text-style-name="P2" draw:layer="layout" svg:x1="2cm" svg:y1="5.32cm" svg:x2="25cm" svg:y2="5.32cm">
              <text:p/>
            </draw:line>
            <draw:line draw:style-name="gr10" draw:text-style-name="P2" draw:layer="layout" svg:x1="2cm" svg:y1="5.541cm" svg:x2="25cm" svg:y2="5.541cm">
              <text:p/>
            </draw:line>
            <draw:line draw:style-name="gr11" draw:text-style-name="P2" draw:layer="layout" svg:x1="2cm" svg:y1="5.762cm" svg:x2="25cm" svg:y2="5.762cm">
              <text:p/>
            </draw:line>
            <draw:line draw:style-name="gr7" draw:text-style-name="P2" draw:layer="layout" svg:x1="2cm" svg:y1="5.984cm" svg:x2="25cm" svg:y2="5.984cm">
              <text:p/>
            </draw:line>
            <draw:line draw:style-name="gr4" draw:text-style-name="P2" draw:layer="layout" svg:x1="2cm" svg:y1="6.205cm" svg:x2="25cm" svg:y2="6.205cm">
              <text:p/>
            </draw:line>
            <draw:line draw:style-name="gr12" draw:text-style-name="P2" draw:layer="layout" svg:x1="2cm" svg:y1="6.426cm" svg:x2="25cm" svg:y2="6.426cm">
              <text:p/>
            </draw:line>
            <draw:line draw:style-name="gr5" draw:text-style-name="P2" draw:layer="layout" svg:x1="2cm" svg:y1="6.648cm" svg:x2="25cm" svg:y2="6.648cm">
              <text:p/>
            </draw:line>
            <draw:line draw:style-name="gr9" draw:text-style-name="P2" draw:layer="layout" svg:x1="2cm" svg:y1="6.869cm" svg:x2="25cm" svg:y2="6.869cm">
              <text:p/>
            </draw:line>
            <draw:line draw:style-name="gr13" draw:text-style-name="P2" draw:layer="layout" svg:x1="2cm" svg:y1="7.09cm" svg:x2="25cm" svg:y2="7.09cm">
              <text:p/>
            </draw:line>
            <draw:line draw:style-name="gr10" draw:text-style-name="P2" draw:layer="layout" svg:x1="2cm" svg:y1="7.09cm" svg:x2="25cm" svg:y2="7.09cm">
              <text:p/>
            </draw:line>
            <draw:line draw:style-name="gr11" draw:text-style-name="P2" draw:layer="layout" svg:x1="2cm" svg:y1="7.311cm" svg:x2="25cm" svg:y2="7.311cm">
              <text:p/>
            </draw:line>
            <draw:line draw:style-name="gr7" draw:text-style-name="P2" draw:layer="layout" svg:x1="2cm" svg:y1="7.533cm" svg:x2="25cm" svg:y2="7.533cm">
              <text:p/>
            </draw:line>
            <draw:line draw:style-name="gr4" draw:text-style-name="P2" draw:layer="layout" svg:x1="2cm" svg:y1="7.754cm" svg:x2="25cm" svg:y2="7.754cm">
              <text:p/>
            </draw:line>
            <draw:line draw:style-name="gr12" draw:text-style-name="P2" draw:layer="layout" svg:x1="2cm" svg:y1="7.975cm" svg:x2="25cm" svg:y2="7.975cm">
              <text:p/>
            </draw:line>
            <draw:line draw:style-name="gr5" draw:text-style-name="P2" draw:layer="layout" svg:x1="2cm" svg:y1="8.197cm" svg:x2="25cm" svg:y2="8.197cm">
              <text:p/>
            </draw:line>
            <draw:line draw:style-name="gr9" draw:text-style-name="P2" draw:layer="layout" svg:x1="2cm" svg:y1="8.418cm" svg:x2="25cm" svg:y2="8.418cm">
              <text:p/>
            </draw:line>
            <draw:line draw:style-name="gr13" draw:text-style-name="P2" draw:layer="layout" svg:x1="2cm" svg:y1="8.639cm" svg:x2="25cm" svg:y2="8.639cm">
              <text:p/>
            </draw:line>
            <draw:line draw:style-name="gr10" draw:text-style-name="P2" draw:layer="layout" svg:x1="2cm" svg:y1="8.861cm" svg:x2="25cm" svg:y2="8.861cm">
              <text:p/>
            </draw:line>
            <draw:line draw:style-name="gr11" draw:text-style-name="P2" draw:layer="layout" svg:x1="2cm" svg:y1="9.082cm" svg:x2="25cm" svg:y2="9.082cm">
              <text:p/>
            </draw:line>
            <draw:line draw:style-name="gr7" draw:text-style-name="P2" draw:layer="layout" svg:x1="2cm" svg:y1="9.303cm" svg:x2="25cm" svg:y2="9.303cm">
              <text:p/>
            </draw:line>
            <draw:line draw:style-name="gr4" draw:text-style-name="P2" draw:layer="layout" svg:x1="2cm" svg:y1="9.525cm" svg:x2="25cm" svg:y2="9.525cm">
              <text:p/>
            </draw:line>
            <draw:line draw:style-name="gr12" draw:text-style-name="P2" draw:layer="layout" svg:x1="2cm" svg:y1="9.746cm" svg:x2="25cm" svg:y2="9.746cm">
              <text:p/>
            </draw:line>
            <draw:line draw:style-name="gr5" draw:text-style-name="P2" draw:layer="layout" svg:x1="2cm" svg:y1="9.967cm" svg:x2="25cm" svg:y2="9.967cm">
              <text:p/>
            </draw:line>
            <draw:line draw:style-name="gr9" draw:text-style-name="P2" draw:layer="layout" svg:x1="2cm" svg:y1="10.189cm" svg:x2="25cm" svg:y2="10.189cm">
              <text:p/>
            </draw:line>
            <draw:line draw:style-name="gr13" draw:text-style-name="P2" draw:layer="layout" svg:x1="2cm" svg:y1="10.41cm" svg:x2="25cm" svg:y2="10.41cm">
              <text:p/>
            </draw:line>
            <draw:line draw:style-name="gr10" draw:text-style-name="P2" draw:layer="layout" svg:x1="2cm" svg:y1="10.631cm" svg:x2="25cm" svg:y2="10.631cm">
              <text:p/>
            </draw:line>
            <draw:line draw:style-name="gr11" draw:text-style-name="P2" draw:layer="layout" svg:x1="2cm" svg:y1="10.852cm" svg:x2="25cm" svg:y2="10.852cm">
              <text:p/>
            </draw:line>
            <draw:line draw:style-name="gr7" draw:text-style-name="P2" draw:layer="layout" svg:x1="2cm" svg:y1="11.074cm" svg:x2="25cm" svg:y2="11.074cm">
              <text:p/>
            </draw:line>
            <draw:line draw:style-name="gr4" draw:text-style-name="P2" draw:layer="layout" svg:x1="2cm" svg:y1="11.295cm" svg:x2="25cm" svg:y2="11.295cm">
              <text:p/>
            </draw:line>
            <draw:line draw:style-name="gr12" draw:text-style-name="P2" draw:layer="layout" svg:x1="2cm" svg:y1="11.516cm" svg:x2="25cm" svg:y2="11.516cm">
              <text:p/>
            </draw:line>
            <draw:line draw:style-name="gr5" draw:text-style-name="P2" draw:layer="layout" svg:x1="2cm" svg:y1="11.738cm" svg:x2="25cm" svg:y2="11.738cm">
              <text:p/>
            </draw:line>
            <draw:line draw:style-name="gr9" draw:text-style-name="P2" draw:layer="layout" svg:x1="2cm" svg:y1="11.959cm" svg:x2="25cm" svg:y2="11.959cm">
              <text:p/>
            </draw:line>
            <draw:line draw:style-name="gr13" draw:text-style-name="P2" draw:layer="layout" svg:x1="2cm" svg:y1="12.18cm" svg:x2="25cm" svg:y2="12.18cm">
              <text:p/>
            </draw:line>
            <draw:line draw:style-name="gr10" draw:text-style-name="P2" draw:layer="layout" svg:x1="2cm" svg:y1="12.402cm" svg:x2="25cm" svg:y2="12.402cm">
              <text:p/>
            </draw:line>
            <draw:line draw:style-name="gr11" draw:text-style-name="P2" draw:layer="layout" svg:x1="2cm" svg:y1="12.623cm" svg:x2="25cm" svg:y2="12.623cm">
              <text:p/>
            </draw:line>
            <draw:line draw:style-name="gr7" draw:text-style-name="P2" draw:layer="layout" svg:x1="2cm" svg:y1="12.844cm" svg:x2="25cm" svg:y2="12.844cm">
              <text:p/>
            </draw:line>
            <draw:line draw:style-name="gr4" draw:text-style-name="P2" draw:layer="layout" svg:x1="2cm" svg:y1="13.066cm" svg:x2="25cm" svg:y2="13.066cm">
              <text:p/>
            </draw:line>
            <draw:line draw:style-name="gr12" draw:text-style-name="P2" draw:layer="layout" svg:x1="2cm" svg:y1="13.287cm" svg:x2="25cm" svg:y2="13.287cm">
              <text:p/>
            </draw:line>
            <draw:line draw:style-name="gr5" draw:text-style-name="P2" draw:layer="layout" svg:x1="2cm" svg:y1="13.508cm" svg:x2="25cm" svg:y2="13.508cm">
              <text:p/>
            </draw:line>
            <draw:line draw:style-name="gr9" draw:text-style-name="P2" draw:layer="layout" svg:x1="2cm" svg:y1="13.73cm" svg:x2="25cm" svg:y2="13.73cm">
              <text:p/>
            </draw:line>
            <draw:line draw:style-name="gr13" draw:text-style-name="P2" draw:layer="layout" svg:x1="2cm" svg:y1="13.951cm" svg:x2="25cm" svg:y2="13.951cm">
              <text:p/>
            </draw:line>
            <draw:line draw:style-name="gr10" draw:text-style-name="P2" draw:layer="layout" svg:x1="2cm" svg:y1="13.951cm" svg:x2="25cm" svg:y2="13.951cm">
              <text:p/>
            </draw:line>
            <draw:line draw:style-name="gr11" draw:text-style-name="P2" draw:layer="layout" svg:x1="2cm" svg:y1="14.172cm" svg:x2="25cm" svg:y2="14.172cm">
              <text:p/>
            </draw:line>
            <draw:line draw:style-name="gr7" draw:text-style-name="P2" draw:layer="layout" svg:x1="2cm" svg:y1="14.393cm" svg:x2="25cm" svg:y2="14.393cm">
              <text:p/>
            </draw:line>
            <draw:line draw:style-name="gr4" draw:text-style-name="P2" draw:layer="layout" svg:x1="2cm" svg:y1="14.615cm" svg:x2="25cm" svg:y2="14.615cm">
              <text:p/>
            </draw:line>
            <draw:line draw:style-name="gr12" draw:text-style-name="P2" draw:layer="layout" svg:x1="2cm" svg:y1="14.836cm" svg:x2="25cm" svg:y2="14.836cm">
              <text:p/>
            </draw:line>
            <draw:line draw:style-name="gr5" draw:text-style-name="P2" draw:layer="layout" svg:x1="2cm" svg:y1="15.057cm" svg:x2="25cm" svg:y2="15.057cm">
              <text:p/>
            </draw:line>
            <draw:line draw:style-name="gr9" draw:text-style-name="P2" draw:layer="layout" svg:x1="2cm" svg:y1="15.279cm" svg:x2="25cm" svg:y2="15.279cm">
              <text:p/>
            </draw:line>
            <draw:line draw:style-name="gr13" draw:text-style-name="P2" draw:layer="layout" svg:x1="2cm" svg:y1="15.5cm" svg:x2="25cm" svg:y2="15.5cm">
              <text:p/>
            </draw:line>
          </draw:g>
        </draw:g>
        <draw:frame draw:style-name="gr17" draw:text-style-name="P7" draw:layer="layout" svg:width="6.8cm" svg:height="6cm" svg:x="10cm" svg:y="2cm">
          <draw:text-box>
            <text:p text:style-name="P2"><text:span text:style-name="T1">50</text:span></text:p>
          </draw:text-box>
        </draw:frame>
        <draw:frame draw:style-name="gr18" draw:text-style-name="P8" draw:layer="layout" svg:width="5.4cm" svg:height="2.376cm" svg:x="10.8cm" svg:y="6.6cm">
          <draw:text-box>
            <text:p text:style-name="P2"><text:span text:style-name="T2">Jahre</text:span></text:p>
          </draw:text-box>
        </draw:frame>
        <draw:frame draw:style-name="gr18" draw:text-style-name="P8" draw:layer="layout" svg:width="21.6cm" svg:height="2.376cm" svg:x="3cm" svg:y="13.4cm">
          <draw:text-box>
            <text:p text:style-name="P9"><text:span text:style-name="T2">SISU <text:s text:c="4"/>FHU <text:s text:c="4"/>HS-ULM</text:span></text:p>
          </draw:text-box>
        </draw:frame>
        <draw:frame draw:style-name="gr19" draw:text-style-name="P10" draw:layer="layout" svg:width="23.8cm" svg:height="2.4cm" svg:x="1.8cm" svg:y="10.2cm">
          <draw:text-box>
            <text:p text:style-name="P9"><text:span text:style-name="T2">1960 - 1972 - 2006 <text:s/>- 2010</text:span></text:p>
          </draw:text-box>
        </draw:frame>
        <draw:frame draw:style-name="gr20" draw:text-style-name="P5" draw:layer="layout" svg:width="8.261cm" svg:height="7.4cm" svg:x="2.139cm" svg:y="2cm">
          <draw:image xlink:href="Pictures/100002000000023A000001FECE7B17C9DCE26E05.gif" xlink:type="simple" xlink:show="embed" xlink:actuate="onLoad">
            <text:p/>
          </draw:image>
        </draw:frame>
        <draw:frame draw:style-name="gr20" draw:text-style-name="P5" draw:layer="layout" svg:width="8.261cm" svg:height="7.4cm" svg:x="16.8cm" svg:y="2cm">
          <draw:image xlink:href="Pictures/100002000000023A000001FECE7B17C9DCE26E05.gif" xlink:type="simple" xlink:show="embed" xlink:actuate="onLoad">
            <text:p/>
          </draw:image>
        </draw:frame>
      </draw:page>
      <draw:page draw:name="page4" draw:style-name="dp1" draw:master-page-name="Standard">
        <draw:frame draw:style-name="gr21" draw:text-style-name="P5" draw:layer="layout" svg:width="21.711cm" svg:height="19.448cm" svg:x="0.361cm" svg:y="0.566cm">
          <draw:image xlink:href="Pictures/100002000000023A000001FECE7B17C9DCE26E05.gif" xlink:type="simple" xlink:show="embed" xlink:actuate="onLoad">
            <text:p/>
          </draw:image>
        </draw:frame>
        <draw:g>
          <draw:line draw:style-name="gr22" draw:text-style-name="P3" draw:layer="layout" svg:x1="2cm" svg:y1="1cm" svg:x2="2cm" svg:y2="19.884cm">
            <text:p/>
          </draw:line>
          <draw:line draw:style-name="gr23" draw:text-style-name="P2" draw:layer="layout" svg:x1="5.2cm" svg:y1="1cm" svg:x2="5.2cm" svg:y2="19.884cm">
            <text:p/>
          </draw:line>
          <draw:line draw:style-name="gr24" draw:text-style-name="P2" draw:layer="layout" svg:x1="2.8cm" svg:y1="1cm" svg:x2="2.8cm" svg:y2="19.884cm">
            <text:p/>
          </draw:line>
          <draw:line draw:style-name="gr25" draw:text-style-name="P2" draw:layer="layout" svg:x1="3.6cm" svg:y1="1cm" svg:x2="3.6cm" svg:y2="19.884cm">
            <text:p/>
          </draw:line>
          <draw:line draw:style-name="gr26" draw:text-style-name="P4" draw:layer="layout" svg:x1="1.6cm" svg:y1="1cm" svg:x2="1.6cm" svg:y2="19.884cm">
            <text:p/>
          </draw:line>
          <draw:line draw:style-name="gr27" draw:text-style-name="P2" draw:layer="layout" svg:x1="2.4cm" svg:y1="1cm" svg:x2="2.4cm" svg:y2="19.884cm">
            <text:p/>
          </draw:line>
          <draw:line draw:style-name="gr28" draw:text-style-name="P2" draw:layer="layout" svg:x1="3.2cm" svg:y1="1cm" svg:x2="3.2cm" svg:y2="19.884cm">
            <text:p/>
          </draw:line>
          <draw:line draw:style-name="gr29" draw:text-style-name="P2" draw:layer="layout" svg:x1="4cm" svg:y1="1cm" svg:x2="4cm" svg:y2="19.884cm">
            <text:p/>
          </draw:line>
          <draw:line draw:style-name="gr30" draw:text-style-name="P3" draw:layer="layout" svg:x1="4.8cm" svg:y1="1cm" svg:x2="4.8cm" svg:y2="19.884cm">
            <text:p/>
          </draw:line>
          <draw:line draw:style-name="gr31" draw:text-style-name="P4" draw:layer="layout" svg:x1="4.4cm" svg:y1="1cm" svg:x2="4.4cm" svg:y2="19.884cm">
            <text:p/>
          </draw:line>
          <draw:line draw:style-name="gr32" draw:text-style-name="P2" draw:layer="layout" svg:x1="1.5cm" svg:y1="1cm" svg:x2="28.7cm" svg:y2="1cm">
            <text:p/>
          </draw:line>
          <draw:line draw:style-name="gr33" draw:text-style-name="P2" draw:layer="layout" svg:x1="1.5cm" svg:y1="1.5cm" svg:x2="28.7cm" svg:y2="1.5cm">
            <text:p/>
          </draw:line>
          <draw:line draw:style-name="gr27" draw:text-style-name="P2" draw:layer="layout" svg:x1="1.5cm" svg:y1="2cm" svg:x2="28.7cm" svg:y2="2cm">
            <text:p/>
          </draw:line>
          <draw:line draw:style-name="gr24" draw:text-style-name="P2" draw:layer="layout" svg:x1="1.5cm" svg:y1="2.5cm" svg:x2="28.7cm" svg:y2="2.5cm">
            <text:p/>
          </draw:line>
          <draw:line draw:style-name="gr34" draw:text-style-name="P2" draw:layer="layout" svg:x1="1.5cm" svg:y1="3cm" svg:x2="28.7cm" svg:y2="3cm">
            <text:p/>
          </draw:line>
          <draw:line draw:style-name="gr25" draw:text-style-name="P2" draw:layer="layout" svg:x1="1.5cm" svg:y1="3.5cm" svg:x2="28.7cm" svg:y2="3.5cm">
            <text:p/>
          </draw:line>
          <draw:line draw:style-name="gr29" draw:text-style-name="P2" draw:layer="layout" svg:x1="1.6cm" svg:y1="4cm" svg:x2="28.7cm" svg:y2="4cm">
            <text:p/>
          </draw:line>
          <draw:line draw:style-name="gr35" draw:text-style-name="P2" draw:layer="layout" svg:x1="1.5cm" svg:y1="4.5cm" svg:x2="28.7cm" svg:y2="4.5cm">
            <text:p/>
          </draw:line>
          <draw:line draw:style-name="gr32" draw:text-style-name="P2" draw:layer="layout" svg:x1="1.5cm" svg:y1="5cm" svg:x2="28.7cm" svg:y2="5cm">
            <text:p/>
          </draw:line>
          <draw:line draw:style-name="gr22" draw:text-style-name="P3" draw:layer="layout" svg:x1="6cm" svg:y1="1cm" svg:x2="6cm" svg:y2="19.884cm">
            <text:p/>
          </draw:line>
          <draw:line draw:style-name="gr23" draw:text-style-name="P2" draw:layer="layout" svg:x1="9.2cm" svg:y1="1cm" svg:x2="9.2cm" svg:y2="19.884cm">
            <text:p/>
          </draw:line>
          <draw:line draw:style-name="gr24" draw:text-style-name="P2" draw:layer="layout" svg:x1="6.8cm" svg:y1="1cm" svg:x2="6.8cm" svg:y2="19.884cm">
            <text:p/>
          </draw:line>
          <draw:line draw:style-name="gr25" draw:text-style-name="P2" draw:layer="layout" svg:x1="7.6cm" svg:y1="1cm" svg:x2="7.6cm" svg:y2="19.884cm">
            <text:p/>
          </draw:line>
          <draw:line draw:style-name="gr36" draw:text-style-name="P4" draw:layer="layout" svg:x1="5.6cm" svg:y1="1cm" svg:x2="5.6cm" svg:y2="19.884cm">
            <text:p/>
          </draw:line>
          <draw:line draw:style-name="gr27" draw:text-style-name="P2" draw:layer="layout" svg:x1="6.4cm" svg:y1="1cm" svg:x2="6.4cm" svg:y2="19.884cm">
            <text:p/>
          </draw:line>
          <draw:line draw:style-name="gr28" draw:text-style-name="P2" draw:layer="layout" svg:x1="7.2cm" svg:y1="1cm" svg:x2="7.2cm" svg:y2="19.884cm">
            <text:p/>
          </draw:line>
          <draw:line draw:style-name="gr29" draw:text-style-name="P2" draw:layer="layout" svg:x1="8cm" svg:y1="1cm" svg:x2="8cm" svg:y2="19.884cm">
            <text:p/>
          </draw:line>
          <draw:line draw:style-name="gr30" draw:text-style-name="P3" draw:layer="layout" svg:x1="8.8cm" svg:y1="1cm" svg:x2="8.8cm" svg:y2="19.884cm">
            <text:p/>
          </draw:line>
          <draw:line draw:style-name="gr31" draw:text-style-name="P4" draw:layer="layout" svg:x1="8.4cm" svg:y1="1cm" svg:x2="8.4cm" svg:y2="19.884cm">
            <text:p/>
          </draw:line>
          <draw:line draw:style-name="gr22" draw:text-style-name="P3" draw:layer="layout" svg:x1="10cm" svg:y1="1cm" svg:x2="10cm" svg:y2="19.884cm">
            <text:p/>
          </draw:line>
          <draw:line draw:style-name="gr23" draw:text-style-name="P2" draw:layer="layout" svg:x1="13.2cm" svg:y1="1cm" svg:x2="13.2cm" svg:y2="19.884cm">
            <text:p/>
          </draw:line>
          <draw:line draw:style-name="gr24" draw:text-style-name="P2" draw:layer="layout" svg:x1="10.8cm" svg:y1="1cm" svg:x2="10.8cm" svg:y2="19.884cm">
            <text:p/>
          </draw:line>
          <draw:line draw:style-name="gr25" draw:text-style-name="P2" draw:layer="layout" svg:x1="11.6cm" svg:y1="1cm" svg:x2="11.6cm" svg:y2="19.884cm">
            <text:p/>
          </draw:line>
          <draw:line draw:style-name="gr36" draw:text-style-name="P4" draw:layer="layout" svg:x1="9.6cm" svg:y1="1cm" svg:x2="9.6cm" svg:y2="19.884cm">
            <text:p/>
          </draw:line>
          <draw:line draw:style-name="gr27" draw:text-style-name="P2" draw:layer="layout" svg:x1="10.4cm" svg:y1="1cm" svg:x2="10.4cm" svg:y2="19.884cm">
            <text:p/>
          </draw:line>
          <draw:line draw:style-name="gr28" draw:text-style-name="P2" draw:layer="layout" svg:x1="11.2cm" svg:y1="1cm" svg:x2="11.2cm" svg:y2="19.884cm">
            <text:p/>
          </draw:line>
          <draw:line draw:style-name="gr29" draw:text-style-name="P2" draw:layer="layout" svg:x1="12cm" svg:y1="1cm" svg:x2="12cm" svg:y2="19.884cm">
            <text:p/>
          </draw:line>
          <draw:line draw:style-name="gr30" draw:text-style-name="P3" draw:layer="layout" svg:x1="12.8cm" svg:y1="1cm" svg:x2="12.8cm" svg:y2="19.884cm">
            <text:p/>
          </draw:line>
          <draw:line draw:style-name="gr31" draw:text-style-name="P4" draw:layer="layout" svg:x1="12.4cm" svg:y1="1cm" svg:x2="12.4cm" svg:y2="19.884cm">
            <text:p/>
          </draw:line>
          <draw:line draw:style-name="gr22" draw:text-style-name="P3" draw:layer="layout" svg:x1="14cm" svg:y1="1cm" svg:x2="14cm" svg:y2="19.884cm">
            <text:p/>
          </draw:line>
          <draw:line draw:style-name="gr23" draw:text-style-name="P2" draw:layer="layout" svg:x1="17.2cm" svg:y1="1cm" svg:x2="17.2cm" svg:y2="19.884cm">
            <text:p/>
          </draw:line>
          <draw:line draw:style-name="gr24" draw:text-style-name="P2" draw:layer="layout" svg:x1="14.8cm" svg:y1="1cm" svg:x2="14.8cm" svg:y2="19.884cm">
            <text:p/>
          </draw:line>
          <draw:line draw:style-name="gr25" draw:text-style-name="P2" draw:layer="layout" svg:x1="15.6cm" svg:y1="1cm" svg:x2="15.6cm" svg:y2="19.884cm">
            <text:p/>
          </draw:line>
          <draw:line draw:style-name="gr36" draw:text-style-name="P4" draw:layer="layout" svg:x1="13.6cm" svg:y1="1cm" svg:x2="13.6cm" svg:y2="19.884cm">
            <text:p/>
          </draw:line>
          <draw:line draw:style-name="gr27" draw:text-style-name="P2" draw:layer="layout" svg:x1="14.4cm" svg:y1="1cm" svg:x2="14.4cm" svg:y2="19.884cm">
            <text:p/>
          </draw:line>
          <draw:line draw:style-name="gr28" draw:text-style-name="P2" draw:layer="layout" svg:x1="15.2cm" svg:y1="1cm" svg:x2="15.2cm" svg:y2="19.884cm">
            <text:p/>
          </draw:line>
          <draw:line draw:style-name="gr29" draw:text-style-name="P2" draw:layer="layout" svg:x1="16cm" svg:y1="1cm" svg:x2="16cm" svg:y2="19.884cm">
            <text:p/>
          </draw:line>
          <draw:line draw:style-name="gr30" draw:text-style-name="P3" draw:layer="layout" svg:x1="16.8cm" svg:y1="1cm" svg:x2="16.8cm" svg:y2="19.884cm">
            <text:p/>
          </draw:line>
          <draw:line draw:style-name="gr31" draw:text-style-name="P4" draw:layer="layout" svg:x1="16.4cm" svg:y1="1cm" svg:x2="16.4cm" svg:y2="19.884cm">
            <text:p/>
          </draw:line>
          <draw:line draw:style-name="gr22" draw:text-style-name="P3" draw:layer="layout" svg:x1="18cm" svg:y1="1cm" svg:x2="18cm" svg:y2="19.884cm">
            <text:p/>
          </draw:line>
          <draw:line draw:style-name="gr23" draw:text-style-name="P2" draw:layer="layout" svg:x1="21.2cm" svg:y1="1cm" svg:x2="21.2cm" svg:y2="19.884cm">
            <text:p/>
          </draw:line>
          <draw:line draw:style-name="gr24" draw:text-style-name="P2" draw:layer="layout" svg:x1="18.8cm" svg:y1="1cm" svg:x2="18.8cm" svg:y2="19.884cm">
            <text:p/>
          </draw:line>
          <draw:line draw:style-name="gr25" draw:text-style-name="P2" draw:layer="layout" svg:x1="19.6cm" svg:y1="1cm" svg:x2="19.6cm" svg:y2="19.884cm">
            <text:p/>
          </draw:line>
          <draw:line draw:style-name="gr36" draw:text-style-name="P4" draw:layer="layout" svg:x1="17.6cm" svg:y1="1cm" svg:x2="17.6cm" svg:y2="19.884cm">
            <text:p/>
          </draw:line>
          <draw:line draw:style-name="gr27" draw:text-style-name="P2" draw:layer="layout" svg:x1="18.4cm" svg:y1="1cm" svg:x2="18.4cm" svg:y2="19.884cm">
            <text:p/>
          </draw:line>
          <draw:line draw:style-name="gr28" draw:text-style-name="P2" draw:layer="layout" svg:x1="19.2cm" svg:y1="1cm" svg:x2="19.2cm" svg:y2="19.884cm">
            <text:p/>
          </draw:line>
          <draw:line draw:style-name="gr29" draw:text-style-name="P2" draw:layer="layout" svg:x1="20cm" svg:y1="1cm" svg:x2="20cm" svg:y2="19.884cm">
            <text:p/>
          </draw:line>
          <draw:line draw:style-name="gr30" draw:text-style-name="P3" draw:layer="layout" svg:x1="20.8cm" svg:y1="1cm" svg:x2="20.8cm" svg:y2="19.884cm">
            <text:p/>
          </draw:line>
          <draw:line draw:style-name="gr31" draw:text-style-name="P4" draw:layer="layout" svg:x1="20.4cm" svg:y1="1cm" svg:x2="20.4cm" svg:y2="19.884cm">
            <text:p/>
          </draw:line>
          <draw:line draw:style-name="gr22" draw:text-style-name="P3" draw:layer="layout" svg:x1="22cm" svg:y1="1cm" svg:x2="22cm" svg:y2="19.884cm">
            <text:p/>
          </draw:line>
          <draw:line draw:style-name="gr23" draw:text-style-name="P2" draw:layer="layout" svg:x1="25.2cm" svg:y1="1cm" svg:x2="25.2cm" svg:y2="19.884cm">
            <text:p/>
          </draw:line>
          <draw:line draw:style-name="gr24" draw:text-style-name="P2" draw:layer="layout" svg:x1="22.8cm" svg:y1="1cm" svg:x2="22.8cm" svg:y2="19.884cm">
            <text:p/>
          </draw:line>
          <draw:line draw:style-name="gr25" draw:text-style-name="P2" draw:layer="layout" svg:x1="23.6cm" svg:y1="1cm" svg:x2="23.6cm" svg:y2="19.884cm">
            <text:p/>
          </draw:line>
          <draw:line draw:style-name="gr26" draw:text-style-name="P4" draw:layer="layout" svg:x1="21.6cm" svg:y1="1cm" svg:x2="21.6cm" svg:y2="19.884cm">
            <text:p/>
          </draw:line>
          <draw:line draw:style-name="gr27" draw:text-style-name="P2" draw:layer="layout" svg:x1="22.4cm" svg:y1="1cm" svg:x2="22.4cm" svg:y2="19.884cm">
            <text:p/>
          </draw:line>
          <draw:line draw:style-name="gr28" draw:text-style-name="P2" draw:layer="layout" svg:x1="23.2cm" svg:y1="1cm" svg:x2="23.2cm" svg:y2="19.884cm">
            <text:p/>
          </draw:line>
          <draw:line draw:style-name="gr29" draw:text-style-name="P2" draw:layer="layout" svg:x1="24cm" svg:y1="1cm" svg:x2="24cm" svg:y2="19.884cm">
            <text:p/>
          </draw:line>
          <draw:line draw:style-name="gr30" draw:text-style-name="P3" draw:layer="layout" svg:x1="24.8cm" svg:y1="1cm" svg:x2="24.8cm" svg:y2="19.884cm">
            <text:p/>
          </draw:line>
          <draw:line draw:style-name="gr31" draw:text-style-name="P4" draw:layer="layout" svg:x1="24.4cm" svg:y1="1cm" svg:x2="24.4cm" svg:y2="19.884cm">
            <text:p/>
          </draw:line>
          <draw:line draw:style-name="gr37" draw:text-style-name="P2" draw:layer="layout" svg:x1="1.5cm" svg:y1="5cm" svg:x2="28.7cm" svg:y2="5cm">
            <text:p/>
          </draw:line>
          <draw:line draw:style-name="gr33" draw:text-style-name="P2" draw:layer="layout" svg:x1="1.5cm" svg:y1="5.5cm" svg:x2="28.7cm" svg:y2="5.5cm">
            <text:p/>
          </draw:line>
          <draw:line draw:style-name="gr27" draw:text-style-name="P2" draw:layer="layout" svg:x1="1.5cm" svg:y1="6cm" svg:x2="28.7cm" svg:y2="6cm">
            <text:p/>
          </draw:line>
          <draw:line draw:style-name="gr24" draw:text-style-name="P2" draw:layer="layout" svg:x1="1.5cm" svg:y1="6.5cm" svg:x2="28.7cm" svg:y2="6.5cm">
            <text:p/>
          </draw:line>
          <draw:line draw:style-name="gr34" draw:text-style-name="P2" draw:layer="layout" svg:x1="1.5cm" svg:y1="7cm" svg:x2="28.7cm" svg:y2="7cm">
            <text:p/>
          </draw:line>
          <draw:line draw:style-name="gr25" draw:text-style-name="P2" draw:layer="layout" svg:x1="1.5cm" svg:y1="7.5cm" svg:x2="28.7cm" svg:y2="7.5cm">
            <text:p/>
          </draw:line>
          <draw:line draw:style-name="gr29" draw:text-style-name="P2" draw:layer="layout" svg:x1="1.6cm" svg:y1="8cm" svg:x2="28.7cm" svg:y2="8cm">
            <text:p/>
          </draw:line>
          <draw:line draw:style-name="gr35" draw:text-style-name="P2" draw:layer="layout" svg:x1="1.5cm" svg:y1="8.5cm" svg:x2="28.7cm" svg:y2="8.5cm">
            <text:p/>
          </draw:line>
          <draw:line draw:style-name="gr37" draw:text-style-name="P2" draw:layer="layout" svg:x1="1.5cm" svg:y1="9cm" svg:x2="28.7cm" svg:y2="9cm">
            <text:p/>
          </draw:line>
          <draw:line draw:style-name="gr33" draw:text-style-name="P2" draw:layer="layout" svg:x1="1.5cm" svg:y1="9.5cm" svg:x2="28.7cm" svg:y2="9.5cm">
            <text:p/>
          </draw:line>
          <draw:line draw:style-name="gr27" draw:text-style-name="P2" draw:layer="layout" svg:x1="1.5cm" svg:y1="10cm" svg:x2="28.7cm" svg:y2="10cm">
            <text:p/>
          </draw:line>
          <draw:line draw:style-name="gr24" draw:text-style-name="P2" draw:layer="layout" svg:x1="1.5cm" svg:y1="10.5cm" svg:x2="28.7cm" svg:y2="10.5cm">
            <text:p/>
          </draw:line>
          <draw:line draw:style-name="gr34" draw:text-style-name="P2" draw:layer="layout" svg:x1="1.5cm" svg:y1="11cm" svg:x2="28.7cm" svg:y2="11cm">
            <text:p/>
          </draw:line>
          <draw:line draw:style-name="gr25" draw:text-style-name="P2" draw:layer="layout" svg:x1="1.5cm" svg:y1="11.5cm" svg:x2="28.7cm" svg:y2="11.5cm">
            <text:p/>
          </draw:line>
          <draw:line draw:style-name="gr29" draw:text-style-name="P2" draw:layer="layout" svg:x1="1.6cm" svg:y1="12cm" svg:x2="28.7cm" svg:y2="12cm">
            <text:p/>
          </draw:line>
          <draw:line draw:style-name="gr35" draw:text-style-name="P2" draw:layer="layout" svg:x1="1.5cm" svg:y1="12.5cm" svg:x2="28.7cm" svg:y2="12.5cm">
            <text:p/>
          </draw:line>
          <draw:line draw:style-name="gr37" draw:text-style-name="P2" draw:layer="layout" svg:x1="1.5cm" svg:y1="13cm" svg:x2="28.7cm" svg:y2="13cm">
            <text:p/>
          </draw:line>
          <draw:line draw:style-name="gr33" draw:text-style-name="P2" draw:layer="layout" svg:x1="1.5cm" svg:y1="13.5cm" svg:x2="28.7cm" svg:y2="13.5cm">
            <text:p/>
          </draw:line>
          <draw:line draw:style-name="gr27" draw:text-style-name="P2" draw:layer="layout" svg:x1="1.5cm" svg:y1="14cm" svg:x2="28.7cm" svg:y2="14cm">
            <text:p/>
          </draw:line>
          <draw:line draw:style-name="gr24" draw:text-style-name="P2" draw:layer="layout" svg:x1="1.5cm" svg:y1="14.5cm" svg:x2="28.7cm" svg:y2="14.5cm">
            <text:p/>
          </draw:line>
          <draw:line draw:style-name="gr34" draw:text-style-name="P2" draw:layer="layout" svg:x1="1.5cm" svg:y1="15cm" svg:x2="28.7cm" svg:y2="15cm">
            <text:p/>
          </draw:line>
          <draw:line draw:style-name="gr25" draw:text-style-name="P2" draw:layer="layout" svg:x1="1.5cm" svg:y1="15.5cm" svg:x2="28.7cm" svg:y2="15.5cm">
            <text:p/>
          </draw:line>
          <draw:line draw:style-name="gr29" draw:text-style-name="P2" draw:layer="layout" svg:x1="1.6cm" svg:y1="16cm" svg:x2="28.7cm" svg:y2="16cm">
            <text:p/>
          </draw:line>
          <draw:line draw:style-name="gr35" draw:text-style-name="P2" draw:layer="layout" svg:x1="1.5cm" svg:y1="16.5cm" svg:x2="28.7cm" svg:y2="16.5cm">
            <text:p/>
          </draw:line>
          <draw:line draw:style-name="gr37" draw:text-style-name="P2" draw:layer="layout" svg:x1="1.5cm" svg:y1="17cm" svg:x2="28.7cm" svg:y2="17cm">
            <text:p/>
          </draw:line>
          <draw:line draw:style-name="gr33" draw:text-style-name="P2" draw:layer="layout" svg:x1="1.5cm" svg:y1="17.5cm" svg:x2="28.7cm" svg:y2="17.5cm">
            <text:p/>
          </draw:line>
          <draw:line draw:style-name="gr27" draw:text-style-name="P2" draw:layer="layout" svg:x1="1.5cm" svg:y1="18cm" svg:x2="28.7cm" svg:y2="18cm">
            <text:p/>
          </draw:line>
          <draw:line draw:style-name="gr24" draw:text-style-name="P2" draw:layer="layout" svg:x1="1.5cm" svg:y1="18.5cm" svg:x2="28.7cm" svg:y2="18.5cm">
            <text:p/>
          </draw:line>
          <draw:line draw:style-name="gr34" draw:text-style-name="P2" draw:layer="layout" svg:x1="1.5cm" svg:y1="19cm" svg:x2="28.7cm" svg:y2="19cm">
            <text:p/>
          </draw:line>
          <draw:line draw:style-name="gr25" draw:text-style-name="P2" draw:layer="layout" svg:x1="1.5cm" svg:y1="19.5cm" svg:x2="28.7cm" svg:y2="19.5cm">
            <text:p/>
          </draw:line>
          <draw:line draw:style-name="gr22" draw:text-style-name="P3" draw:layer="layout" svg:x1="26cm" svg:y1="1cm" svg:x2="26cm" svg:y2="19.884cm">
            <text:p/>
          </draw:line>
          <draw:line draw:style-name="gr24" draw:text-style-name="P2" draw:layer="layout" svg:x1="26.8cm" svg:y1="1cm" svg:x2="26.8cm" svg:y2="19.884cm">
            <text:p/>
          </draw:line>
          <draw:line draw:style-name="gr25" draw:text-style-name="P2" draw:layer="layout" svg:x1="27.6cm" svg:y1="1cm" svg:x2="27.6cm" svg:y2="19.884cm">
            <text:p/>
          </draw:line>
          <draw:line draw:style-name="gr26" draw:text-style-name="P4" draw:layer="layout" svg:x1="25.6cm" svg:y1="1cm" svg:x2="25.6cm" svg:y2="19.884cm">
            <text:p/>
          </draw:line>
          <draw:line draw:style-name="gr27" draw:text-style-name="P2" draw:layer="layout" svg:x1="26.4cm" svg:y1="1cm" svg:x2="26.4cm" svg:y2="19.884cm">
            <text:p/>
          </draw:line>
          <draw:line draw:style-name="gr28" draw:text-style-name="P2" draw:layer="layout" svg:x1="27.2cm" svg:y1="1cm" svg:x2="27.2cm" svg:y2="19.884cm">
            <text:p/>
          </draw:line>
          <draw:line draw:style-name="gr29" draw:text-style-name="P2" draw:layer="layout" svg:x1="28cm" svg:y1="1cm" svg:x2="28cm" svg:y2="19.884cm">
            <text:p/>
          </draw:line>
          <draw:line draw:style-name="gr31" draw:text-style-name="P4" draw:layer="layout" svg:x1="28.4cm" svg:y1="1cm" svg:x2="28.4cm" svg:y2="19.884cm">
            <text:p/>
          </draw:line>
        </draw:g>
      </draw:page>
      <draw:page draw:name="page5" draw:style-name="dp1" draw:master-page-name="Standard">
        <draw:g>
          <draw:path draw:style-name="gr38" draw:text-style-name="P5" draw:layer="layout" svg:width="9.599cm" svg:height="0.947cm" svg:x="1.8cm" svg:y="8.252cm" svg:viewBox="0 0 9600 948" svg:d="M0 908c768-41 1152-907 1920-907s1152 907 1920 947c768-40 1152-947 1920-947 768 41 1152 947 1920 947s1152-988 1920-947">
            <text:p/>
          </draw:path>
          <draw:path draw:style-name="gr38" draw:text-style-name="P5" draw:layer="layout" svg:width="9.599cm" svg:height="0.947cm" svg:x="1.8cm" svg:y="6.026cm" svg:viewBox="0 0 9600 948" svg:d="M0 908c768-41 1152-907 1920-907s1152 907 1920 947c768-40 1152-947 1920-947 768 41 1152 947 1920 947s1152-988 1920-947">
            <text:p/>
          </draw:path>
          <draw:path draw:style-name="gr38" draw:text-style-name="P5" draw:layer="layout" svg:width="9.599cm" svg:height="0.947cm" svg:x="1.8cm" svg:y="3.759cm" svg:viewBox="0 0 9600 948" svg:d="M0 908c768-41 1152-907 1920-907s1152 907 1920 947c768-40 1152-947 1920-947 768 41 1152 947 1920 947s1152-988 1920-947">
            <text:p/>
          </draw:path>
        </draw:g>
        <draw:g>
          <draw:custom-shape draw:style-name="gr39" draw:text-style-name="P11" draw:layer="layout" svg:width="13.058cm" svg:height="11.539cm" svg:x="1cm" svg:y="1cm">
            <text:p/>
            <draw:enhanced-geometry svg:viewBox="0 0 21600 21600" draw:mirror-horizontal="false" draw:mirror-vertical="false" draw:type="rectangle" draw:enhanced-path="M 0 0 L 21600 0 21600 21600 0 21600 0 0 Z N"/>
          </draw:custom-shape>
          <draw:line draw:style-name="gr40" draw:text-style-name="P12" draw:layer="layout" svg:x1="1.859cm" svg:y1="1cm" svg:x2="1.859cm" svg:y2="12.8cm">
            <text:p/>
          </draw:line>
          <draw:line draw:style-name="gr41" draw:text-style-name="P12" draw:layer="layout" svg:x1="4.301cm" svg:y1="1cm" svg:x2="4.301cm" svg:y2="12.8cm">
            <text:p/>
          </draw:line>
          <draw:line draw:style-name="gr42" draw:text-style-name="P12" draw:layer="layout" svg:x1="2.673cm" svg:y1="1cm" svg:x2="2.673cm" svg:y2="12.8cm">
            <text:p/>
          </draw:line>
          <draw:line draw:style-name="gr43" draw:text-style-name="P12" draw:layer="layout" svg:x1="3.487cm" svg:y1="1cm" svg:x2="3.487cm" svg:y2="12.8cm">
            <text:p/>
          </draw:line>
          <draw:line draw:style-name="gr44" draw:text-style-name="P12" draw:layer="layout" svg:x1="1.453cm" svg:y1="1cm" svg:x2="1.453cm" svg:y2="12.8cm">
            <text:p/>
          </draw:line>
          <draw:line draw:style-name="gr45" draw:text-style-name="P12" draw:layer="layout" svg:x1="2.267cm" svg:y1="1cm" svg:x2="2.267cm" svg:y2="12.8cm">
            <text:p/>
          </draw:line>
          <draw:line draw:style-name="gr46" draw:text-style-name="P12" draw:layer="layout" svg:x1="3.079cm" svg:y1="1cm" svg:x2="3.079cm" svg:y2="12.8cm">
            <text:p/>
          </draw:line>
          <draw:line draw:style-name="gr47" draw:text-style-name="P12" draw:layer="layout" svg:x1="3.893cm" svg:y1="1cm" svg:x2="3.893cm" svg:y2="12.8cm">
            <text:p/>
          </draw:line>
          <draw:line draw:style-name="gr40" draw:text-style-name="P12" draw:layer="layout" svg:x1="5.112cm" svg:y1="1cm" svg:x2="5.112cm" svg:y2="12.8cm">
            <text:p/>
          </draw:line>
          <draw:line draw:style-name="gr41" draw:text-style-name="P12" draw:layer="layout" svg:x1="7.552cm" svg:y1="1cm" svg:x2="7.552cm" svg:y2="12.8cm">
            <text:p/>
          </draw:line>
          <draw:line draw:style-name="gr42" draw:text-style-name="P12" draw:layer="layout" svg:x1="5.926cm" svg:y1="1cm" svg:x2="5.926cm" svg:y2="12.8cm">
            <text:p/>
          </draw:line>
          <draw:line draw:style-name="gr43" draw:text-style-name="P12" draw:layer="layout" svg:x1="6.74cm" svg:y1="1cm" svg:x2="6.74cm" svg:y2="12.8cm">
            <text:p/>
          </draw:line>
          <draw:line draw:style-name="gr44" draw:text-style-name="P12" draw:layer="layout" svg:x1="4.707cm" svg:y1="1cm" svg:x2="4.707cm" svg:y2="12.8cm">
            <text:p/>
          </draw:line>
          <draw:line draw:style-name="gr45" draw:text-style-name="P12" draw:layer="layout" svg:x1="5.52cm" svg:y1="1cm" svg:x2="5.52cm" svg:y2="12.8cm">
            <text:p/>
          </draw:line>
          <draw:line draw:style-name="gr46" draw:text-style-name="P12" draw:layer="layout" svg:x1="6.332cm" svg:y1="1cm" svg:x2="6.332cm" svg:y2="12.8cm">
            <text:p/>
          </draw:line>
          <draw:line draw:style-name="gr47" draw:text-style-name="P12" draw:layer="layout" svg:x1="7.146cm" svg:y1="1cm" svg:x2="7.146cm" svg:y2="12.8cm">
            <text:p/>
          </draw:line>
          <draw:line draw:style-name="gr40" draw:text-style-name="P12" draw:layer="layout" svg:x1="8.366cm" svg:y1="1cm" svg:x2="8.366cm" svg:y2="12.8cm">
            <text:p/>
          </draw:line>
          <draw:line draw:style-name="gr41" draw:text-style-name="P12" draw:layer="layout" svg:x1="10.805cm" svg:y1="1cm" svg:x2="10.805cm" svg:y2="12.8cm">
            <text:p/>
          </draw:line>
          <draw:line draw:style-name="gr42" draw:text-style-name="P12" draw:layer="layout" svg:x1="9.18cm" svg:y1="1cm" svg:x2="9.18cm" svg:y2="12.8cm">
            <text:p/>
          </draw:line>
          <draw:line draw:style-name="gr43" draw:text-style-name="P12" draw:layer="layout" svg:x1="9.993cm" svg:y1="1cm" svg:x2="9.993cm" svg:y2="12.8cm">
            <text:p/>
          </draw:line>
          <draw:line draw:style-name="gr44" draw:text-style-name="P12" draw:layer="layout" svg:x1="7.96cm" svg:y1="1cm" svg:x2="7.96cm" svg:y2="12.8cm">
            <text:p/>
          </draw:line>
          <draw:line draw:style-name="gr45" draw:text-style-name="P12" draw:layer="layout" svg:x1="8.774cm" svg:y1="1cm" svg:x2="8.774cm" svg:y2="12.8cm">
            <text:p/>
          </draw:line>
          <draw:line draw:style-name="gr46" draw:text-style-name="P12" draw:layer="layout" svg:x1="9.585cm" svg:y1="1cm" svg:x2="9.585cm" svg:y2="12.8cm">
            <text:p/>
          </draw:line>
          <draw:line draw:style-name="gr47" draw:text-style-name="P12" draw:layer="layout" svg:x1="10.399cm" svg:y1="1cm" svg:x2="10.399cm" svg:y2="12.8cm">
            <text:p/>
          </draw:line>
          <draw:line draw:style-name="gr40" draw:text-style-name="P12" draw:layer="layout" svg:x1="11.619cm" svg:y1="1cm" svg:x2="11.619cm" svg:y2="12.8cm">
            <text:p/>
          </draw:line>
          <draw:line draw:style-name="gr41" draw:text-style-name="P12" draw:layer="layout" svg:x1="14.058cm" svg:y1="1cm" svg:x2="14.058cm" svg:y2="12.8cm">
            <text:p/>
          </draw:line>
          <draw:line draw:style-name="gr42" draw:text-style-name="P12" draw:layer="layout" svg:x1="12.433cm" svg:y1="1cm" svg:x2="12.433cm" svg:y2="12.8cm">
            <text:p/>
          </draw:line>
          <draw:line draw:style-name="gr43" draw:text-style-name="P12" draw:layer="layout" svg:x1="13.247cm" svg:y1="1cm" svg:x2="13.247cm" svg:y2="12.8cm">
            <text:p/>
          </draw:line>
          <draw:line draw:style-name="gr44" draw:text-style-name="P12" draw:layer="layout" svg:x1="11.213cm" svg:y1="1cm" svg:x2="11.213cm" svg:y2="12.8cm">
            <text:p/>
          </draw:line>
          <draw:line draw:style-name="gr45" draw:text-style-name="P12" draw:layer="layout" svg:x1="12.025cm" svg:y1="1cm" svg:x2="12.025cm" svg:y2="12.8cm">
            <text:p/>
          </draw:line>
          <draw:line draw:style-name="gr46" draw:text-style-name="P12" draw:layer="layout" svg:x1="12.839cm" svg:y1="1cm" svg:x2="12.839cm" svg:y2="12.8cm">
            <text:p/>
          </draw:line>
          <draw:line draw:style-name="gr47" draw:text-style-name="P12" draw:layer="layout" svg:x1="13.652cm" svg:y1="1cm" svg:x2="13.652cm" svg:y2="12.8cm">
            <text:p/>
          </draw:line>
          <draw:line draw:style-name="gr48" draw:text-style-name="P12" draw:layer="layout" svg:x1="1cm" svg:y1="1cm" svg:x2="14.496cm" svg:y2="1cm">
            <text:p/>
          </draw:line>
          <draw:line draw:style-name="gr40" draw:text-style-name="P12" draw:layer="layout" svg:x1="1cm" svg:y1="1.501cm" svg:x2="14.496cm" svg:y2="1.501cm">
            <text:p/>
          </draw:line>
          <draw:line draw:style-name="gr45" draw:text-style-name="P12" draw:layer="layout" svg:x1="1cm" svg:y1="2.004cm" svg:x2="14.496cm" svg:y2="2.004cm">
            <text:p/>
          </draw:line>
          <draw:line draw:style-name="gr42" draw:text-style-name="P12" draw:layer="layout" svg:x1="1cm" svg:y1="2.505cm" svg:x2="14.496cm" svg:y2="2.505cm">
            <text:p/>
          </draw:line>
          <draw:line draw:style-name="gr49" draw:text-style-name="P12" draw:layer="layout" svg:x1="1cm" svg:y1="3.006cm" svg:x2="14.496cm" svg:y2="3.006cm">
            <text:p/>
          </draw:line>
          <draw:line draw:style-name="gr43" draw:text-style-name="P12" draw:layer="layout" svg:x1="1cm" svg:y1="3.51cm" svg:x2="14.496cm" svg:y2="3.51cm">
            <text:p/>
          </draw:line>
          <draw:line draw:style-name="gr47" draw:text-style-name="P12" draw:layer="layout" svg:x1="1cm" svg:y1="4.011cm" svg:x2="14.496cm" svg:y2="4.011cm">
            <text:p/>
          </draw:line>
          <draw:line draw:style-name="gr50" draw:text-style-name="P12" draw:layer="layout" svg:x1="1cm" svg:y1="4.512cm" svg:x2="14.496cm" svg:y2="4.512cm">
            <text:p/>
          </draw:line>
          <draw:line draw:style-name="gr48" draw:text-style-name="P12" draw:layer="layout" svg:x1="1cm" svg:y1="5.013cm" svg:x2="14.496cm" svg:y2="5.013cm">
            <text:p/>
          </draw:line>
          <draw:line draw:style-name="gr40" draw:text-style-name="P12" draw:layer="layout" svg:x1="1cm" svg:y1="5.516cm" svg:x2="14.496cm" svg:y2="5.516cm">
            <text:p/>
          </draw:line>
          <draw:line draw:style-name="gr45" draw:text-style-name="P12" draw:layer="layout" svg:x1="1cm" svg:y1="6.017cm" svg:x2="14.496cm" svg:y2="6.017cm">
            <text:p/>
          </draw:line>
          <draw:line draw:style-name="gr42" draw:text-style-name="P12" draw:layer="layout" svg:x1="1cm" svg:y1="6.518cm" svg:x2="14.496cm" svg:y2="6.518cm">
            <text:p/>
          </draw:line>
          <draw:line draw:style-name="gr49" draw:text-style-name="P12" draw:layer="layout" svg:x1="1cm" svg:y1="7.021cm" svg:x2="14.496cm" svg:y2="7.021cm">
            <text:p/>
          </draw:line>
          <draw:line draw:style-name="gr43" draw:text-style-name="P12" draw:layer="layout" svg:x1="1cm" svg:y1="7.522cm" svg:x2="14.496cm" svg:y2="7.522cm">
            <text:p/>
          </draw:line>
          <draw:line draw:style-name="gr47" draw:text-style-name="P12" draw:layer="layout" svg:x1="1cm" svg:y1="8.023cm" svg:x2="14.496cm" svg:y2="8.023cm">
            <text:p/>
          </draw:line>
          <draw:line draw:style-name="gr50" draw:text-style-name="P12" draw:layer="layout" svg:x1="1cm" svg:y1="8.527cm" svg:x2="14.496cm" svg:y2="8.527cm">
            <text:p/>
          </draw:line>
          <draw:line draw:style-name="gr48" draw:text-style-name="P12" draw:layer="layout" svg:x1="1cm" svg:y1="9.028cm" svg:x2="14.496cm" svg:y2="9.028cm">
            <text:p/>
          </draw:line>
          <draw:line draw:style-name="gr40" draw:text-style-name="P12" draw:layer="layout" svg:x1="1cm" svg:y1="9.529cm" svg:x2="14.496cm" svg:y2="9.529cm">
            <text:p/>
          </draw:line>
          <draw:line draw:style-name="gr45" draw:text-style-name="P12" draw:layer="layout" svg:x1="1cm" svg:y1="10.032cm" svg:x2="14.496cm" svg:y2="10.032cm">
            <text:p/>
          </draw:line>
          <draw:line draw:style-name="gr42" draw:text-style-name="P12" draw:layer="layout" svg:x1="1cm" svg:y1="10.533cm" svg:x2="14.496cm" svg:y2="10.533cm">
            <text:p/>
          </draw:line>
          <draw:line draw:style-name="gr49" draw:text-style-name="P12" draw:layer="layout" svg:x1="1cm" svg:y1="11.034cm" svg:x2="14.496cm" svg:y2="11.034cm">
            <text:p/>
          </draw:line>
          <draw:line draw:style-name="gr43" draw:text-style-name="P12" draw:layer="layout" svg:x1="1cm" svg:y1="11.537cm" svg:x2="14.496cm" svg:y2="11.537cm">
            <text:p/>
          </draw:line>
          <draw:line draw:style-name="gr47" draw:text-style-name="P12" draw:layer="layout" svg:x1="1cm" svg:y1="12.038cm" svg:x2="14.496cm" svg:y2="12.038cm">
            <text:p/>
          </draw:line>
          <draw:line draw:style-name="gr50" draw:text-style-name="P12" draw:layer="layout" svg:x1="1cm" svg:y1="12.539cm" svg:x2="14.496cm" svg:y2="12.539cm">
            <text:p/>
          </draw:line>
          <draw:line draw:style-name="gr48" draw:text-style-name="P12" draw:layer="layout" svg:x1="1cm" svg:y1="12.539cm" svg:x2="14.496cm" svg:y2="12.539cm">
            <text:p/>
          </draw:line>
        </draw:g>
        <draw:g>
          <draw:g>
            <draw:custom-shape draw:style-name="gr16" draw:text-style-name="P6" draw:layer="layout" svg:width="13.285cm" svg:height="11.74cm" svg:x="15.047cm" svg:y="0.995cm">
              <text:p/>
              <draw:enhanced-geometry svg:viewBox="0 0 21600 21600" draw:mirror-horizontal="false" draw:mirror-vertical="false" draw:type="rectangle" draw:enhanced-path="M 0 0 L 21600 0 21600 21600 0 21600 0 0 Z N"/>
            </draw:custom-shape>
            <draw:line draw:style-name="gr3" draw:text-style-name="P3" draw:layer="layout" svg:x1="15.921cm" svg:y1="0.995cm" svg:x2="15.921cm" svg:y2="13cm">
              <text:p/>
            </draw:line>
            <draw:line draw:style-name="gr2" draw:text-style-name="P2" draw:layer="layout" svg:x1="18.405cm" svg:y1="0.995cm" svg:x2="18.405cm" svg:y2="13cm">
              <text:p/>
            </draw:line>
            <draw:line draw:style-name="gr4" draw:text-style-name="P2" draw:layer="layout" svg:x1="16.749cm" svg:y1="0.995cm" svg:x2="16.749cm" svg:y2="13cm">
              <text:p/>
            </draw:line>
            <draw:line draw:style-name="gr5" draw:text-style-name="P2" draw:layer="layout" svg:x1="17.577cm" svg:y1="0.995cm" svg:x2="17.577cm" svg:y2="13cm">
              <text:p/>
            </draw:line>
            <draw:line draw:style-name="gr6" draw:text-style-name="P4" draw:layer="layout" svg:x1="15.508cm" svg:y1="0.995cm" svg:x2="15.508cm" svg:y2="13cm">
              <text:p/>
            </draw:line>
            <draw:line draw:style-name="gr7" draw:text-style-name="P2" draw:layer="layout" svg:x1="16.336cm" svg:y1="0.995cm" svg:x2="16.336cm" svg:y2="13cm">
              <text:p/>
            </draw:line>
            <draw:line draw:style-name="gr8" draw:text-style-name="P2" draw:layer="layout" svg:x1="17.162cm" svg:y1="0.995cm" svg:x2="17.162cm" svg:y2="13cm">
              <text:p/>
            </draw:line>
            <draw:line draw:style-name="gr9" draw:text-style-name="P2" draw:layer="layout" svg:x1="17.99cm" svg:y1="0.995cm" svg:x2="17.99cm" svg:y2="13cm">
              <text:p/>
            </draw:line>
            <draw:line draw:style-name="gr3" draw:text-style-name="P3" draw:layer="layout" svg:x1="19.231cm" svg:y1="0.995cm" svg:x2="19.231cm" svg:y2="13cm">
              <text:p/>
            </draw:line>
            <draw:line draw:style-name="gr2" draw:text-style-name="P2" draw:layer="layout" svg:x1="21.713cm" svg:y1="0.995cm" svg:x2="21.713cm" svg:y2="13cm">
              <text:p/>
            </draw:line>
            <draw:line draw:style-name="gr4" draw:text-style-name="P2" draw:layer="layout" svg:x1="20.059cm" svg:y1="0.995cm" svg:x2="20.059cm" svg:y2="13cm">
              <text:p/>
            </draw:line>
            <draw:line draw:style-name="gr5" draw:text-style-name="P2" draw:layer="layout" svg:x1="20.887cm" svg:y1="0.995cm" svg:x2="20.887cm" svg:y2="13cm">
              <text:p/>
            </draw:line>
            <draw:line draw:style-name="gr6" draw:text-style-name="P4" draw:layer="layout" svg:x1="18.818cm" svg:y1="0.995cm" svg:x2="18.818cm" svg:y2="13cm">
              <text:p/>
            </draw:line>
            <draw:line draw:style-name="gr7" draw:text-style-name="P2" draw:layer="layout" svg:x1="19.646cm" svg:y1="0.995cm" svg:x2="19.646cm" svg:y2="13cm">
              <text:p/>
            </draw:line>
            <draw:line draw:style-name="gr8" draw:text-style-name="P2" draw:layer="layout" svg:x1="20.472cm" svg:y1="0.995cm" svg:x2="20.472cm" svg:y2="13cm">
              <text:p/>
            </draw:line>
            <draw:line draw:style-name="gr9" draw:text-style-name="P2" draw:layer="layout" svg:x1="21.3cm" svg:y1="0.995cm" svg:x2="21.3cm" svg:y2="13cm">
              <text:p/>
            </draw:line>
            <draw:line draw:style-name="gr3" draw:text-style-name="P3" draw:layer="layout" svg:x1="22.541cm" svg:y1="0.995cm" svg:x2="22.541cm" svg:y2="13cm">
              <text:p/>
            </draw:line>
            <draw:line draw:style-name="gr2" draw:text-style-name="P2" draw:layer="layout" svg:x1="25.022cm" svg:y1="0.995cm" svg:x2="25.022cm" svg:y2="13cm">
              <text:p/>
            </draw:line>
            <draw:line draw:style-name="gr4" draw:text-style-name="P2" draw:layer="layout" svg:x1="23.369cm" svg:y1="0.995cm" svg:x2="23.369cm" svg:y2="13cm">
              <text:p/>
            </draw:line>
            <draw:line draw:style-name="gr5" draw:text-style-name="P2" draw:layer="layout" svg:x1="24.197cm" svg:y1="0.995cm" svg:x2="24.197cm" svg:y2="13cm">
              <text:p/>
            </draw:line>
            <draw:line draw:style-name="gr6" draw:text-style-name="P4" draw:layer="layout" svg:x1="22.128cm" svg:y1="0.995cm" svg:x2="22.128cm" svg:y2="13cm">
              <text:p/>
            </draw:line>
            <draw:line draw:style-name="gr7" draw:text-style-name="P2" draw:layer="layout" svg:x1="22.956cm" svg:y1="0.995cm" svg:x2="22.956cm" svg:y2="13cm">
              <text:p/>
            </draw:line>
            <draw:line draw:style-name="gr8" draw:text-style-name="P2" draw:layer="layout" svg:x1="23.781cm" svg:y1="0.995cm" svg:x2="23.781cm" svg:y2="13cm">
              <text:p/>
            </draw:line>
            <draw:line draw:style-name="gr9" draw:text-style-name="P2" draw:layer="layout" svg:x1="24.609cm" svg:y1="0.995cm" svg:x2="24.609cm" svg:y2="13cm">
              <text:p/>
            </draw:line>
            <draw:line draw:style-name="gr3" draw:text-style-name="P3" draw:layer="layout" svg:x1="25.85cm" svg:y1="0.995cm" svg:x2="25.85cm" svg:y2="13cm">
              <text:p/>
            </draw:line>
            <draw:line draw:style-name="gr2" draw:text-style-name="P2" draw:layer="layout" svg:x1="28.332cm" svg:y1="0.995cm" svg:x2="28.332cm" svg:y2="13cm">
              <text:p/>
            </draw:line>
            <draw:line draw:style-name="gr4" draw:text-style-name="P2" draw:layer="layout" svg:x1="26.678cm" svg:y1="0.995cm" svg:x2="26.678cm" svg:y2="13cm">
              <text:p/>
            </draw:line>
            <draw:line draw:style-name="gr5" draw:text-style-name="P2" draw:layer="layout" svg:x1="27.506cm" svg:y1="0.995cm" svg:x2="27.506cm" svg:y2="13cm">
              <text:p/>
            </draw:line>
            <draw:line draw:style-name="gr6" draw:text-style-name="P4" draw:layer="layout" svg:x1="25.437cm" svg:y1="0.995cm" svg:x2="25.437cm" svg:y2="13cm">
              <text:p/>
            </draw:line>
            <draw:line draw:style-name="gr7" draw:text-style-name="P2" draw:layer="layout" svg:x1="26.263cm" svg:y1="0.995cm" svg:x2="26.263cm" svg:y2="13cm">
              <text:p/>
            </draw:line>
            <draw:line draw:style-name="gr8" draw:text-style-name="P2" draw:layer="layout" svg:x1="27.091cm" svg:y1="0.995cm" svg:x2="27.091cm" svg:y2="13cm">
              <text:p/>
            </draw:line>
            <draw:line draw:style-name="gr9" draw:text-style-name="P2" draw:layer="layout" svg:x1="27.919cm" svg:y1="0.995cm" svg:x2="27.919cm" svg:y2="13cm">
              <text:p/>
            </draw:line>
            <draw:line draw:style-name="gr10" draw:text-style-name="P2" draw:layer="layout" svg:x1="15.047cm" svg:y1="0.995cm" svg:x2="28.777cm" svg:y2="0.995cm">
              <text:p/>
            </draw:line>
            <draw:line draw:style-name="gr11" draw:text-style-name="P2" draw:layer="layout" svg:x1="15.047cm" svg:y1="1.505cm" svg:x2="28.777cm" svg:y2="1.505cm">
              <text:p/>
            </draw:line>
            <draw:line draw:style-name="gr7" draw:text-style-name="P2" draw:layer="layout" svg:x1="15.047cm" svg:y1="2.017cm" svg:x2="28.777cm" svg:y2="2.017cm">
              <text:p/>
            </draw:line>
            <draw:line draw:style-name="gr4" draw:text-style-name="P2" draw:layer="layout" svg:x1="15.047cm" svg:y1="2.526cm" svg:x2="28.777cm" svg:y2="2.526cm">
              <text:p/>
            </draw:line>
            <draw:line draw:style-name="gr12" draw:text-style-name="P2" draw:layer="layout" svg:x1="15.047cm" svg:y1="3.036cm" svg:x2="28.777cm" svg:y2="3.036cm">
              <text:p/>
            </draw:line>
            <draw:line draw:style-name="gr5" draw:text-style-name="P2" draw:layer="layout" svg:x1="15.047cm" svg:y1="3.548cm" svg:x2="28.777cm" svg:y2="3.548cm">
              <text:p/>
            </draw:line>
            <draw:line draw:style-name="gr9" draw:text-style-name="P2" draw:layer="layout" svg:x1="15.047cm" svg:y1="4.058cm" svg:x2="28.777cm" svg:y2="4.058cm">
              <text:p/>
            </draw:line>
            <draw:line draw:style-name="gr13" draw:text-style-name="P2" draw:layer="layout" svg:x1="15.047cm" svg:y1="4.568cm" svg:x2="28.777cm" svg:y2="4.568cm">
              <text:p/>
            </draw:line>
            <draw:line draw:style-name="gr10" draw:text-style-name="P2" draw:layer="layout" svg:x1="15.047cm" svg:y1="5.077cm" svg:x2="28.777cm" svg:y2="5.077cm">
              <text:p/>
            </draw:line>
            <draw:line draw:style-name="gr11" draw:text-style-name="P2" draw:layer="layout" svg:x1="15.047cm" svg:y1="5.589cm" svg:x2="28.777cm" svg:y2="5.589cm">
              <text:p/>
            </draw:line>
            <draw:line draw:style-name="gr7" draw:text-style-name="P2" draw:layer="layout" svg:x1="15.047cm" svg:y1="6.099cm" svg:x2="28.777cm" svg:y2="6.099cm">
              <text:p/>
            </draw:line>
            <draw:line draw:style-name="gr4" draw:text-style-name="P2" draw:layer="layout" svg:x1="15.047cm" svg:y1="6.609cm" svg:x2="28.777cm" svg:y2="6.609cm">
              <text:p/>
            </draw:line>
            <draw:line draw:style-name="gr12" draw:text-style-name="P2" draw:layer="layout" svg:x1="15.047cm" svg:y1="7.121cm" svg:x2="28.777cm" svg:y2="7.121cm">
              <text:p/>
            </draw:line>
            <draw:line draw:style-name="gr5" draw:text-style-name="P2" draw:layer="layout" svg:x1="15.047cm" svg:y1="7.631cm" svg:x2="28.777cm" svg:y2="7.631cm">
              <text:p/>
            </draw:line>
            <draw:line draw:style-name="gr9" draw:text-style-name="P2" draw:layer="layout" svg:x1="15.047cm" svg:y1="8.14cm" svg:x2="28.777cm" svg:y2="8.14cm">
              <text:p/>
            </draw:line>
            <draw:line draw:style-name="gr13" draw:text-style-name="P2" draw:layer="layout" svg:x1="15.047cm" svg:y1="8.652cm" svg:x2="28.777cm" svg:y2="8.652cm">
              <text:p/>
            </draw:line>
            <draw:line draw:style-name="gr10" draw:text-style-name="P2" draw:layer="layout" svg:x1="15.047cm" svg:y1="9.162cm" svg:x2="28.777cm" svg:y2="9.162cm">
              <text:p/>
            </draw:line>
            <draw:line draw:style-name="gr11" draw:text-style-name="P2" draw:layer="layout" svg:x1="15.047cm" svg:y1="9.672cm" svg:x2="28.777cm" svg:y2="9.672cm">
              <text:p/>
            </draw:line>
            <draw:line draw:style-name="gr7" draw:text-style-name="P2" draw:layer="layout" svg:x1="15.047cm" svg:y1="10.184cm" svg:x2="28.777cm" svg:y2="10.184cm">
              <text:p/>
            </draw:line>
            <draw:line draw:style-name="gr4" draw:text-style-name="P2" draw:layer="layout" svg:x1="15.047cm" svg:y1="10.694cm" svg:x2="28.777cm" svg:y2="10.694cm">
              <text:p/>
            </draw:line>
            <draw:line draw:style-name="gr12" draw:text-style-name="P2" draw:layer="layout" svg:x1="15.047cm" svg:y1="11.203cm" svg:x2="28.777cm" svg:y2="11.203cm">
              <text:p/>
            </draw:line>
            <draw:line draw:style-name="gr5" draw:text-style-name="P2" draw:layer="layout" svg:x1="15.047cm" svg:y1="11.715cm" svg:x2="28.777cm" svg:y2="11.715cm">
              <text:p/>
            </draw:line>
            <draw:line draw:style-name="gr9" draw:text-style-name="P2" draw:layer="layout" svg:x1="15.047cm" svg:y1="12.225cm" svg:x2="28.777cm" svg:y2="12.225cm">
              <text:p/>
            </draw:line>
            <draw:line draw:style-name="gr13" draw:text-style-name="P2" draw:layer="layout" svg:x1="15.047cm" svg:y1="12.735cm" svg:x2="28.777cm" svg:y2="12.735cm">
              <text:p/>
            </draw:line>
            <draw:line draw:style-name="gr10" draw:text-style-name="P2" draw:layer="layout" svg:x1="15.047cm" svg:y1="12.735cm" svg:x2="28.777cm" svg:y2="12.735cm">
              <text:p/>
            </draw:line>
          </draw:g>
          <draw:custom-shape draw:style-name="gr51" draw:text-style-name="P5" draw:layer="layout" svg:width="10.077cm" svg:height="10.077cm" svg:x="16.475cm" svg:y="1.75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2" draw:text-style-name="P5" draw:layer="layout" svg:width="4.435cm" svg:height="4.436cm" svg:x="19.376cm" svg:y="4.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3" draw:text-style-name="P13" draw:layer="layout" svg:width="2.897cm" svg:height="3.575cm" svg:x="20.059cm" svg:y="5.077cm">
            <text:p/>
          </draw:rect>
          <draw:rect draw:style-name="gr54" draw:text-style-name="P13" draw:layer="layout" svg:width="0.394cm" svg:height="2.532cm" svg:x="22.956cm" svg:y="5.608cm">
            <text:p/>
          </draw:rect>
          <draw:rect draw:style-name="gr53" draw:text-style-name="P13" draw:layer="layout" svg:width="0.392cm" svg:height="2.532cm" svg:x="22.958cm" svg:y="5.608cm">
            <text:p/>
          </draw:rect>
          <draw:rect draw:style-name="gr53" draw:text-style-name="P13" draw:layer="layout" svg:width="0.399cm" svg:height="1.562cm" svg:x="23.382cm" svg:y="6.069cm">
            <text:p/>
          </draw:rect>
          <draw:rect draw:style-name="gr53" draw:text-style-name="P13" draw:layer="layout" svg:width="0.392cm" svg:height="2.532cm" svg:x="19.66cm" svg:y="5.608cm">
            <text:p/>
          </draw:rect>
          <draw:rect draw:style-name="gr53" draw:text-style-name="P13" draw:layer="layout" svg:width="0.399cm" svg:height="1.532cm" svg:x="19.231cm" svg:y="6.099cm">
            <text:p/>
          </draw:rect>
          <draw:rect draw:style-name="gr53" draw:text-style-name="P13" draw:layer="layout" svg:width="2.069cm" svg:height="0.512cm" svg:x="16.749cm" svg:y="6.609cm">
            <text:p/>
          </draw:rect>
          <draw:rect draw:style-name="gr53" draw:text-style-name="P13" draw:layer="layout" svg:width="2.066cm" svg:height="0.512cm" svg:x="24.197cm" svg:y="6.609cm">
            <text:p/>
          </draw:rect>
          <draw:rect draw:style-name="gr53" draw:text-style-name="P13" draw:layer="layout" svg:width="0.413cm" svg:height="2.041cm" svg:x="21.3cm" svg:y="2.017cm">
            <text:p/>
          </draw:rect>
          <draw:rect draw:style-name="gr53" draw:text-style-name="P13" draw:layer="layout" svg:width="1.241cm" svg:height="0.512cm" svg:x="20.887cm" svg:y="4.565cm">
            <text:p/>
          </draw:rect>
          <draw:rect draw:style-name="gr53" draw:text-style-name="P13" draw:layer="layout" svg:width="1.241cm" svg:height="0.512cm" svg:x="20.887cm" svg:y="8.652cm">
            <text:p/>
          </draw:rect>
          <draw:rect draw:style-name="gr53" draw:text-style-name="P13" draw:layer="layout" svg:width="0.413cm" svg:height="2.043cm" svg:x="21.3cm" svg:y="9.672cm">
            <text:p/>
          </draw:rect>
          <draw:rect draw:style-name="gr53" draw:text-style-name="P13" draw:layer="layout" svg:width="0.413cm" svg:height="0.512cm" svg:x="20.059cm" svg:y="4.053cm">
            <text:p/>
          </draw:rect>
          <draw:rect draw:style-name="gr53" draw:text-style-name="P13" draw:layer="layout" svg:width="0.413cm" svg:height="0.512cm" svg:x="19.648cm" svg:y="3.548cm">
            <text:p/>
          </draw:rect>
          <draw:rect draw:style-name="gr53" draw:text-style-name="P13" draw:layer="layout" svg:width="0.413cm" svg:height="0.512cm" svg:x="19.235cm" svg:y="3.036cm">
            <text:p/>
          </draw:rect>
          <draw:rect draw:style-name="gr53" draw:text-style-name="P13" draw:layer="layout" svg:width="0.413cm" svg:height="0.512cm" svg:x="18.818cm" svg:y="2.524cm">
            <text:p/>
          </draw:rect>
          <draw:rect draw:style-name="gr53" draw:text-style-name="P13" draw:layer="layout" svg:width="0.413cm" svg:height="0.512cm" svg:x="18.818cm" svg:y="5.077cm">
            <text:p/>
          </draw:rect>
          <draw:rect draw:style-name="gr53" draw:text-style-name="P13" draw:layer="layout" svg:width="0.413cm" svg:height="0.512cm" svg:x="18.405cm" svg:y="5.077cm">
            <text:p/>
          </draw:rect>
          <draw:rect draw:style-name="gr53" draw:text-style-name="P13" draw:layer="layout" svg:width="0.413cm" svg:height="0.512cm" svg:x="17.992cm" svg:y="4.565cm">
            <text:p/>
          </draw:rect>
          <draw:rect draw:style-name="gr53" draw:text-style-name="P13" draw:layer="layout" svg:width="0.413cm" svg:height="0.512cm" svg:x="17.579cm" svg:y="4.565cm">
            <text:p/>
          </draw:rect>
          <draw:rect draw:style-name="gr53" draw:text-style-name="P13" draw:layer="layout" svg:width="0.412cm" svg:height="0.512cm" svg:x="17.167cm" svg:y="4.058cm">
            <text:p/>
          </draw:rect>
          <draw:rect draw:style-name="gr53" draw:text-style-name="P13" draw:layer="layout" svg:width="0.413cm" svg:height="0.512cm" svg:x="18.818cm" svg:y="8.14cm">
            <text:p/>
          </draw:rect>
          <draw:rect draw:style-name="gr53" draw:text-style-name="P13" draw:layer="layout" svg:width="0.413cm" svg:height="0.512cm" svg:x="18.405cm" svg:y="8.14cm">
            <text:p/>
          </draw:rect>
          <draw:rect draw:style-name="gr53" draw:text-style-name="P13" draw:layer="layout" svg:width="0.413cm" svg:height="0.512cm" svg:x="17.992cm" svg:y="8.65cm">
            <text:p/>
          </draw:rect>
          <draw:rect draw:style-name="gr53" draw:text-style-name="P13" draw:layer="layout" svg:width="0.413cm" svg:height="0.512cm" svg:x="17.579cm" svg:y="8.65cm">
            <text:p/>
          </draw:rect>
          <draw:rect draw:style-name="gr53" draw:text-style-name="P13" draw:layer="layout" svg:width="0.413cm" svg:height="0.512cm" svg:x="17.162cm" svg:y="9.16cm">
            <text:p/>
          </draw:rect>
          <draw:rect draw:style-name="gr53" draw:text-style-name="P13" draw:layer="layout" svg:width="0.413cm" svg:height="0.512cm" svg:x="20.059cm" svg:y="9.162cm">
            <text:p/>
          </draw:rect>
          <draw:rect draw:style-name="gr53" draw:text-style-name="P13" draw:layer="layout" svg:width="0.413cm" svg:height="0.512cm" svg:x="19.646cm" svg:y="9.674cm">
            <text:p/>
          </draw:rect>
          <draw:rect draw:style-name="gr53" draw:text-style-name="P13" draw:layer="layout" svg:width="0.413cm" svg:height="0.512cm" svg:x="19.231cm" svg:y="10.182cm">
            <text:p/>
          </draw:rect>
          <draw:rect draw:style-name="gr53" draw:text-style-name="P13" draw:layer="layout" svg:width="0.413cm" svg:height="0.512cm" svg:x="18.818cm" svg:y="10.691cm">
            <text:p/>
          </draw:rect>
          <draw:rect draw:style-name="gr53" draw:text-style-name="P13" draw:layer="layout" svg:width="0.413cm" svg:height="0.512cm" svg:x="17.169cm" svg:y="4.058cm">
            <text:p/>
          </draw:rect>
          <draw:rect draw:style-name="gr53" draw:text-style-name="P13" draw:layer="layout" svg:width="0.413cm" svg:height="0.512cm" svg:x="17.169cm" svg:y="4.058cm">
            <text:p/>
          </draw:rect>
          <draw:rect draw:style-name="gr53" draw:text-style-name="P13" draw:layer="layout" svg:width="0.413cm" svg:height="0.512cm" svg:x="17.169cm" svg:y="4.058cm">
            <text:p/>
          </draw:rect>
        </draw:g>
      </draw:page>
      <draw:page draw:name="page6" draw:style-name="dp1" draw:master-page-name="Standard">
        <draw:g>
          <draw:path draw:style-name="gr38" draw:text-style-name="P5" draw:layer="layout" svg:width="4.999cm" svg:height="0.418cm" svg:x="2.4cm" svg:y="11.182cm" svg:viewBox="0 0 5000 419" svg:d="M0 401c400-18 600-400 1000-400s600 400 1000 418c400-18 600-418 1000-418 400 18 600 418 1000 418s600-436 1000-418">
            <text:p/>
          </draw:path>
          <draw:path draw:style-name="gr38" draw:text-style-name="P5" draw:layer="layout" svg:width="4.999cm" svg:height="0.418cm" svg:x="2.4cm" svg:y="10.2cm" svg:viewBox="0 0 5000 419" svg:d="M0 401c400-18 600-400 1000-400s600 400 1000 418c400-18 600-418 1000-418 400 18 600 418 1000 418s600-436 1000-418">
            <text:p/>
          </draw:path>
          <draw:path draw:style-name="gr38" draw:text-style-name="P5" draw:layer="layout" svg:width="4.999cm" svg:height="0.418cm" svg:x="2.4cm" svg:y="9.2cm" svg:viewBox="0 0 5000 419" svg:d="M0 401c400-18 600-400 1000-400s600 400 1000 418c400-18 600-418 1000-418 400 18 600 418 1000 418s600-436 1000-418">
            <text:p/>
          </draw:path>
        </draw:g>
        <draw:custom-shape draw:style-name="gr16" draw:text-style-name="P6" draw:layer="layout" svg:width="5.76cm" svg:height="5.09cm" svg:x="2cm" svg:y="2cm">
          <text:p/>
          <draw:enhanced-geometry svg:viewBox="0 0 21600 21600" draw:mirror-horizontal="false" draw:mirror-vertical="false" draw:type="rectangle" draw:enhanced-path="M 0 0 L 21600 0 21600 21600 0 21600 0 0 Z N"/>
        </draw:custom-shape>
        <draw:frame draw:style-name="gr55" draw:text-style-name="P5" draw:layer="layout" svg:width="5.6cm" svg:height="5.017cm" svg:x="2.16cm" svg:y="2cm">
          <draw:image xlink:href="">
            <text:p/>
          </draw:image>
        </draw:frame>
        <draw:line draw:style-name="gr3" draw:text-style-name="P3" draw:layer="layout" svg:x1="2.379cm" svg:y1="2cm" svg:x2="2.379cm" svg:y2="7.205cm">
          <text:p/>
        </draw:line>
        <draw:line draw:style-name="gr2" draw:text-style-name="P2" draw:layer="layout" svg:x1="3.456cm" svg:y1="2cm" svg:x2="3.456cm" svg:y2="7.205cm">
          <text:p/>
        </draw:line>
        <draw:line draw:style-name="gr4" draw:text-style-name="P2" draw:layer="layout" svg:x1="2.738cm" svg:y1="2cm" svg:x2="2.738cm" svg:y2="7.205cm">
          <text:p/>
        </draw:line>
        <draw:line draw:style-name="gr5" draw:text-style-name="P2" draw:layer="layout" svg:x1="3.097cm" svg:y1="2cm" svg:x2="3.097cm" svg:y2="7.205cm">
          <text:p/>
        </draw:line>
        <draw:line draw:style-name="gr6" draw:text-style-name="P4" draw:layer="layout" svg:x1="2.2cm" svg:y1="2cm" svg:x2="2.2cm" svg:y2="7.205cm">
          <text:p/>
        </draw:line>
        <draw:line draw:style-name="gr7" draw:text-style-name="P2" draw:layer="layout" svg:x1="2.559cm" svg:y1="2cm" svg:x2="2.559cm" svg:y2="7.205cm">
          <text:p/>
        </draw:line>
        <draw:line draw:style-name="gr8" draw:text-style-name="P2" draw:layer="layout" svg:x1="2.917cm" svg:y1="2cm" svg:x2="2.917cm" svg:y2="7.205cm">
          <text:p/>
        </draw:line>
        <draw:line draw:style-name="gr9" draw:text-style-name="P2" draw:layer="layout" svg:x1="3.276cm" svg:y1="2cm" svg:x2="3.276cm" svg:y2="7.205cm">
          <text:p/>
        </draw:line>
        <draw:line draw:style-name="gr3" draw:text-style-name="P3" draw:layer="layout" svg:x1="3.814cm" svg:y1="2cm" svg:x2="3.814cm" svg:y2="7.205cm">
          <text:p/>
        </draw:line>
        <draw:line draw:style-name="gr2" draw:text-style-name="P2" draw:layer="layout" svg:x1="4.89cm" svg:y1="2cm" svg:x2="4.89cm" svg:y2="7.205cm">
          <text:p/>
        </draw:line>
        <draw:line draw:style-name="gr4" draw:text-style-name="P2" draw:layer="layout" svg:x1="4.173cm" svg:y1="2cm" svg:x2="4.173cm" svg:y2="7.205cm">
          <text:p/>
        </draw:line>
        <draw:line draw:style-name="gr5" draw:text-style-name="P2" draw:layer="layout" svg:x1="4.532cm" svg:y1="2cm" svg:x2="4.532cm" svg:y2="7.205cm">
          <text:p/>
        </draw:line>
        <draw:line draw:style-name="gr6" draw:text-style-name="P4" draw:layer="layout" svg:x1="3.635cm" svg:y1="2cm" svg:x2="3.635cm" svg:y2="7.205cm">
          <text:p/>
        </draw:line>
        <draw:line draw:style-name="gr7" draw:text-style-name="P2" draw:layer="layout" svg:x1="3.994cm" svg:y1="2cm" svg:x2="3.994cm" svg:y2="7.205cm">
          <text:p/>
        </draw:line>
        <draw:line draw:style-name="gr8" draw:text-style-name="P2" draw:layer="layout" svg:x1="4.352cm" svg:y1="2cm" svg:x2="4.352cm" svg:y2="7.205cm">
          <text:p/>
        </draw:line>
        <draw:line draw:style-name="gr9" draw:text-style-name="P2" draw:layer="layout" svg:x1="4.711cm" svg:y1="2cm" svg:x2="4.711cm" svg:y2="7.205cm">
          <text:p/>
        </draw:line>
        <draw:line draw:style-name="gr3" draw:text-style-name="P3" draw:layer="layout" svg:x1="5.249cm" svg:y1="2cm" svg:x2="5.249cm" svg:y2="7.205cm">
          <text:p/>
        </draw:line>
        <draw:line draw:style-name="gr2" draw:text-style-name="P2" draw:layer="layout" svg:x1="6.325cm" svg:y1="2cm" svg:x2="6.325cm" svg:y2="7.205cm">
          <text:p/>
        </draw:line>
        <draw:line draw:style-name="gr4" draw:text-style-name="P2" draw:layer="layout" svg:x1="5.608cm" svg:y1="2cm" svg:x2="5.608cm" svg:y2="7.205cm">
          <text:p/>
        </draw:line>
        <draw:line draw:style-name="gr5" draw:text-style-name="P2" draw:layer="layout" svg:x1="5.967cm" svg:y1="2cm" svg:x2="5.967cm" svg:y2="7.205cm">
          <text:p/>
        </draw:line>
        <draw:line draw:style-name="gr6" draw:text-style-name="P4" draw:layer="layout" svg:x1="5.07cm" svg:y1="2cm" svg:x2="5.07cm" svg:y2="7.205cm">
          <text:p/>
        </draw:line>
        <draw:line draw:style-name="gr7" draw:text-style-name="P2" draw:layer="layout" svg:x1="5.429cm" svg:y1="2cm" svg:x2="5.429cm" svg:y2="7.205cm">
          <text:p/>
        </draw:line>
        <draw:line draw:style-name="gr8" draw:text-style-name="P2" draw:layer="layout" svg:x1="5.787cm" svg:y1="2cm" svg:x2="5.787cm" svg:y2="7.205cm">
          <text:p/>
        </draw:line>
        <draw:line draw:style-name="gr9" draw:text-style-name="P2" draw:layer="layout" svg:x1="6.146cm" svg:y1="2cm" svg:x2="6.146cm" svg:y2="7.205cm">
          <text:p/>
        </draw:line>
        <draw:line draw:style-name="gr3" draw:text-style-name="P3" draw:layer="layout" svg:x1="6.684cm" svg:y1="2cm" svg:x2="6.684cm" svg:y2="7.205cm">
          <text:p/>
        </draw:line>
        <draw:line draw:style-name="gr2" draw:text-style-name="P2" draw:layer="layout" svg:x1="7.76cm" svg:y1="2cm" svg:x2="7.76cm" svg:y2="7.205cm">
          <text:p/>
        </draw:line>
        <draw:line draw:style-name="gr4" draw:text-style-name="P2" draw:layer="layout" svg:x1="7.043cm" svg:y1="2cm" svg:x2="7.043cm" svg:y2="7.205cm">
          <text:p/>
        </draw:line>
        <draw:line draw:style-name="gr5" draw:text-style-name="P2" draw:layer="layout" svg:x1="7.402cm" svg:y1="2cm" svg:x2="7.402cm" svg:y2="7.205cm">
          <text:p/>
        </draw:line>
        <draw:line draw:style-name="gr6" draw:text-style-name="P4" draw:layer="layout" svg:x1="6.505cm" svg:y1="2cm" svg:x2="6.505cm" svg:y2="7.205cm">
          <text:p/>
        </draw:line>
        <draw:line draw:style-name="gr7" draw:text-style-name="P2" draw:layer="layout" svg:x1="6.863cm" svg:y1="2cm" svg:x2="6.863cm" svg:y2="7.205cm">
          <text:p/>
        </draw:line>
        <draw:line draw:style-name="gr8" draw:text-style-name="P2" draw:layer="layout" svg:x1="7.222cm" svg:y1="2cm" svg:x2="7.222cm" svg:y2="7.205cm">
          <text:p/>
        </draw:line>
        <draw:line draw:style-name="gr9" draw:text-style-name="P2" draw:layer="layout" svg:x1="7.581cm" svg:y1="2cm" svg:x2="7.581cm" svg:y2="7.205cm">
          <text:p/>
        </draw:line>
        <draw:line draw:style-name="gr10" draw:text-style-name="P2" draw:layer="layout" svg:x1="2cm" svg:y1="2cm" svg:x2="7.953cm" svg:y2="2cm">
          <text:p/>
        </draw:line>
        <draw:line draw:style-name="gr11" draw:text-style-name="P2" draw:layer="layout" svg:x1="2cm" svg:y1="2.221cm" svg:x2="7.953cm" svg:y2="2.221cm">
          <text:p/>
        </draw:line>
        <draw:line draw:style-name="gr7" draw:text-style-name="P2" draw:layer="layout" svg:x1="2cm" svg:y1="2.443cm" svg:x2="7.953cm" svg:y2="2.443cm">
          <text:p/>
        </draw:line>
        <draw:line draw:style-name="gr4" draw:text-style-name="P2" draw:layer="layout" svg:x1="2.047cm" svg:y1="2.617cm" svg:x2="8cm" svg:y2="2.617cm">
          <text:p/>
        </draw:line>
        <draw:line draw:style-name="gr12" draw:text-style-name="P2" draw:layer="layout" svg:x1="2cm" svg:y1="2.885cm" svg:x2="7.953cm" svg:y2="2.885cm">
          <text:p/>
        </draw:line>
        <draw:line draw:style-name="gr5" draw:text-style-name="P2" draw:layer="layout" svg:x1="2cm" svg:y1="3.107cm" svg:x2="7.953cm" svg:y2="3.107cm">
          <text:p/>
        </draw:line>
        <draw:line draw:style-name="gr9" draw:text-style-name="P2" draw:layer="layout" svg:x1="2cm" svg:y1="3.328cm" svg:x2="7.953cm" svg:y2="3.328cm">
          <text:p/>
        </draw:line>
        <draw:line draw:style-name="gr13" draw:text-style-name="P2" draw:layer="layout" svg:x1="2cm" svg:y1="3.549cm" svg:x2="7.953cm" svg:y2="3.549cm">
          <text:p/>
        </draw:line>
        <draw:line draw:style-name="gr10" draw:text-style-name="P2" draw:layer="layout" svg:x1="2cm" svg:y1="3.77cm" svg:x2="7.953cm" svg:y2="3.77cm">
          <text:p/>
        </draw:line>
        <draw:line draw:style-name="gr11" draw:text-style-name="P2" draw:layer="layout" svg:x1="2cm" svg:y1="3.992cm" svg:x2="7.953cm" svg:y2="3.992cm">
          <text:p/>
        </draw:line>
        <draw:line draw:style-name="gr7" draw:text-style-name="P2" draw:layer="layout" svg:x1="2cm" svg:y1="4.213cm" svg:x2="7.953cm" svg:y2="4.213cm">
          <text:p/>
        </draw:line>
        <draw:line draw:style-name="gr4" draw:text-style-name="P2" draw:layer="layout" svg:x1="2cm" svg:y1="4.434cm" svg:x2="7.953cm" svg:y2="4.434cm">
          <text:p/>
        </draw:line>
        <draw:line draw:style-name="gr12" draw:text-style-name="P2" draw:layer="layout" svg:x1="2cm" svg:y1="4.656cm" svg:x2="7.953cm" svg:y2="4.656cm">
          <text:p/>
        </draw:line>
        <draw:line draw:style-name="gr5" draw:text-style-name="P2" draw:layer="layout" svg:x1="2cm" svg:y1="4.877cm" svg:x2="7.953cm" svg:y2="4.877cm">
          <text:p/>
        </draw:line>
        <draw:line draw:style-name="gr9" draw:text-style-name="P2" draw:layer="layout" svg:x1="2cm" svg:y1="5.098cm" svg:x2="7.953cm" svg:y2="5.098cm">
          <text:p/>
        </draw:line>
        <draw:line draw:style-name="gr13" draw:text-style-name="P2" draw:layer="layout" svg:x1="2cm" svg:y1="5.32cm" svg:x2="7.953cm" svg:y2="5.32cm">
          <text:p/>
        </draw:line>
        <draw:line draw:style-name="gr10" draw:text-style-name="P2" draw:layer="layout" svg:x1="2cm" svg:y1="5.541cm" svg:x2="7.953cm" svg:y2="5.541cm">
          <text:p/>
        </draw:line>
        <draw:line draw:style-name="gr11" draw:text-style-name="P2" draw:layer="layout" svg:x1="2cm" svg:y1="5.762cm" svg:x2="7.953cm" svg:y2="5.762cm">
          <text:p/>
        </draw:line>
        <draw:line draw:style-name="gr7" draw:text-style-name="P2" draw:layer="layout" svg:x1="2cm" svg:y1="5.984cm" svg:x2="7.953cm" svg:y2="5.984cm">
          <text:p/>
        </draw:line>
        <draw:line draw:style-name="gr4" draw:text-style-name="P2" draw:layer="layout" svg:x1="2cm" svg:y1="6.205cm" svg:x2="7.953cm" svg:y2="6.205cm">
          <text:p/>
        </draw:line>
        <draw:line draw:style-name="gr12" draw:text-style-name="P2" draw:layer="layout" svg:x1="2cm" svg:y1="6.426cm" svg:x2="7.953cm" svg:y2="6.426cm">
          <text:p/>
        </draw:line>
        <draw:line draw:style-name="gr5" draw:text-style-name="P2" draw:layer="layout" svg:x1="2cm" svg:y1="6.648cm" svg:x2="7.953cm" svg:y2="6.648cm">
          <text:p/>
        </draw:line>
        <draw:line draw:style-name="gr9" draw:text-style-name="P2" draw:layer="layout" svg:x1="2cm" svg:y1="6.869cm" svg:x2="7.953cm" svg:y2="6.869cm">
          <text:p/>
        </draw:line>
        <draw:line draw:style-name="gr13" draw:text-style-name="P2" draw:layer="layout" svg:x1="2cm" svg:y1="7.09cm" svg:x2="7.953cm" svg:y2="7.09cm">
          <text:p/>
        </draw:line>
        <draw:line draw:style-name="gr10" draw:text-style-name="P2" draw:layer="layout" svg:x1="2cm" svg:y1="7.09cm" svg:x2="7.953cm" svg:y2="7.09cm">
          <text:p/>
        </draw:line>
        <draw:custom-shape draw:style-name="gr16" draw:text-style-name="P6" draw:layer="layout" svg:width="5.76cm" svg:height="5.09cm" svg:x="9.047cm" svg:y="2cm">
          <text:p/>
          <draw:enhanced-geometry svg:viewBox="0 0 21600 21600" draw:mirror-horizontal="false" draw:mirror-vertical="false" draw:type="rectangle" draw:enhanced-path="M 0 0 L 21600 0 21600 21600 0 21600 0 0 Z N"/>
        </draw:custom-shape>
        <draw:frame draw:style-name="gr56" draw:text-style-name="P14" draw:layer="layout" svg:width="6.8cm" svg:height="8.4cm" svg:x="8.6cm" svg:y="1.8cm">
          <draw:text-box>
            <text:p text:style-name="P2"><text:span text:style-name="T3">50</text:span></text:p>
          </draw:text-box>
        </draw:frame>
        <draw:line draw:style-name="gr3" draw:text-style-name="P3" draw:layer="layout" svg:x1="9.426cm" svg:y1="2cm" svg:x2="9.426cm" svg:y2="7.205cm">
          <text:p/>
        </draw:line>
        <draw:line draw:style-name="gr2" draw:text-style-name="P2" draw:layer="layout" svg:x1="10.503cm" svg:y1="2cm" svg:x2="10.503cm" svg:y2="7.205cm">
          <text:p/>
        </draw:line>
        <draw:line draw:style-name="gr4" draw:text-style-name="P2" draw:layer="layout" svg:x1="9.785cm" svg:y1="2cm" svg:x2="9.785cm" svg:y2="7.205cm">
          <text:p/>
        </draw:line>
        <draw:line draw:style-name="gr5" draw:text-style-name="P2" draw:layer="layout" svg:x1="10.144cm" svg:y1="2cm" svg:x2="10.144cm" svg:y2="7.205cm">
          <text:p/>
        </draw:line>
        <draw:line draw:style-name="gr6" draw:text-style-name="P4" draw:layer="layout" svg:x1="9.247cm" svg:y1="2cm" svg:x2="9.247cm" svg:y2="7.205cm">
          <text:p/>
        </draw:line>
        <draw:line draw:style-name="gr7" draw:text-style-name="P2" draw:layer="layout" svg:x1="9.606cm" svg:y1="2cm" svg:x2="9.606cm" svg:y2="7.205cm">
          <text:p/>
        </draw:line>
        <draw:line draw:style-name="gr8" draw:text-style-name="P2" draw:layer="layout" svg:x1="9.964cm" svg:y1="2cm" svg:x2="9.964cm" svg:y2="7.205cm">
          <text:p/>
        </draw:line>
        <draw:line draw:style-name="gr9" draw:text-style-name="P2" draw:layer="layout" svg:x1="10.323cm" svg:y1="2cm" svg:x2="10.323cm" svg:y2="7.205cm">
          <text:p/>
        </draw:line>
        <draw:line draw:style-name="gr3" draw:text-style-name="P3" draw:layer="layout" svg:x1="10.861cm" svg:y1="2cm" svg:x2="10.861cm" svg:y2="7.205cm">
          <text:p/>
        </draw:line>
        <draw:line draw:style-name="gr2" draw:text-style-name="P2" draw:layer="layout" svg:x1="11.937cm" svg:y1="2cm" svg:x2="11.937cm" svg:y2="7.205cm">
          <text:p/>
        </draw:line>
        <draw:line draw:style-name="gr4" draw:text-style-name="P2" draw:layer="layout" svg:x1="11.22cm" svg:y1="2cm" svg:x2="11.22cm" svg:y2="7.205cm">
          <text:p/>
        </draw:line>
        <draw:line draw:style-name="gr5" draw:text-style-name="P2" draw:layer="layout" svg:x1="11.579cm" svg:y1="2cm" svg:x2="11.579cm" svg:y2="7.205cm">
          <text:p/>
        </draw:line>
        <draw:line draw:style-name="gr6" draw:text-style-name="P4" draw:layer="layout" svg:x1="10.682cm" svg:y1="2cm" svg:x2="10.682cm" svg:y2="7.205cm">
          <text:p/>
        </draw:line>
        <draw:line draw:style-name="gr7" draw:text-style-name="P2" draw:layer="layout" svg:x1="11.041cm" svg:y1="2cm" svg:x2="11.041cm" svg:y2="7.205cm">
          <text:p/>
        </draw:line>
        <draw:line draw:style-name="gr8" draw:text-style-name="P2" draw:layer="layout" svg:x1="11.399cm" svg:y1="2cm" svg:x2="11.399cm" svg:y2="7.205cm">
          <text:p/>
        </draw:line>
        <draw:line draw:style-name="gr9" draw:text-style-name="P2" draw:layer="layout" svg:x1="11.758cm" svg:y1="2cm" svg:x2="11.758cm" svg:y2="7.205cm">
          <text:p/>
        </draw:line>
        <draw:line draw:style-name="gr3" draw:text-style-name="P3" draw:layer="layout" svg:x1="12.296cm" svg:y1="2cm" svg:x2="12.296cm" svg:y2="7.205cm">
          <text:p/>
        </draw:line>
        <draw:line draw:style-name="gr2" draw:text-style-name="P2" draw:layer="layout" svg:x1="13.372cm" svg:y1="2cm" svg:x2="13.372cm" svg:y2="7.205cm">
          <text:p/>
        </draw:line>
        <draw:line draw:style-name="gr4" draw:text-style-name="P2" draw:layer="layout" svg:x1="12.655cm" svg:y1="2cm" svg:x2="12.655cm" svg:y2="7.205cm">
          <text:p/>
        </draw:line>
        <draw:line draw:style-name="gr5" draw:text-style-name="P2" draw:layer="layout" svg:x1="13.014cm" svg:y1="2cm" svg:x2="13.014cm" svg:y2="7.205cm">
          <text:p/>
        </draw:line>
        <draw:line draw:style-name="gr6" draw:text-style-name="P4" draw:layer="layout" svg:x1="12.117cm" svg:y1="2cm" svg:x2="12.117cm" svg:y2="7.205cm">
          <text:p/>
        </draw:line>
        <draw:line draw:style-name="gr7" draw:text-style-name="P2" draw:layer="layout" svg:x1="12.476cm" svg:y1="2cm" svg:x2="12.476cm" svg:y2="7.205cm">
          <text:p/>
        </draw:line>
        <draw:line draw:style-name="gr8" draw:text-style-name="P2" draw:layer="layout" svg:x1="12.834cm" svg:y1="2cm" svg:x2="12.834cm" svg:y2="7.205cm">
          <text:p/>
        </draw:line>
        <draw:line draw:style-name="gr9" draw:text-style-name="P2" draw:layer="layout" svg:x1="13.193cm" svg:y1="2cm" svg:x2="13.193cm" svg:y2="7.205cm">
          <text:p/>
        </draw:line>
        <draw:line draw:style-name="gr3" draw:text-style-name="P3" draw:layer="layout" svg:x1="13.731cm" svg:y1="2cm" svg:x2="13.731cm" svg:y2="7.205cm">
          <text:p/>
        </draw:line>
        <draw:line draw:style-name="gr2" draw:text-style-name="P2" draw:layer="layout" svg:x1="14.807cm" svg:y1="2cm" svg:x2="14.807cm" svg:y2="7.205cm">
          <text:p/>
        </draw:line>
        <draw:line draw:style-name="gr4" draw:text-style-name="P2" draw:layer="layout" svg:x1="14.09cm" svg:y1="2cm" svg:x2="14.09cm" svg:y2="7.205cm">
          <text:p/>
        </draw:line>
        <draw:line draw:style-name="gr5" draw:text-style-name="P2" draw:layer="layout" svg:x1="14.449cm" svg:y1="2cm" svg:x2="14.449cm" svg:y2="7.205cm">
          <text:p/>
        </draw:line>
        <draw:line draw:style-name="gr6" draw:text-style-name="P4" draw:layer="layout" svg:x1="13.552cm" svg:y1="2cm" svg:x2="13.552cm" svg:y2="7.205cm">
          <text:p/>
        </draw:line>
        <draw:line draw:style-name="gr7" draw:text-style-name="P2" draw:layer="layout" svg:x1="13.91cm" svg:y1="2cm" svg:x2="13.91cm" svg:y2="7.205cm">
          <text:p/>
        </draw:line>
        <draw:line draw:style-name="gr8" draw:text-style-name="P2" draw:layer="layout" svg:x1="14.269cm" svg:y1="2cm" svg:x2="14.269cm" svg:y2="7.205cm">
          <text:p/>
        </draw:line>
        <draw:line draw:style-name="gr9" draw:text-style-name="P2" draw:layer="layout" svg:x1="14.628cm" svg:y1="2cm" svg:x2="14.628cm" svg:y2="7.205cm">
          <text:p/>
        </draw:line>
        <draw:line draw:style-name="gr10" draw:text-style-name="P2" draw:layer="layout" svg:x1="9.047cm" svg:y1="2cm" svg:x2="15cm" svg:y2="2cm">
          <text:p/>
        </draw:line>
        <draw:line draw:style-name="gr11" draw:text-style-name="P2" draw:layer="layout" svg:x1="9.047cm" svg:y1="2.221cm" svg:x2="15cm" svg:y2="2.221cm">
          <text:p/>
        </draw:line>
        <draw:line draw:style-name="gr7" draw:text-style-name="P2" draw:layer="layout" svg:x1="9.047cm" svg:y1="2.443cm" svg:x2="15cm" svg:y2="2.443cm">
          <text:p/>
        </draw:line>
        <draw:line draw:style-name="gr4" draw:text-style-name="P2" draw:layer="layout" svg:x1="9.047cm" svg:y1="2.664cm" svg:x2="15cm" svg:y2="2.664cm">
          <text:p/>
        </draw:line>
        <draw:line draw:style-name="gr12" draw:text-style-name="P2" draw:layer="layout" svg:x1="9.047cm" svg:y1="2.885cm" svg:x2="15cm" svg:y2="2.885cm">
          <text:p/>
        </draw:line>
        <draw:line draw:style-name="gr5" draw:text-style-name="P2" draw:layer="layout" svg:x1="9.047cm" svg:y1="3.107cm" svg:x2="15cm" svg:y2="3.107cm">
          <text:p/>
        </draw:line>
        <draw:line draw:style-name="gr9" draw:text-style-name="P2" draw:layer="layout" svg:x1="9.047cm" svg:y1="3.328cm" svg:x2="15cm" svg:y2="3.328cm">
          <text:p/>
        </draw:line>
        <draw:line draw:style-name="gr13" draw:text-style-name="P2" draw:layer="layout" svg:x1="9.047cm" svg:y1="3.549cm" svg:x2="15cm" svg:y2="3.549cm">
          <text:p/>
        </draw:line>
        <draw:line draw:style-name="gr10" draw:text-style-name="P2" draw:layer="layout" svg:x1="9.047cm" svg:y1="3.77cm" svg:x2="15cm" svg:y2="3.77cm">
          <text:p/>
        </draw:line>
        <draw:line draw:style-name="gr11" draw:text-style-name="P2" draw:layer="layout" svg:x1="9.047cm" svg:y1="3.992cm" svg:x2="15cm" svg:y2="3.992cm">
          <text:p/>
        </draw:line>
        <draw:line draw:style-name="gr7" draw:text-style-name="P2" draw:layer="layout" svg:x1="9.047cm" svg:y1="4.213cm" svg:x2="15cm" svg:y2="4.213cm">
          <text:p/>
        </draw:line>
        <draw:line draw:style-name="gr4" draw:text-style-name="P2" draw:layer="layout" svg:x1="9.047cm" svg:y1="4.434cm" svg:x2="15cm" svg:y2="4.434cm">
          <text:p/>
        </draw:line>
        <draw:line draw:style-name="gr12" draw:text-style-name="P2" draw:layer="layout" svg:x1="9.047cm" svg:y1="4.656cm" svg:x2="15cm" svg:y2="4.656cm">
          <text:p/>
        </draw:line>
        <draw:line draw:style-name="gr5" draw:text-style-name="P2" draw:layer="layout" svg:x1="9.047cm" svg:y1="4.877cm" svg:x2="15cm" svg:y2="4.877cm">
          <text:p/>
        </draw:line>
        <draw:line draw:style-name="gr9" draw:text-style-name="P2" draw:layer="layout" svg:x1="9.047cm" svg:y1="5.098cm" svg:x2="15cm" svg:y2="5.098cm">
          <text:p/>
        </draw:line>
        <draw:line draw:style-name="gr13" draw:text-style-name="P2" draw:layer="layout" svg:x1="9.047cm" svg:y1="5.32cm" svg:x2="15cm" svg:y2="5.32cm">
          <text:p/>
        </draw:line>
        <draw:line draw:style-name="gr10" draw:text-style-name="P2" draw:layer="layout" svg:x1="9.047cm" svg:y1="5.541cm" svg:x2="15cm" svg:y2="5.541cm">
          <text:p/>
        </draw:line>
        <draw:line draw:style-name="gr11" draw:text-style-name="P2" draw:layer="layout" svg:x1="9.047cm" svg:y1="5.762cm" svg:x2="15cm" svg:y2="5.762cm">
          <text:p/>
        </draw:line>
        <draw:line draw:style-name="gr7" draw:text-style-name="P2" draw:layer="layout" svg:x1="9.047cm" svg:y1="5.984cm" svg:x2="15cm" svg:y2="5.984cm">
          <text:p/>
        </draw:line>
        <draw:line draw:style-name="gr4" draw:text-style-name="P2" draw:layer="layout" svg:x1="9.047cm" svg:y1="6.205cm" svg:x2="15cm" svg:y2="6.205cm">
          <text:p/>
        </draw:line>
        <draw:line draw:style-name="gr12" draw:text-style-name="P2" draw:layer="layout" svg:x1="9.047cm" svg:y1="6.426cm" svg:x2="15cm" svg:y2="6.426cm">
          <text:p/>
        </draw:line>
        <draw:line draw:style-name="gr5" draw:text-style-name="P2" draw:layer="layout" svg:x1="9.047cm" svg:y1="6.648cm" svg:x2="15cm" svg:y2="6.648cm">
          <text:p/>
        </draw:line>
        <draw:line draw:style-name="gr9" draw:text-style-name="P2" draw:layer="layout" svg:x1="9.047cm" svg:y1="6.869cm" svg:x2="15cm" svg:y2="6.869cm">
          <text:p/>
        </draw:line>
        <draw:line draw:style-name="gr13" draw:text-style-name="P2" draw:layer="layout" svg:x1="9.047cm" svg:y1="7.09cm" svg:x2="15cm" svg:y2="7.09cm">
          <text:p/>
        </draw:line>
        <draw:line draw:style-name="gr10" draw:text-style-name="P2" draw:layer="layout" svg:x1="9.047cm" svg:y1="7.09cm" svg:x2="15cm" svg:y2="7.09cm">
          <text:p/>
        </draw:line>
        <draw:g>
          <draw:custom-shape draw:style-name="gr39" draw:text-style-name="P11" draw:layer="layout" svg:width="5.76cm" svg:height="5.09cm" svg:x="2cm" svg:y="8cm">
            <text:p/>
            <draw:enhanced-geometry svg:viewBox="0 0 21600 21600" draw:mirror-horizontal="false" draw:mirror-vertical="false" draw:type="rectangle" draw:enhanced-path="M 0 0 L 21600 0 21600 21600 0 21600 0 0 Z N"/>
          </draw:custom-shape>
          <draw:line draw:style-name="gr40" draw:text-style-name="P12" draw:layer="layout" svg:x1="2.379cm" svg:y1="8cm" svg:x2="2.379cm" svg:y2="13.205cm">
            <text:p/>
          </draw:line>
          <draw:line draw:style-name="gr41" draw:text-style-name="P12" draw:layer="layout" svg:x1="3.456cm" svg:y1="8cm" svg:x2="3.456cm" svg:y2="13.205cm">
            <text:p/>
          </draw:line>
          <draw:line draw:style-name="gr42" draw:text-style-name="P12" draw:layer="layout" svg:x1="2.738cm" svg:y1="8cm" svg:x2="2.738cm" svg:y2="13.205cm">
            <text:p/>
          </draw:line>
          <draw:line draw:style-name="gr43" draw:text-style-name="P12" draw:layer="layout" svg:x1="3.097cm" svg:y1="8cm" svg:x2="3.097cm" svg:y2="13.205cm">
            <text:p/>
          </draw:line>
          <draw:line draw:style-name="gr44" draw:text-style-name="P12" draw:layer="layout" svg:x1="2.2cm" svg:y1="8cm" svg:x2="2.2cm" svg:y2="13.205cm">
            <text:p/>
          </draw:line>
          <draw:line draw:style-name="gr45" draw:text-style-name="P12" draw:layer="layout" svg:x1="2.559cm" svg:y1="8cm" svg:x2="2.559cm" svg:y2="13.205cm">
            <text:p/>
          </draw:line>
          <draw:line draw:style-name="gr46" draw:text-style-name="P12" draw:layer="layout" svg:x1="2.917cm" svg:y1="8cm" svg:x2="2.917cm" svg:y2="13.205cm">
            <text:p/>
          </draw:line>
          <draw:line draw:style-name="gr47" draw:text-style-name="P12" draw:layer="layout" svg:x1="3.276cm" svg:y1="8cm" svg:x2="3.276cm" svg:y2="13.205cm">
            <text:p/>
          </draw:line>
          <draw:line draw:style-name="gr40" draw:text-style-name="P12" draw:layer="layout" svg:x1="3.814cm" svg:y1="8cm" svg:x2="3.814cm" svg:y2="13.205cm">
            <text:p/>
          </draw:line>
          <draw:line draw:style-name="gr41" draw:text-style-name="P12" draw:layer="layout" svg:x1="4.89cm" svg:y1="8cm" svg:x2="4.89cm" svg:y2="13.205cm">
            <text:p/>
          </draw:line>
          <draw:line draw:style-name="gr42" draw:text-style-name="P12" draw:layer="layout" svg:x1="4.173cm" svg:y1="8cm" svg:x2="4.173cm" svg:y2="13.205cm">
            <text:p/>
          </draw:line>
          <draw:line draw:style-name="gr43" draw:text-style-name="P12" draw:layer="layout" svg:x1="4.532cm" svg:y1="8cm" svg:x2="4.532cm" svg:y2="13.205cm">
            <text:p/>
          </draw:line>
          <draw:line draw:style-name="gr44" draw:text-style-name="P12" draw:layer="layout" svg:x1="3.635cm" svg:y1="8cm" svg:x2="3.635cm" svg:y2="13.205cm">
            <text:p/>
          </draw:line>
          <draw:line draw:style-name="gr45" draw:text-style-name="P12" draw:layer="layout" svg:x1="3.994cm" svg:y1="8cm" svg:x2="3.994cm" svg:y2="13.205cm">
            <text:p/>
          </draw:line>
          <draw:line draw:style-name="gr46" draw:text-style-name="P12" draw:layer="layout" svg:x1="4.352cm" svg:y1="8cm" svg:x2="4.352cm" svg:y2="13.205cm">
            <text:p/>
          </draw:line>
          <draw:line draw:style-name="gr47" draw:text-style-name="P12" draw:layer="layout" svg:x1="4.711cm" svg:y1="8cm" svg:x2="4.711cm" svg:y2="13.205cm">
            <text:p/>
          </draw:line>
          <draw:line draw:style-name="gr40" draw:text-style-name="P12" draw:layer="layout" svg:x1="5.249cm" svg:y1="8cm" svg:x2="5.249cm" svg:y2="13.205cm">
            <text:p/>
          </draw:line>
          <draw:line draw:style-name="gr41" draw:text-style-name="P12" draw:layer="layout" svg:x1="6.325cm" svg:y1="8cm" svg:x2="6.325cm" svg:y2="13.205cm">
            <text:p/>
          </draw:line>
          <draw:line draw:style-name="gr42" draw:text-style-name="P12" draw:layer="layout" svg:x1="5.608cm" svg:y1="8cm" svg:x2="5.608cm" svg:y2="13.205cm">
            <text:p/>
          </draw:line>
          <draw:line draw:style-name="gr43" draw:text-style-name="P12" draw:layer="layout" svg:x1="5.967cm" svg:y1="8cm" svg:x2="5.967cm" svg:y2="13.205cm">
            <text:p/>
          </draw:line>
          <draw:line draw:style-name="gr44" draw:text-style-name="P12" draw:layer="layout" svg:x1="5.07cm" svg:y1="8cm" svg:x2="5.07cm" svg:y2="13.205cm">
            <text:p/>
          </draw:line>
          <draw:line draw:style-name="gr45" draw:text-style-name="P12" draw:layer="layout" svg:x1="5.429cm" svg:y1="8cm" svg:x2="5.429cm" svg:y2="13.205cm">
            <text:p/>
          </draw:line>
          <draw:line draw:style-name="gr46" draw:text-style-name="P12" draw:layer="layout" svg:x1="5.787cm" svg:y1="8cm" svg:x2="5.787cm" svg:y2="13.205cm">
            <text:p/>
          </draw:line>
          <draw:line draw:style-name="gr47" draw:text-style-name="P12" draw:layer="layout" svg:x1="6.146cm" svg:y1="8cm" svg:x2="6.146cm" svg:y2="13.205cm">
            <text:p/>
          </draw:line>
          <draw:line draw:style-name="gr40" draw:text-style-name="P12" draw:layer="layout" svg:x1="6.684cm" svg:y1="8cm" svg:x2="6.684cm" svg:y2="13.205cm">
            <text:p/>
          </draw:line>
          <draw:line draw:style-name="gr41" draw:text-style-name="P12" draw:layer="layout" svg:x1="7.76cm" svg:y1="8cm" svg:x2="7.76cm" svg:y2="13.205cm">
            <text:p/>
          </draw:line>
          <draw:line draw:style-name="gr42" draw:text-style-name="P12" draw:layer="layout" svg:x1="7.043cm" svg:y1="8cm" svg:x2="7.043cm" svg:y2="13.205cm">
            <text:p/>
          </draw:line>
          <draw:line draw:style-name="gr43" draw:text-style-name="P12" draw:layer="layout" svg:x1="7.402cm" svg:y1="8cm" svg:x2="7.402cm" svg:y2="13.205cm">
            <text:p/>
          </draw:line>
          <draw:line draw:style-name="gr44" draw:text-style-name="P12" draw:layer="layout" svg:x1="6.505cm" svg:y1="8cm" svg:x2="6.505cm" svg:y2="13.205cm">
            <text:p/>
          </draw:line>
          <draw:line draw:style-name="gr45" draw:text-style-name="P12" draw:layer="layout" svg:x1="6.863cm" svg:y1="8cm" svg:x2="6.863cm" svg:y2="13.205cm">
            <text:p/>
          </draw:line>
          <draw:line draw:style-name="gr46" draw:text-style-name="P12" draw:layer="layout" svg:x1="7.222cm" svg:y1="8cm" svg:x2="7.222cm" svg:y2="13.205cm">
            <text:p/>
          </draw:line>
          <draw:line draw:style-name="gr47" draw:text-style-name="P12" draw:layer="layout" svg:x1="7.581cm" svg:y1="8cm" svg:x2="7.581cm" svg:y2="13.205cm">
            <text:p/>
          </draw:line>
          <draw:line draw:style-name="gr48" draw:text-style-name="P12" draw:layer="layout" svg:x1="2cm" svg:y1="8cm" svg:x2="7.953cm" svg:y2="8cm">
            <text:p/>
          </draw:line>
          <draw:line draw:style-name="gr40" draw:text-style-name="P12" draw:layer="layout" svg:x1="2cm" svg:y1="8.221cm" svg:x2="7.953cm" svg:y2="8.221cm">
            <text:p/>
          </draw:line>
          <draw:line draw:style-name="gr45" draw:text-style-name="P12" draw:layer="layout" svg:x1="2cm" svg:y1="8.443cm" svg:x2="7.953cm" svg:y2="8.443cm">
            <text:p/>
          </draw:line>
          <draw:line draw:style-name="gr42" draw:text-style-name="P12" draw:layer="layout" svg:x1="2cm" svg:y1="8.664cm" svg:x2="7.953cm" svg:y2="8.664cm">
            <text:p/>
          </draw:line>
          <draw:line draw:style-name="gr49" draw:text-style-name="P12" draw:layer="layout" svg:x1="2cm" svg:y1="8.885cm" svg:x2="7.953cm" svg:y2="8.885cm">
            <text:p/>
          </draw:line>
          <draw:line draw:style-name="gr43" draw:text-style-name="P12" draw:layer="layout" svg:x1="2cm" svg:y1="9.107cm" svg:x2="7.953cm" svg:y2="9.107cm">
            <text:p/>
          </draw:line>
          <draw:line draw:style-name="gr47" draw:text-style-name="P12" draw:layer="layout" svg:x1="2cm" svg:y1="9.328cm" svg:x2="7.953cm" svg:y2="9.328cm">
            <text:p/>
          </draw:line>
          <draw:line draw:style-name="gr50" draw:text-style-name="P12" draw:layer="layout" svg:x1="2cm" svg:y1="9.549cm" svg:x2="7.953cm" svg:y2="9.549cm">
            <text:p/>
          </draw:line>
          <draw:line draw:style-name="gr48" draw:text-style-name="P12" draw:layer="layout" svg:x1="2cm" svg:y1="9.77cm" svg:x2="7.953cm" svg:y2="9.77cm">
            <text:p/>
          </draw:line>
          <draw:line draw:style-name="gr40" draw:text-style-name="P12" draw:layer="layout" svg:x1="2cm" svg:y1="9.992cm" svg:x2="7.953cm" svg:y2="9.992cm">
            <text:p/>
          </draw:line>
          <draw:line draw:style-name="gr45" draw:text-style-name="P12" draw:layer="layout" svg:x1="2cm" svg:y1="10.213cm" svg:x2="7.953cm" svg:y2="10.213cm">
            <text:p/>
          </draw:line>
          <draw:line draw:style-name="gr42" draw:text-style-name="P12" draw:layer="layout" svg:x1="2cm" svg:y1="10.434cm" svg:x2="7.953cm" svg:y2="10.434cm">
            <text:p/>
          </draw:line>
          <draw:line draw:style-name="gr49" draw:text-style-name="P12" draw:layer="layout" svg:x1="2cm" svg:y1="10.656cm" svg:x2="7.953cm" svg:y2="10.656cm">
            <text:p/>
          </draw:line>
          <draw:line draw:style-name="gr43" draw:text-style-name="P12" draw:layer="layout" svg:x1="2cm" svg:y1="10.877cm" svg:x2="7.953cm" svg:y2="10.877cm">
            <text:p/>
          </draw:line>
          <draw:line draw:style-name="gr47" draw:text-style-name="P12" draw:layer="layout" svg:x1="2cm" svg:y1="11.098cm" svg:x2="7.953cm" svg:y2="11.098cm">
            <text:p/>
          </draw:line>
          <draw:line draw:style-name="gr50" draw:text-style-name="P12" draw:layer="layout" svg:x1="2cm" svg:y1="11.32cm" svg:x2="7.953cm" svg:y2="11.32cm">
            <text:p/>
          </draw:line>
          <draw:line draw:style-name="gr48" draw:text-style-name="P12" draw:layer="layout" svg:x1="2cm" svg:y1="11.541cm" svg:x2="7.953cm" svg:y2="11.541cm">
            <text:p/>
          </draw:line>
          <draw:line draw:style-name="gr40" draw:text-style-name="P12" draw:layer="layout" svg:x1="2cm" svg:y1="11.762cm" svg:x2="7.953cm" svg:y2="11.762cm">
            <text:p/>
          </draw:line>
          <draw:line draw:style-name="gr45" draw:text-style-name="P12" draw:layer="layout" svg:x1="2cm" svg:y1="11.984cm" svg:x2="7.953cm" svg:y2="11.984cm">
            <text:p/>
          </draw:line>
          <draw:line draw:style-name="gr42" draw:text-style-name="P12" draw:layer="layout" svg:x1="2cm" svg:y1="12.205cm" svg:x2="7.953cm" svg:y2="12.205cm">
            <text:p/>
          </draw:line>
          <draw:line draw:style-name="gr49" draw:text-style-name="P12" draw:layer="layout" svg:x1="2cm" svg:y1="12.426cm" svg:x2="7.953cm" svg:y2="12.426cm">
            <text:p/>
          </draw:line>
          <draw:line draw:style-name="gr43" draw:text-style-name="P12" draw:layer="layout" svg:x1="2cm" svg:y1="12.648cm" svg:x2="7.953cm" svg:y2="12.648cm">
            <text:p/>
          </draw:line>
          <draw:line draw:style-name="gr47" draw:text-style-name="P12" draw:layer="layout" svg:x1="2cm" svg:y1="12.869cm" svg:x2="7.953cm" svg:y2="12.869cm">
            <text:p/>
          </draw:line>
          <draw:line draw:style-name="gr50" draw:text-style-name="P12" draw:layer="layout" svg:x1="2cm" svg:y1="13.09cm" svg:x2="7.953cm" svg:y2="13.09cm">
            <text:p/>
          </draw:line>
          <draw:line draw:style-name="gr48" draw:text-style-name="P12" draw:layer="layout" svg:x1="2cm" svg:y1="13.09cm" svg:x2="7.953cm" svg:y2="13.09cm">
            <text:p/>
          </draw:line>
        </draw:g>
        <draw:g>
          <draw:custom-shape draw:style-name="gr16" draw:text-style-name="P6" draw:layer="layout" svg:width="5.76cm" svg:height="5.09cm" svg:x="9cm" svg:y="8cm">
            <text:p/>
            <draw:enhanced-geometry svg:viewBox="0 0 21600 21600" draw:mirror-horizontal="false" draw:mirror-vertical="false" draw:type="rectangle" draw:enhanced-path="M 0 0 L 21600 0 21600 21600 0 21600 0 0 Z N"/>
          </draw:custom-shape>
          <draw:line draw:style-name="gr3" draw:text-style-name="P3" draw:layer="layout" svg:x1="9.379cm" svg:y1="8cm" svg:x2="9.379cm" svg:y2="13.205cm">
            <text:p/>
          </draw:line>
          <draw:line draw:style-name="gr2" draw:text-style-name="P2" draw:layer="layout" svg:x1="10.456cm" svg:y1="8cm" svg:x2="10.456cm" svg:y2="13.205cm">
            <text:p/>
          </draw:line>
          <draw:line draw:style-name="gr4" draw:text-style-name="P2" draw:layer="layout" svg:x1="9.738cm" svg:y1="8cm" svg:x2="9.738cm" svg:y2="13.205cm">
            <text:p/>
          </draw:line>
          <draw:line draw:style-name="gr5" draw:text-style-name="P2" draw:layer="layout" svg:x1="10.097cm" svg:y1="8cm" svg:x2="10.097cm" svg:y2="13.205cm">
            <text:p/>
          </draw:line>
          <draw:line draw:style-name="gr6" draw:text-style-name="P4" draw:layer="layout" svg:x1="9.2cm" svg:y1="8cm" svg:x2="9.2cm" svg:y2="13.205cm">
            <text:p/>
          </draw:line>
          <draw:line draw:style-name="gr7" draw:text-style-name="P2" draw:layer="layout" svg:x1="9.559cm" svg:y1="8cm" svg:x2="9.559cm" svg:y2="13.205cm">
            <text:p/>
          </draw:line>
          <draw:line draw:style-name="gr8" draw:text-style-name="P2" draw:layer="layout" svg:x1="9.917cm" svg:y1="8cm" svg:x2="9.917cm" svg:y2="13.205cm">
            <text:p/>
          </draw:line>
          <draw:line draw:style-name="gr9" draw:text-style-name="P2" draw:layer="layout" svg:x1="10.276cm" svg:y1="8cm" svg:x2="10.276cm" svg:y2="13.205cm">
            <text:p/>
          </draw:line>
          <draw:line draw:style-name="gr3" draw:text-style-name="P3" draw:layer="layout" svg:x1="10.814cm" svg:y1="8cm" svg:x2="10.814cm" svg:y2="13.205cm">
            <text:p/>
          </draw:line>
          <draw:line draw:style-name="gr2" draw:text-style-name="P2" draw:layer="layout" svg:x1="11.89cm" svg:y1="8cm" svg:x2="11.89cm" svg:y2="13.205cm">
            <text:p/>
          </draw:line>
          <draw:line draw:style-name="gr4" draw:text-style-name="P2" draw:layer="layout" svg:x1="11.173cm" svg:y1="8cm" svg:x2="11.173cm" svg:y2="13.205cm">
            <text:p/>
          </draw:line>
          <draw:line draw:style-name="gr5" draw:text-style-name="P2" draw:layer="layout" svg:x1="11.532cm" svg:y1="8cm" svg:x2="11.532cm" svg:y2="13.205cm">
            <text:p/>
          </draw:line>
          <draw:line draw:style-name="gr6" draw:text-style-name="P4" draw:layer="layout" svg:x1="10.635cm" svg:y1="8cm" svg:x2="10.635cm" svg:y2="13.205cm">
            <text:p/>
          </draw:line>
          <draw:line draw:style-name="gr7" draw:text-style-name="P2" draw:layer="layout" svg:x1="10.994cm" svg:y1="8cm" svg:x2="10.994cm" svg:y2="13.205cm">
            <text:p/>
          </draw:line>
          <draw:line draw:style-name="gr8" draw:text-style-name="P2" draw:layer="layout" svg:x1="11.352cm" svg:y1="8cm" svg:x2="11.352cm" svg:y2="13.205cm">
            <text:p/>
          </draw:line>
          <draw:line draw:style-name="gr9" draw:text-style-name="P2" draw:layer="layout" svg:x1="11.711cm" svg:y1="8cm" svg:x2="11.711cm" svg:y2="13.205cm">
            <text:p/>
          </draw:line>
          <draw:line draw:style-name="gr3" draw:text-style-name="P3" draw:layer="layout" svg:x1="12.249cm" svg:y1="8cm" svg:x2="12.249cm" svg:y2="13.205cm">
            <text:p/>
          </draw:line>
          <draw:line draw:style-name="gr2" draw:text-style-name="P2" draw:layer="layout" svg:x1="13.325cm" svg:y1="8cm" svg:x2="13.325cm" svg:y2="13.205cm">
            <text:p/>
          </draw:line>
          <draw:line draw:style-name="gr4" draw:text-style-name="P2" draw:layer="layout" svg:x1="12.608cm" svg:y1="8cm" svg:x2="12.608cm" svg:y2="13.205cm">
            <text:p/>
          </draw:line>
          <draw:line draw:style-name="gr5" draw:text-style-name="P2" draw:layer="layout" svg:x1="12.967cm" svg:y1="8cm" svg:x2="12.967cm" svg:y2="13.205cm">
            <text:p/>
          </draw:line>
          <draw:line draw:style-name="gr6" draw:text-style-name="P4" draw:layer="layout" svg:x1="12.07cm" svg:y1="8cm" svg:x2="12.07cm" svg:y2="13.205cm">
            <text:p/>
          </draw:line>
          <draw:line draw:style-name="gr7" draw:text-style-name="P2" draw:layer="layout" svg:x1="12.429cm" svg:y1="8cm" svg:x2="12.429cm" svg:y2="13.205cm">
            <text:p/>
          </draw:line>
          <draw:line draw:style-name="gr8" draw:text-style-name="P2" draw:layer="layout" svg:x1="12.787cm" svg:y1="8cm" svg:x2="12.787cm" svg:y2="13.205cm">
            <text:p/>
          </draw:line>
          <draw:line draw:style-name="gr9" draw:text-style-name="P2" draw:layer="layout" svg:x1="13.146cm" svg:y1="8cm" svg:x2="13.146cm" svg:y2="13.205cm">
            <text:p/>
          </draw:line>
          <draw:line draw:style-name="gr3" draw:text-style-name="P3" draw:layer="layout" svg:x1="13.684cm" svg:y1="8cm" svg:x2="13.684cm" svg:y2="13.205cm">
            <text:p/>
          </draw:line>
          <draw:line draw:style-name="gr2" draw:text-style-name="P2" draw:layer="layout" svg:x1="14.76cm" svg:y1="8cm" svg:x2="14.76cm" svg:y2="13.205cm">
            <text:p/>
          </draw:line>
          <draw:line draw:style-name="gr4" draw:text-style-name="P2" draw:layer="layout" svg:x1="14.043cm" svg:y1="8cm" svg:x2="14.043cm" svg:y2="13.205cm">
            <text:p/>
          </draw:line>
          <draw:line draw:style-name="gr5" draw:text-style-name="P2" draw:layer="layout" svg:x1="14.402cm" svg:y1="8cm" svg:x2="14.402cm" svg:y2="13.205cm">
            <text:p/>
          </draw:line>
          <draw:line draw:style-name="gr6" draw:text-style-name="P4" draw:layer="layout" svg:x1="13.505cm" svg:y1="8cm" svg:x2="13.505cm" svg:y2="13.205cm">
            <text:p/>
          </draw:line>
          <draw:line draw:style-name="gr7" draw:text-style-name="P2" draw:layer="layout" svg:x1="13.863cm" svg:y1="8cm" svg:x2="13.863cm" svg:y2="13.205cm">
            <text:p/>
          </draw:line>
          <draw:line draw:style-name="gr8" draw:text-style-name="P2" draw:layer="layout" svg:x1="14.222cm" svg:y1="8cm" svg:x2="14.222cm" svg:y2="13.205cm">
            <text:p/>
          </draw:line>
          <draw:line draw:style-name="gr9" draw:text-style-name="P2" draw:layer="layout" svg:x1="14.581cm" svg:y1="8cm" svg:x2="14.581cm" svg:y2="13.205cm">
            <text:p/>
          </draw:line>
          <draw:line draw:style-name="gr10" draw:text-style-name="P2" draw:layer="layout" svg:x1="9cm" svg:y1="8cm" svg:x2="14.953cm" svg:y2="8cm">
            <text:p/>
          </draw:line>
          <draw:line draw:style-name="gr11" draw:text-style-name="P2" draw:layer="layout" svg:x1="9cm" svg:y1="8.221cm" svg:x2="14.953cm" svg:y2="8.221cm">
            <text:p/>
          </draw:line>
          <draw:line draw:style-name="gr7" draw:text-style-name="P2" draw:layer="layout" svg:x1="9cm" svg:y1="8.443cm" svg:x2="14.953cm" svg:y2="8.443cm">
            <text:p/>
          </draw:line>
          <draw:line draw:style-name="gr4" draw:text-style-name="P2" draw:layer="layout" svg:x1="9cm" svg:y1="8.664cm" svg:x2="14.953cm" svg:y2="8.664cm">
            <text:p/>
          </draw:line>
          <draw:line draw:style-name="gr12" draw:text-style-name="P2" draw:layer="layout" svg:x1="9cm" svg:y1="8.885cm" svg:x2="14.953cm" svg:y2="8.885cm">
            <text:p/>
          </draw:line>
          <draw:line draw:style-name="gr5" draw:text-style-name="P2" draw:layer="layout" svg:x1="9cm" svg:y1="9.107cm" svg:x2="14.953cm" svg:y2="9.107cm">
            <text:p/>
          </draw:line>
          <draw:line draw:style-name="gr9" draw:text-style-name="P2" draw:layer="layout" svg:x1="9cm" svg:y1="9.328cm" svg:x2="14.953cm" svg:y2="9.328cm">
            <text:p/>
          </draw:line>
          <draw:line draw:style-name="gr13" draw:text-style-name="P2" draw:layer="layout" svg:x1="9cm" svg:y1="9.549cm" svg:x2="14.953cm" svg:y2="9.549cm">
            <text:p/>
          </draw:line>
          <draw:line draw:style-name="gr10" draw:text-style-name="P2" draw:layer="layout" svg:x1="9cm" svg:y1="9.77cm" svg:x2="14.953cm" svg:y2="9.77cm">
            <text:p/>
          </draw:line>
          <draw:line draw:style-name="gr11" draw:text-style-name="P2" draw:layer="layout" svg:x1="9cm" svg:y1="9.992cm" svg:x2="14.953cm" svg:y2="9.992cm">
            <text:p/>
          </draw:line>
          <draw:line draw:style-name="gr7" draw:text-style-name="P2" draw:layer="layout" svg:x1="9cm" svg:y1="10.213cm" svg:x2="14.953cm" svg:y2="10.213cm">
            <text:p/>
          </draw:line>
          <draw:line draw:style-name="gr4" draw:text-style-name="P2" draw:layer="layout" svg:x1="9cm" svg:y1="10.434cm" svg:x2="14.953cm" svg:y2="10.434cm">
            <text:p/>
          </draw:line>
          <draw:line draw:style-name="gr12" draw:text-style-name="P2" draw:layer="layout" svg:x1="9cm" svg:y1="10.656cm" svg:x2="14.953cm" svg:y2="10.656cm">
            <text:p/>
          </draw:line>
          <draw:line draw:style-name="gr5" draw:text-style-name="P2" draw:layer="layout" svg:x1="9cm" svg:y1="10.877cm" svg:x2="14.953cm" svg:y2="10.877cm">
            <text:p/>
          </draw:line>
          <draw:line draw:style-name="gr9" draw:text-style-name="P2" draw:layer="layout" svg:x1="9cm" svg:y1="11.098cm" svg:x2="14.953cm" svg:y2="11.098cm">
            <text:p/>
          </draw:line>
          <draw:line draw:style-name="gr13" draw:text-style-name="P2" draw:layer="layout" svg:x1="9cm" svg:y1="11.32cm" svg:x2="14.953cm" svg:y2="11.32cm">
            <text:p/>
          </draw:line>
          <draw:line draw:style-name="gr10" draw:text-style-name="P2" draw:layer="layout" svg:x1="9cm" svg:y1="11.541cm" svg:x2="14.953cm" svg:y2="11.541cm">
            <text:p/>
          </draw:line>
          <draw:line draw:style-name="gr11" draw:text-style-name="P2" draw:layer="layout" svg:x1="9cm" svg:y1="11.762cm" svg:x2="14.953cm" svg:y2="11.762cm">
            <text:p/>
          </draw:line>
          <draw:line draw:style-name="gr7" draw:text-style-name="P2" draw:layer="layout" svg:x1="9cm" svg:y1="11.984cm" svg:x2="14.953cm" svg:y2="11.984cm">
            <text:p/>
          </draw:line>
          <draw:line draw:style-name="gr4" draw:text-style-name="P2" draw:layer="layout" svg:x1="9cm" svg:y1="12.205cm" svg:x2="14.953cm" svg:y2="12.205cm">
            <text:p/>
          </draw:line>
          <draw:line draw:style-name="gr12" draw:text-style-name="P2" draw:layer="layout" svg:x1="9cm" svg:y1="12.426cm" svg:x2="14.953cm" svg:y2="12.426cm">
            <text:p/>
          </draw:line>
          <draw:line draw:style-name="gr5" draw:text-style-name="P2" draw:layer="layout" svg:x1="9cm" svg:y1="12.648cm" svg:x2="14.953cm" svg:y2="12.648cm">
            <text:p/>
          </draw:line>
          <draw:line draw:style-name="gr9" draw:text-style-name="P2" draw:layer="layout" svg:x1="9cm" svg:y1="12.869cm" svg:x2="14.953cm" svg:y2="12.869cm">
            <text:p/>
          </draw:line>
          <draw:line draw:style-name="gr13" draw:text-style-name="P2" draw:layer="layout" svg:x1="9cm" svg:y1="13.09cm" svg:x2="14.953cm" svg:y2="13.09cm">
            <text:p/>
          </draw:line>
          <draw:line draw:style-name="gr10" draw:text-style-name="P2" draw:layer="layout" svg:x1="9cm" svg:y1="13.09cm" svg:x2="14.953cm" svg:y2="13.09cm">
            <text:p/>
          </draw:line>
        </draw:g>
        <draw:g>
          <draw:custom-shape draw:style-name="gr16" draw:text-style-name="P6" draw:layer="layout" svg:width="5.76cm" svg:height="5.09cm" svg:x="16.047cm" svg:y="8cm">
            <text:p/>
            <draw:enhanced-geometry svg:viewBox="0 0 21600 21600" draw:mirror-horizontal="false" draw:mirror-vertical="false" draw:type="rectangle" draw:enhanced-path="M 0 0 L 21600 0 21600 21600 0 21600 0 0 Z N"/>
          </draw:custom-shape>
          <draw:line draw:style-name="gr3" draw:text-style-name="P3" draw:layer="layout" svg:x1="16.426cm" svg:y1="8cm" svg:x2="16.426cm" svg:y2="13.205cm">
            <text:p/>
          </draw:line>
          <draw:line draw:style-name="gr2" draw:text-style-name="P2" draw:layer="layout" svg:x1="17.503cm" svg:y1="8cm" svg:x2="17.503cm" svg:y2="13.205cm">
            <text:p/>
          </draw:line>
          <draw:line draw:style-name="gr4" draw:text-style-name="P2" draw:layer="layout" svg:x1="16.785cm" svg:y1="8cm" svg:x2="16.785cm" svg:y2="13.205cm">
            <text:p/>
          </draw:line>
          <draw:line draw:style-name="gr5" draw:text-style-name="P2" draw:layer="layout" svg:x1="17.144cm" svg:y1="8cm" svg:x2="17.144cm" svg:y2="13.205cm">
            <text:p/>
          </draw:line>
          <draw:line draw:style-name="gr6" draw:text-style-name="P4" draw:layer="layout" svg:x1="16.247cm" svg:y1="8cm" svg:x2="16.247cm" svg:y2="13.205cm">
            <text:p/>
          </draw:line>
          <draw:line draw:style-name="gr7" draw:text-style-name="P2" draw:layer="layout" svg:x1="16.606cm" svg:y1="8cm" svg:x2="16.606cm" svg:y2="13.205cm">
            <text:p/>
          </draw:line>
          <draw:line draw:style-name="gr8" draw:text-style-name="P2" draw:layer="layout" svg:x1="16.964cm" svg:y1="8cm" svg:x2="16.964cm" svg:y2="13.205cm">
            <text:p/>
          </draw:line>
          <draw:line draw:style-name="gr9" draw:text-style-name="P2" draw:layer="layout" svg:x1="17.323cm" svg:y1="8cm" svg:x2="17.323cm" svg:y2="13.205cm">
            <text:p/>
          </draw:line>
          <draw:line draw:style-name="gr3" draw:text-style-name="P3" draw:layer="layout" svg:x1="17.861cm" svg:y1="8cm" svg:x2="17.861cm" svg:y2="13.205cm">
            <text:p/>
          </draw:line>
          <draw:line draw:style-name="gr2" draw:text-style-name="P2" draw:layer="layout" svg:x1="18.937cm" svg:y1="8cm" svg:x2="18.937cm" svg:y2="13.205cm">
            <text:p/>
          </draw:line>
          <draw:line draw:style-name="gr4" draw:text-style-name="P2" draw:layer="layout" svg:x1="18.22cm" svg:y1="8cm" svg:x2="18.22cm" svg:y2="13.205cm">
            <text:p/>
          </draw:line>
          <draw:line draw:style-name="gr5" draw:text-style-name="P2" draw:layer="layout" svg:x1="18.579cm" svg:y1="8cm" svg:x2="18.579cm" svg:y2="13.205cm">
            <text:p/>
          </draw:line>
          <draw:line draw:style-name="gr6" draw:text-style-name="P4" draw:layer="layout" svg:x1="17.682cm" svg:y1="8cm" svg:x2="17.682cm" svg:y2="13.205cm">
            <text:p/>
          </draw:line>
          <draw:line draw:style-name="gr7" draw:text-style-name="P2" draw:layer="layout" svg:x1="18.041cm" svg:y1="8cm" svg:x2="18.041cm" svg:y2="13.205cm">
            <text:p/>
          </draw:line>
          <draw:line draw:style-name="gr8" draw:text-style-name="P2" draw:layer="layout" svg:x1="18.399cm" svg:y1="8cm" svg:x2="18.399cm" svg:y2="13.205cm">
            <text:p/>
          </draw:line>
          <draw:line draw:style-name="gr9" draw:text-style-name="P2" draw:layer="layout" svg:x1="18.758cm" svg:y1="8cm" svg:x2="18.758cm" svg:y2="13.205cm">
            <text:p/>
          </draw:line>
          <draw:line draw:style-name="gr3" draw:text-style-name="P3" draw:layer="layout" svg:x1="19.296cm" svg:y1="8cm" svg:x2="19.296cm" svg:y2="13.205cm">
            <text:p/>
          </draw:line>
          <draw:line draw:style-name="gr2" draw:text-style-name="P2" draw:layer="layout" svg:x1="20.372cm" svg:y1="8cm" svg:x2="20.372cm" svg:y2="13.205cm">
            <text:p/>
          </draw:line>
          <draw:line draw:style-name="gr4" draw:text-style-name="P2" draw:layer="layout" svg:x1="19.655cm" svg:y1="8cm" svg:x2="19.655cm" svg:y2="13.205cm">
            <text:p/>
          </draw:line>
          <draw:line draw:style-name="gr5" draw:text-style-name="P2" draw:layer="layout" svg:x1="20.014cm" svg:y1="8cm" svg:x2="20.014cm" svg:y2="13.205cm">
            <text:p/>
          </draw:line>
          <draw:line draw:style-name="gr6" draw:text-style-name="P4" draw:layer="layout" svg:x1="19.117cm" svg:y1="8cm" svg:x2="19.117cm" svg:y2="13.205cm">
            <text:p/>
          </draw:line>
          <draw:line draw:style-name="gr7" draw:text-style-name="P2" draw:layer="layout" svg:x1="19.476cm" svg:y1="8cm" svg:x2="19.476cm" svg:y2="13.205cm">
            <text:p/>
          </draw:line>
          <draw:line draw:style-name="gr8" draw:text-style-name="P2" draw:layer="layout" svg:x1="19.834cm" svg:y1="8cm" svg:x2="19.834cm" svg:y2="13.205cm">
            <text:p/>
          </draw:line>
          <draw:line draw:style-name="gr9" draw:text-style-name="P2" draw:layer="layout" svg:x1="20.193cm" svg:y1="8cm" svg:x2="20.193cm" svg:y2="13.205cm">
            <text:p/>
          </draw:line>
          <draw:line draw:style-name="gr3" draw:text-style-name="P3" draw:layer="layout" svg:x1="20.731cm" svg:y1="8cm" svg:x2="20.731cm" svg:y2="13.205cm">
            <text:p/>
          </draw:line>
          <draw:line draw:style-name="gr2" draw:text-style-name="P2" draw:layer="layout" svg:x1="21.807cm" svg:y1="8cm" svg:x2="21.807cm" svg:y2="13.205cm">
            <text:p/>
          </draw:line>
          <draw:line draw:style-name="gr4" draw:text-style-name="P2" draw:layer="layout" svg:x1="21.09cm" svg:y1="8cm" svg:x2="21.09cm" svg:y2="13.205cm">
            <text:p/>
          </draw:line>
          <draw:line draw:style-name="gr5" draw:text-style-name="P2" draw:layer="layout" svg:x1="21.449cm" svg:y1="8cm" svg:x2="21.449cm" svg:y2="13.205cm">
            <text:p/>
          </draw:line>
          <draw:line draw:style-name="gr6" draw:text-style-name="P4" draw:layer="layout" svg:x1="20.552cm" svg:y1="8cm" svg:x2="20.552cm" svg:y2="13.205cm">
            <text:p/>
          </draw:line>
          <draw:line draw:style-name="gr7" draw:text-style-name="P2" draw:layer="layout" svg:x1="20.91cm" svg:y1="8cm" svg:x2="20.91cm" svg:y2="13.205cm">
            <text:p/>
          </draw:line>
          <draw:line draw:style-name="gr8" draw:text-style-name="P2" draw:layer="layout" svg:x1="21.269cm" svg:y1="8cm" svg:x2="21.269cm" svg:y2="13.205cm">
            <text:p/>
          </draw:line>
          <draw:line draw:style-name="gr9" draw:text-style-name="P2" draw:layer="layout" svg:x1="21.628cm" svg:y1="8cm" svg:x2="21.628cm" svg:y2="13.205cm">
            <text:p/>
          </draw:line>
          <draw:line draw:style-name="gr10" draw:text-style-name="P2" draw:layer="layout" svg:x1="16.047cm" svg:y1="8cm" svg:x2="22cm" svg:y2="8cm">
            <text:p/>
          </draw:line>
          <draw:line draw:style-name="gr11" draw:text-style-name="P2" draw:layer="layout" svg:x1="16.047cm" svg:y1="8.221cm" svg:x2="22cm" svg:y2="8.221cm">
            <text:p/>
          </draw:line>
          <draw:line draw:style-name="gr7" draw:text-style-name="P2" draw:layer="layout" svg:x1="16.047cm" svg:y1="8.443cm" svg:x2="22cm" svg:y2="8.443cm">
            <text:p/>
          </draw:line>
          <draw:line draw:style-name="gr4" draw:text-style-name="P2" draw:layer="layout" svg:x1="16.047cm" svg:y1="8.664cm" svg:x2="22cm" svg:y2="8.664cm">
            <text:p/>
          </draw:line>
          <draw:line draw:style-name="gr12" draw:text-style-name="P2" draw:layer="layout" svg:x1="16.047cm" svg:y1="8.885cm" svg:x2="22cm" svg:y2="8.885cm">
            <text:p/>
          </draw:line>
          <draw:line draw:style-name="gr5" draw:text-style-name="P2" draw:layer="layout" svg:x1="16.047cm" svg:y1="9.107cm" svg:x2="22cm" svg:y2="9.107cm">
            <text:p/>
          </draw:line>
          <draw:line draw:style-name="gr9" draw:text-style-name="P2" draw:layer="layout" svg:x1="16.047cm" svg:y1="9.328cm" svg:x2="22cm" svg:y2="9.328cm">
            <text:p/>
          </draw:line>
          <draw:line draw:style-name="gr13" draw:text-style-name="P2" draw:layer="layout" svg:x1="16.047cm" svg:y1="9.549cm" svg:x2="22cm" svg:y2="9.549cm">
            <text:p/>
          </draw:line>
          <draw:line draw:style-name="gr10" draw:text-style-name="P2" draw:layer="layout" svg:x1="16.047cm" svg:y1="9.77cm" svg:x2="22cm" svg:y2="9.77cm">
            <text:p/>
          </draw:line>
          <draw:line draw:style-name="gr11" draw:text-style-name="P2" draw:layer="layout" svg:x1="16.047cm" svg:y1="9.992cm" svg:x2="22cm" svg:y2="9.992cm">
            <text:p/>
          </draw:line>
          <draw:line draw:style-name="gr7" draw:text-style-name="P2" draw:layer="layout" svg:x1="16.047cm" svg:y1="10.213cm" svg:x2="22cm" svg:y2="10.213cm">
            <text:p/>
          </draw:line>
          <draw:line draw:style-name="gr4" draw:text-style-name="P2" draw:layer="layout" svg:x1="16.047cm" svg:y1="10.434cm" svg:x2="22cm" svg:y2="10.434cm">
            <text:p/>
          </draw:line>
          <draw:line draw:style-name="gr12" draw:text-style-name="P2" draw:layer="layout" svg:x1="16.047cm" svg:y1="10.656cm" svg:x2="22cm" svg:y2="10.656cm">
            <text:p/>
          </draw:line>
          <draw:line draw:style-name="gr5" draw:text-style-name="P2" draw:layer="layout" svg:x1="16.047cm" svg:y1="10.877cm" svg:x2="22cm" svg:y2="10.877cm">
            <text:p/>
          </draw:line>
          <draw:line draw:style-name="gr9" draw:text-style-name="P2" draw:layer="layout" svg:x1="16.047cm" svg:y1="11.098cm" svg:x2="22cm" svg:y2="11.098cm">
            <text:p/>
          </draw:line>
          <draw:line draw:style-name="gr13" draw:text-style-name="P2" draw:layer="layout" svg:x1="16.047cm" svg:y1="11.32cm" svg:x2="22cm" svg:y2="11.32cm">
            <text:p/>
          </draw:line>
          <draw:line draw:style-name="gr10" draw:text-style-name="P2" draw:layer="layout" svg:x1="16.047cm" svg:y1="11.541cm" svg:x2="22cm" svg:y2="11.541cm">
            <text:p/>
          </draw:line>
          <draw:line draw:style-name="gr11" draw:text-style-name="P2" draw:layer="layout" svg:x1="16.047cm" svg:y1="11.762cm" svg:x2="22cm" svg:y2="11.762cm">
            <text:p/>
          </draw:line>
          <draw:line draw:style-name="gr7" draw:text-style-name="P2" draw:layer="layout" svg:x1="16.047cm" svg:y1="11.984cm" svg:x2="22cm" svg:y2="11.984cm">
            <text:p/>
          </draw:line>
          <draw:line draw:style-name="gr4" draw:text-style-name="P2" draw:layer="layout" svg:x1="16.047cm" svg:y1="12.205cm" svg:x2="22cm" svg:y2="12.205cm">
            <text:p/>
          </draw:line>
          <draw:line draw:style-name="gr12" draw:text-style-name="P2" draw:layer="layout" svg:x1="16.047cm" svg:y1="12.426cm" svg:x2="22cm" svg:y2="12.426cm">
            <text:p/>
          </draw:line>
          <draw:line draw:style-name="gr5" draw:text-style-name="P2" draw:layer="layout" svg:x1="16.047cm" svg:y1="12.648cm" svg:x2="22cm" svg:y2="12.648cm">
            <text:p/>
          </draw:line>
          <draw:line draw:style-name="gr9" draw:text-style-name="P2" draw:layer="layout" svg:x1="16.047cm" svg:y1="12.869cm" svg:x2="22cm" svg:y2="12.869cm">
            <text:p/>
          </draw:line>
          <draw:line draw:style-name="gr13" draw:text-style-name="P2" draw:layer="layout" svg:x1="16.047cm" svg:y1="13.09cm" svg:x2="22cm" svg:y2="13.09cm">
            <text:p/>
          </draw:line>
          <draw:line draw:style-name="gr10" draw:text-style-name="P2" draw:layer="layout" svg:x1="16.047cm" svg:y1="13.09cm" svg:x2="22cm" svg:y2="13.09cm">
            <text:p/>
          </draw:line>
        </draw:g>
        <draw:g>
          <draw:custom-shape draw:style-name="gr16" draw:text-style-name="P6" draw:layer="layout" svg:width="5.76cm" svg:height="5.09cm" svg:x="16cm" svg:y="2cm">
            <text:p/>
            <draw:enhanced-geometry svg:viewBox="0 0 21600 21600" draw:mirror-horizontal="false" draw:mirror-vertical="false" draw:type="rectangle" draw:enhanced-path="M 0 0 L 21600 0 21600 21600 0 21600 0 0 Z N"/>
          </draw:custom-shape>
          <draw:line draw:style-name="gr3" draw:text-style-name="P3" draw:layer="layout" svg:x1="16.379cm" svg:y1="2cm" svg:x2="16.379cm" svg:y2="7.205cm">
            <text:p/>
          </draw:line>
          <draw:line draw:style-name="gr2" draw:text-style-name="P2" draw:layer="layout" svg:x1="17.456cm" svg:y1="2cm" svg:x2="17.456cm" svg:y2="7.205cm">
            <text:p/>
          </draw:line>
          <draw:line draw:style-name="gr4" draw:text-style-name="P2" draw:layer="layout" svg:x1="16.738cm" svg:y1="2cm" svg:x2="16.738cm" svg:y2="7.205cm">
            <text:p/>
          </draw:line>
          <draw:line draw:style-name="gr5" draw:text-style-name="P2" draw:layer="layout" svg:x1="17.097cm" svg:y1="2cm" svg:x2="17.097cm" svg:y2="7.205cm">
            <text:p/>
          </draw:line>
          <draw:line draw:style-name="gr6" draw:text-style-name="P4" draw:layer="layout" svg:x1="16.2cm" svg:y1="2cm" svg:x2="16.2cm" svg:y2="7.205cm">
            <text:p/>
          </draw:line>
          <draw:line draw:style-name="gr7" draw:text-style-name="P2" draw:layer="layout" svg:x1="16.559cm" svg:y1="2cm" svg:x2="16.559cm" svg:y2="7.205cm">
            <text:p/>
          </draw:line>
          <draw:line draw:style-name="gr8" draw:text-style-name="P2" draw:layer="layout" svg:x1="16.917cm" svg:y1="2cm" svg:x2="16.917cm" svg:y2="7.205cm">
            <text:p/>
          </draw:line>
          <draw:line draw:style-name="gr9" draw:text-style-name="P2" draw:layer="layout" svg:x1="17.276cm" svg:y1="2cm" svg:x2="17.276cm" svg:y2="7.205cm">
            <text:p/>
          </draw:line>
          <draw:line draw:style-name="gr3" draw:text-style-name="P3" draw:layer="layout" svg:x1="17.814cm" svg:y1="2cm" svg:x2="17.814cm" svg:y2="7.205cm">
            <text:p/>
          </draw:line>
          <draw:line draw:style-name="gr2" draw:text-style-name="P2" draw:layer="layout" svg:x1="18.89cm" svg:y1="2cm" svg:x2="18.89cm" svg:y2="7.205cm">
            <text:p/>
          </draw:line>
          <draw:line draw:style-name="gr4" draw:text-style-name="P2" draw:layer="layout" svg:x1="18.173cm" svg:y1="2cm" svg:x2="18.173cm" svg:y2="7.205cm">
            <text:p/>
          </draw:line>
          <draw:line draw:style-name="gr5" draw:text-style-name="P2" draw:layer="layout" svg:x1="18.532cm" svg:y1="2cm" svg:x2="18.532cm" svg:y2="7.205cm">
            <text:p/>
          </draw:line>
          <draw:line draw:style-name="gr6" draw:text-style-name="P4" draw:layer="layout" svg:x1="17.635cm" svg:y1="2cm" svg:x2="17.635cm" svg:y2="7.205cm">
            <text:p/>
          </draw:line>
          <draw:line draw:style-name="gr7" draw:text-style-name="P2" draw:layer="layout" svg:x1="17.994cm" svg:y1="2cm" svg:x2="17.994cm" svg:y2="7.205cm">
            <text:p/>
          </draw:line>
          <draw:line draw:style-name="gr8" draw:text-style-name="P2" draw:layer="layout" svg:x1="18.352cm" svg:y1="2cm" svg:x2="18.352cm" svg:y2="7.205cm">
            <text:p/>
          </draw:line>
          <draw:line draw:style-name="gr9" draw:text-style-name="P2" draw:layer="layout" svg:x1="18.711cm" svg:y1="2cm" svg:x2="18.711cm" svg:y2="7.205cm">
            <text:p/>
          </draw:line>
          <draw:line draw:style-name="gr3" draw:text-style-name="P3" draw:layer="layout" svg:x1="19.249cm" svg:y1="2cm" svg:x2="19.249cm" svg:y2="7.205cm">
            <text:p/>
          </draw:line>
          <draw:line draw:style-name="gr2" draw:text-style-name="P2" draw:layer="layout" svg:x1="20.325cm" svg:y1="2cm" svg:x2="20.325cm" svg:y2="7.205cm">
            <text:p/>
          </draw:line>
          <draw:line draw:style-name="gr4" draw:text-style-name="P2" draw:layer="layout" svg:x1="19.608cm" svg:y1="2cm" svg:x2="19.608cm" svg:y2="7.205cm">
            <text:p/>
          </draw:line>
          <draw:line draw:style-name="gr5" draw:text-style-name="P2" draw:layer="layout" svg:x1="19.967cm" svg:y1="2cm" svg:x2="19.967cm" svg:y2="7.205cm">
            <text:p/>
          </draw:line>
          <draw:line draw:style-name="gr6" draw:text-style-name="P4" draw:layer="layout" svg:x1="19.07cm" svg:y1="2cm" svg:x2="19.07cm" svg:y2="7.205cm">
            <text:p/>
          </draw:line>
          <draw:line draw:style-name="gr7" draw:text-style-name="P2" draw:layer="layout" svg:x1="19.429cm" svg:y1="2cm" svg:x2="19.429cm" svg:y2="7.205cm">
            <text:p/>
          </draw:line>
          <draw:line draw:style-name="gr8" draw:text-style-name="P2" draw:layer="layout" svg:x1="19.787cm" svg:y1="2cm" svg:x2="19.787cm" svg:y2="7.205cm">
            <text:p/>
          </draw:line>
          <draw:line draw:style-name="gr9" draw:text-style-name="P2" draw:layer="layout" svg:x1="20.146cm" svg:y1="2cm" svg:x2="20.146cm" svg:y2="7.205cm">
            <text:p/>
          </draw:line>
          <draw:line draw:style-name="gr3" draw:text-style-name="P3" draw:layer="layout" svg:x1="20.684cm" svg:y1="2cm" svg:x2="20.684cm" svg:y2="7.205cm">
            <text:p/>
          </draw:line>
          <draw:line draw:style-name="gr2" draw:text-style-name="P2" draw:layer="layout" svg:x1="21.76cm" svg:y1="2cm" svg:x2="21.76cm" svg:y2="7.205cm">
            <text:p/>
          </draw:line>
          <draw:line draw:style-name="gr4" draw:text-style-name="P2" draw:layer="layout" svg:x1="21.043cm" svg:y1="2cm" svg:x2="21.043cm" svg:y2="7.205cm">
            <text:p/>
          </draw:line>
          <draw:line draw:style-name="gr5" draw:text-style-name="P2" draw:layer="layout" svg:x1="21.402cm" svg:y1="2cm" svg:x2="21.402cm" svg:y2="7.205cm">
            <text:p/>
          </draw:line>
          <draw:line draw:style-name="gr6" draw:text-style-name="P4" draw:layer="layout" svg:x1="20.505cm" svg:y1="2cm" svg:x2="20.505cm" svg:y2="7.205cm">
            <text:p/>
          </draw:line>
          <draw:line draw:style-name="gr7" draw:text-style-name="P2" draw:layer="layout" svg:x1="20.863cm" svg:y1="2cm" svg:x2="20.863cm" svg:y2="7.205cm">
            <text:p/>
          </draw:line>
          <draw:line draw:style-name="gr8" draw:text-style-name="P2" draw:layer="layout" svg:x1="21.222cm" svg:y1="2cm" svg:x2="21.222cm" svg:y2="7.205cm">
            <text:p/>
          </draw:line>
          <draw:line draw:style-name="gr9" draw:text-style-name="P2" draw:layer="layout" svg:x1="21.581cm" svg:y1="2cm" svg:x2="21.581cm" svg:y2="7.205cm">
            <text:p/>
          </draw:line>
          <draw:line draw:style-name="gr10" draw:text-style-name="P2" draw:layer="layout" svg:x1="16cm" svg:y1="2cm" svg:x2="21.953cm" svg:y2="2cm">
            <text:p/>
          </draw:line>
          <draw:line draw:style-name="gr11" draw:text-style-name="P2" draw:layer="layout" svg:x1="16cm" svg:y1="2.221cm" svg:x2="21.953cm" svg:y2="2.221cm">
            <text:p/>
          </draw:line>
          <draw:line draw:style-name="gr7" draw:text-style-name="P2" draw:layer="layout" svg:x1="16cm" svg:y1="2.443cm" svg:x2="21.953cm" svg:y2="2.443cm">
            <text:p/>
          </draw:line>
          <draw:line draw:style-name="gr4" draw:text-style-name="P2" draw:layer="layout" svg:x1="16cm" svg:y1="2.664cm" svg:x2="21.953cm" svg:y2="2.664cm">
            <text:p/>
          </draw:line>
          <draw:line draw:style-name="gr12" draw:text-style-name="P2" draw:layer="layout" svg:x1="16cm" svg:y1="2.885cm" svg:x2="21.953cm" svg:y2="2.885cm">
            <text:p/>
          </draw:line>
          <draw:line draw:style-name="gr5" draw:text-style-name="P2" draw:layer="layout" svg:x1="16cm" svg:y1="3.107cm" svg:x2="21.953cm" svg:y2="3.107cm">
            <text:p/>
          </draw:line>
          <draw:line draw:style-name="gr9" draw:text-style-name="P2" draw:layer="layout" svg:x1="16cm" svg:y1="3.328cm" svg:x2="21.953cm" svg:y2="3.328cm">
            <text:p/>
          </draw:line>
          <draw:line draw:style-name="gr13" draw:text-style-name="P2" draw:layer="layout" svg:x1="16cm" svg:y1="3.549cm" svg:x2="21.953cm" svg:y2="3.549cm">
            <text:p/>
          </draw:line>
          <draw:line draw:style-name="gr10" draw:text-style-name="P2" draw:layer="layout" svg:x1="16cm" svg:y1="3.77cm" svg:x2="21.953cm" svg:y2="3.77cm">
            <text:p/>
          </draw:line>
          <draw:line draw:style-name="gr11" draw:text-style-name="P2" draw:layer="layout" svg:x1="16cm" svg:y1="3.992cm" svg:x2="21.953cm" svg:y2="3.992cm">
            <text:p/>
          </draw:line>
          <draw:line draw:style-name="gr7" draw:text-style-name="P2" draw:layer="layout" svg:x1="16cm" svg:y1="4.213cm" svg:x2="21.953cm" svg:y2="4.213cm">
            <text:p/>
          </draw:line>
          <draw:line draw:style-name="gr4" draw:text-style-name="P2" draw:layer="layout" svg:x1="16cm" svg:y1="4.434cm" svg:x2="21.953cm" svg:y2="4.434cm">
            <text:p/>
          </draw:line>
          <draw:line draw:style-name="gr12" draw:text-style-name="P2" draw:layer="layout" svg:x1="16cm" svg:y1="4.656cm" svg:x2="21.953cm" svg:y2="4.656cm">
            <text:p/>
          </draw:line>
          <draw:line draw:style-name="gr5" draw:text-style-name="P2" draw:layer="layout" svg:x1="16cm" svg:y1="4.877cm" svg:x2="21.953cm" svg:y2="4.877cm">
            <text:p/>
          </draw:line>
          <draw:line draw:style-name="gr9" draw:text-style-name="P2" draw:layer="layout" svg:x1="16cm" svg:y1="5.098cm" svg:x2="21.953cm" svg:y2="5.098cm">
            <text:p/>
          </draw:line>
          <draw:line draw:style-name="gr13" draw:text-style-name="P2" draw:layer="layout" svg:x1="16cm" svg:y1="5.32cm" svg:x2="21.953cm" svg:y2="5.32cm">
            <text:p/>
          </draw:line>
          <draw:line draw:style-name="gr10" draw:text-style-name="P2" draw:layer="layout" svg:x1="16cm" svg:y1="5.541cm" svg:x2="21.953cm" svg:y2="5.541cm">
            <text:p/>
          </draw:line>
          <draw:line draw:style-name="gr11" draw:text-style-name="P2" draw:layer="layout" svg:x1="16cm" svg:y1="5.762cm" svg:x2="21.953cm" svg:y2="5.762cm">
            <text:p/>
          </draw:line>
          <draw:line draw:style-name="gr7" draw:text-style-name="P2" draw:layer="layout" svg:x1="16cm" svg:y1="5.984cm" svg:x2="21.953cm" svg:y2="5.984cm">
            <text:p/>
          </draw:line>
          <draw:line draw:style-name="gr4" draw:text-style-name="P2" draw:layer="layout" svg:x1="16cm" svg:y1="6.205cm" svg:x2="21.953cm" svg:y2="6.205cm">
            <text:p/>
          </draw:line>
          <draw:line draw:style-name="gr12" draw:text-style-name="P2" draw:layer="layout" svg:x1="16cm" svg:y1="6.426cm" svg:x2="21.953cm" svg:y2="6.426cm">
            <text:p/>
          </draw:line>
          <draw:line draw:style-name="gr5" draw:text-style-name="P2" draw:layer="layout" svg:x1="16cm" svg:y1="6.648cm" svg:x2="21.953cm" svg:y2="6.648cm">
            <text:p/>
          </draw:line>
          <draw:line draw:style-name="gr9" draw:text-style-name="P2" draw:layer="layout" svg:x1="16cm" svg:y1="6.869cm" svg:x2="21.953cm" svg:y2="6.869cm">
            <text:p/>
          </draw:line>
          <draw:line draw:style-name="gr13" draw:text-style-name="P2" draw:layer="layout" svg:x1="16cm" svg:y1="7.09cm" svg:x2="21.953cm" svg:y2="7.09cm">
            <text:p/>
          </draw:line>
          <draw:line draw:style-name="gr10" draw:text-style-name="P2" draw:layer="layout" svg:x1="16cm" svg:y1="7.09cm" svg:x2="21.953cm" svg:y2="7.09cm">
            <text:p/>
          </draw:line>
        </draw:g>
        <draw:custom-shape draw:style-name="gr51" draw:text-style-name="P5" draw:layer="layout" svg:width="4.369cm" svg:height="4.369cm" svg:x="16.619cm" svg:y="2.33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52" draw:text-style-name="P5" draw:layer="layout" svg:width="1.923cm" svg:height="1.923cm" svg:x="17.877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3" draw:text-style-name="P13" draw:layer="layout" svg:width="1.256cm" svg:height="1.55cm" svg:x="18.173cm" svg:y="3.77cm">
          <text:p/>
        </draw:rect>
        <draw:rect draw:style-name="gr54" draw:text-style-name="P13" draw:layer="layout" svg:width="0.171cm" svg:height="1.098cm" svg:x="19.429cm" svg:y="4cm">
          <text:p/>
        </draw:rect>
        <draw:rect draw:style-name="gr53" draw:text-style-name="P13" draw:layer="layout" svg:width="0.17cm" svg:height="1.098cm" svg:x="19.43cm" svg:y="4cm">
          <text:p/>
        </draw:rect>
        <draw:rect draw:style-name="gr53" draw:text-style-name="P13" draw:layer="layout" svg:width="0.173cm" svg:height="0.677cm" svg:x="19.614cm" svg:y="4.2cm">
          <text:p/>
        </draw:rect>
        <draw:rect draw:style-name="gr53" draw:text-style-name="P13" draw:layer="layout" svg:width="0.17cm" svg:height="1.098cm" svg:x="18cm" svg:y="4cm">
          <text:p/>
        </draw:rect>
        <draw:rect draw:style-name="gr53" draw:text-style-name="P13" draw:layer="layout" svg:width="0.173cm" svg:height="0.664cm" svg:x="17.814cm" svg:y="4.213cm">
          <text:p/>
        </draw:rect>
        <draw:rect draw:style-name="gr53" draw:text-style-name="P13" draw:layer="layout" svg:width="0.897cm" svg:height="0.222cm" svg:x="16.738cm" svg:y="4.434cm">
          <text:p/>
        </draw:rect>
        <draw:rect draw:style-name="gr53" draw:text-style-name="P13" draw:layer="layout" svg:width="0.896cm" svg:height="0.222cm" svg:x="19.967cm" svg:y="4.434cm">
          <text:p/>
        </draw:rect>
        <draw:rect draw:style-name="gr53" draw:text-style-name="P13" draw:layer="layout" svg:width="0.179cm" svg:height="0.885cm" svg:x="18.711cm" svg:y="2.443cm">
          <text:p/>
        </draw:rect>
        <draw:rect draw:style-name="gr53" draw:text-style-name="P13" draw:layer="layout" svg:width="0.538cm" svg:height="0.222cm" svg:x="18.532cm" svg:y="3.548cm">
          <text:p/>
        </draw:rect>
        <draw:rect draw:style-name="gr53" draw:text-style-name="P13" draw:layer="layout" svg:width="0.538cm" svg:height="0.222cm" svg:x="18.532cm" svg:y="5.32cm">
          <text:p/>
        </draw:rect>
        <draw:rect draw:style-name="gr53" draw:text-style-name="P13" draw:layer="layout" svg:width="0.179cm" svg:height="0.886cm" svg:x="18.711cm" svg:y="5.762cm">
          <text:p/>
        </draw:rect>
        <draw:rect draw:style-name="gr53" draw:text-style-name="P13" draw:layer="layout" svg:width="0.179cm" svg:height="0.222cm" svg:x="18.173cm" svg:y="3.326cm">
          <text:p/>
        </draw:rect>
        <draw:rect draw:style-name="gr53" draw:text-style-name="P13" draw:layer="layout" svg:width="0.179cm" svg:height="0.222cm" svg:x="17.995cm" svg:y="3.107cm">
          <text:p/>
        </draw:rect>
        <draw:rect draw:style-name="gr53" draw:text-style-name="P13" draw:layer="layout" svg:width="0.179cm" svg:height="0.222cm" svg:x="17.816cm" svg:y="2.885cm">
          <text:p/>
        </draw:rect>
        <draw:rect draw:style-name="gr53" draw:text-style-name="P13" draw:layer="layout" svg:width="0.179cm" svg:height="0.222cm" svg:x="17.635cm" svg:y="2.663cm">
          <text:p/>
        </draw:rect>
        <draw:rect draw:style-name="gr53" draw:text-style-name="P13" draw:layer="layout" svg:width="0.179cm" svg:height="0.222cm" svg:x="17.635cm" svg:y="3.77cm">
          <text:p/>
        </draw:rect>
        <draw:rect draw:style-name="gr53" draw:text-style-name="P13" draw:layer="layout" svg:width="0.179cm" svg:height="0.222cm" svg:x="17.456cm" svg:y="3.77cm">
          <text:p/>
        </draw:rect>
        <draw:rect draw:style-name="gr53" draw:text-style-name="P13" draw:layer="layout" svg:width="0.179cm" svg:height="0.222cm" svg:x="17.277cm" svg:y="3.548cm">
          <text:p/>
        </draw:rect>
        <draw:rect draw:style-name="gr53" draw:text-style-name="P13" draw:layer="layout" svg:width="0.179cm" svg:height="0.222cm" svg:x="17.098cm" svg:y="3.548cm">
          <text:p/>
        </draw:rect>
        <draw:rect draw:style-name="gr53" draw:text-style-name="P13" draw:layer="layout" svg:width="0.179cm" svg:height="0.222cm" svg:x="16.919cm" svg:y="3.328cm">
          <text:p/>
        </draw:rect>
        <draw:rect draw:style-name="gr53" draw:text-style-name="P13" draw:layer="layout" svg:width="0.179cm" svg:height="0.222cm" svg:x="17.635cm" svg:y="5.098cm">
          <text:p/>
        </draw:rect>
        <draw:rect draw:style-name="gr53" draw:text-style-name="P13" draw:layer="layout" svg:width="0.179cm" svg:height="0.222cm" svg:x="17.456cm" svg:y="5.098cm">
          <text:p/>
        </draw:rect>
        <draw:rect draw:style-name="gr53" draw:text-style-name="P13" draw:layer="layout" svg:width="0.179cm" svg:height="0.222cm" svg:x="17.277cm" svg:y="5.319cm">
          <text:p/>
        </draw:rect>
        <draw:rect draw:style-name="gr53" draw:text-style-name="P13" draw:layer="layout" svg:width="0.179cm" svg:height="0.222cm" svg:x="17.098cm" svg:y="5.319cm">
          <text:p/>
        </draw:rect>
        <draw:rect draw:style-name="gr53" draw:text-style-name="P13" draw:layer="layout" svg:width="0.179cm" svg:height="0.222cm" svg:x="16.917cm" svg:y="5.54cm">
          <text:p/>
        </draw:rect>
        <draw:rect draw:style-name="gr53" draw:text-style-name="P13" draw:layer="layout" svg:width="0.179cm" svg:height="0.222cm" svg:x="18.173cm" svg:y="5.541cm">
          <text:p/>
        </draw:rect>
        <draw:rect draw:style-name="gr53" draw:text-style-name="P13" draw:layer="layout" svg:width="0.179cm" svg:height="0.222cm" svg:x="17.994cm" svg:y="5.763cm">
          <text:p/>
        </draw:rect>
        <draw:rect draw:style-name="gr53" draw:text-style-name="P13" draw:layer="layout" svg:width="0.179cm" svg:height="0.222cm" svg:x="17.814cm" svg:y="5.983cm">
          <text:p/>
        </draw:rect>
        <draw:rect draw:style-name="gr53" draw:text-style-name="P13" draw:layer="layout" svg:width="0.179cm" svg:height="0.222cm" svg:x="17.635cm" svg:y="6.204cm">
          <text:p/>
        </draw:rect>
        <draw:rect draw:style-name="gr53" draw:text-style-name="P13" draw:layer="layout" svg:width="0.179cm" svg:height="0.222cm" svg:x="16.92cm" svg:y="3.328cm">
          <text:p/>
        </draw:rect>
        <draw:rect draw:style-name="gr53" draw:text-style-name="P13" draw:layer="layout" svg:width="0.179cm" svg:height="0.222cm" svg:x="16.92cm" svg:y="3.328cm">
          <text:p/>
        </draw:rect>
        <draw:rect draw:style-name="gr53" draw:text-style-name="P13" draw:layer="layout" svg:width="0.179cm" svg:height="0.222cm" svg:x="16.92cm" svg:y="3.328cm">
          <text:p/>
        </draw:rect>
        <draw:path draw:style-name="gr57" draw:text-style-name="P5" draw:layer="layout" svg:width="4.999cm" svg:height="0.418cm" svg:x="8.8cm" svg:y="13.8cm" svg:viewBox="0 0 5000 419" svg:d="M0 401c400-18 600-400 1000-400s600 400 1000 418c400-18 600-418 1000-418 400 18 600 418 1000 418s600-436 1000-418">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ed_20__28_var_29__20_2" draw:fill="none" draw:fill-gradient-name="Gradient_20_7" draw:fill-hatch-name="Hatch_20_1" draw:fill-image-name="Bitmape_20_1" draw:opacity="0%" draw:shadow-opacity="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2-14T11:08:11</meta:creation-date>
    <dc:date>2018-04-16T15:39:53.962000000</dc:date>
    <meta:editing-duration>PT23H39M14S</meta:editing-duration>
    <meta:editing-cycles>24</meta:editing-cycles>
    <meta:generator>LibreOffice/5.3.7.2$Windows_X86_64 LibreOffice_project/6b8ed514a9f8b44d37a1b96673cbbdd077e24059</meta:generator>
    <meta:print-date>2018-04-16T13:35:27.325000000</meta:print-date>
    <meta:document-statistic meta:object-count="1269"/>
    <meta:user-defined meta:name="Info 1"/>
    <meta:user-defined meta:name="Info 2"/>
    <meta:user-defined meta:name="Info 3"/>
    <meta:user-defined meta:name="Info 4"/>
  </office:meta>
</office:document-meta>
</file>